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9" style:master-page-name="MasterPage2" style:family="paragraph" style:name="P40">
      <style:paragraph-properties fo:text-align="center" fo:break-before="page"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74">
      <style:text-properties fo:font-variant="normal" fo:text-transform="none" fo:color="#000000" style:text-line-through-type="none" fo:font-family="Liberation Serif" style:font-family-complex="Liberation Serif" fo:font-size="16pt" fo:letter-spacing="0pt" fo:language="en" fo:country="AU" fo:font-style="normal" style:text-underline-type="none" style:text-underline-width="auto" fo:font-weight="normal"/>
    </style:style>
    <style:style style:family="text" style:name="T775">
      <style:text-properties fo:font-variant="normal" fo:text-transform="none" fo:color="#000000" style:text-line-through-type="none" fo:font-family="Liberation Serif" style:font-family-complex="Liberation Serif" fo:font-size="16pt" fo:letter-spacing="0pt" fo:language="en" fo:country="AU" fo:font-style="normal" style:text-underline-type="none" style:text-underline-width="auto" fo:font-weight="normal"/>
    </style:style>
    <style:style style:family="text" style:name="T77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41">
      <style:paragraph-properties fo:text-align="center"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77">
      <style:text-properties fo:font-variant="normal" fo:text-transform="none" fo:color="#000000" style:text-line-through-type="none" fo:font-family="Liberation Serif" style:font-family-complex="Liberation Serif" fo:font-size="16pt" fo:letter-spacing="0pt" fo:language="en" fo:country="AU" fo:font-style="normal" style:text-underline-type="none" style:text-underline-width="auto" fo:font-weight="normal"/>
    </style:style>
    <style:style style:family="text" style:name="T778">
      <style:text-properties fo:font-variant="normal" fo:text-transform="none" fo:color="#000000" style:text-line-through-type="none" fo:font-family="Liberation Serif" style:font-family-complex="Liberation Serif" fo:font-size="16pt" fo:letter-spacing="0pt" fo:language="en" fo:country="AU" fo:font-style="normal" style:text-underline-type="none" style:text-underline-width="auto" fo:font-weight="normal"/>
    </style:style>
    <style:style style:family="text" style:name="T77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42">
      <style:paragraph-properties fo:text-align="center"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80">
      <style:text-properties fo:font-variant="normal" fo:text-transform="none" fo:color="#000000" style:text-line-through-type="none" fo:font-family="Liberation Serif" style:font-family-complex="Liberation Serif" fo:font-size="16pt" fo:letter-spacing="0pt" fo:language="en" fo:country="AU" fo:font-style="normal" style:text-underline-type="none" style:text-underline-width="auto" fo:font-weight="normal"/>
    </style:style>
    <style:style style:family="text" style:name="T781">
      <style:text-properties fo:font-variant="normal" fo:text-transform="none" fo:color="#000000" style:text-line-through-type="none" fo:font-family="Liberation Serif" style:font-family-complex="Liberation Serif" fo:font-size="16pt" fo:letter-spacing="0pt" fo:language="en" fo:country="AU" fo:font-style="normal" style:text-underline-type="none" style:text-underline-width="auto" fo:font-weight="normal"/>
    </style:style>
    <style:style style:family="text" style:name="T78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4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8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8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8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4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8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8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8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4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8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9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9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4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9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9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9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4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9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9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9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" style:family="paragraph" style:name="P4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9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79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0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" style:family="paragraph" style:name="P4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0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0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0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" style:family="paragraph" style:name="P5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0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0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0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5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0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0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0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5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1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1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1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5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1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1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1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5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1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1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1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5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1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2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2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5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2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2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2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5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2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2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2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5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2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2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3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5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3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3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3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6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3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3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3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6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3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3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3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6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4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4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4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" style:family="paragraph" style:name="P6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4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4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4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" style:family="paragraph" style:name="P6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4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4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4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" style:family="paragraph" style:name="P6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4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5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5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" style:family="paragraph" style:name="P6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5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5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5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6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5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5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5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6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5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5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6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3" style:family="paragraph" style:name="P6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6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6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6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7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6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6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6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7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6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6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6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7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7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7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7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7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7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7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7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7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7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7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7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7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7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8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8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7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8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8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8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4" style:family="paragraph" style:name="P7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8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8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8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7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8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8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9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7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9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9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9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5" style:family="paragraph" style:name="P8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9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9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9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8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9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9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89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8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0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0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0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8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0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0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0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8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0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0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0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8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0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1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1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8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1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1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1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8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1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1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1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8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1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1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2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6" style:family="paragraph" style:name="P8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2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2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2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6" style:family="paragraph" style:name="P9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2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2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2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6" style:family="paragraph" style:name="P9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2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2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2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6" style:family="paragraph" style:name="P9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3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3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3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6" style:family="paragraph" style:name="P9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3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3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3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6" style:family="paragraph" style:name="P9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3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3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3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6" style:family="paragraph" style:name="P9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3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4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4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6" style:family="paragraph" style:name="P9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4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4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4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6" style:family="paragraph" style:name="P9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4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4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4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9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4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4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5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9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5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5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5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7" style:family="paragraph" style:name="P10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5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5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5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0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5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5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5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0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6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6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6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6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0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6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6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6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0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6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6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6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0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7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7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7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0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7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7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7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0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7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7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7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0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7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8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8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8" style:family="paragraph" style:name="P10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8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8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8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8" style:family="paragraph" style:name="P11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8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8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8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8" style:family="paragraph" style:name="P11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8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8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9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8" style:family="paragraph" style:name="P11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9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9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9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1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9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9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9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1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9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9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99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9" style:family="paragraph" style:name="P11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0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0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0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1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0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0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0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1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0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0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0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1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0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1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1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1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1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1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1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2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1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1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1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2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1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1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2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2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2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2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2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2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2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2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2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0" style:family="paragraph" style:name="P12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2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2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2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0" style:family="paragraph" style:name="P12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3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3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3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0" style:family="paragraph" style:name="P12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3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3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3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0" style:family="paragraph" style:name="P12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3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3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3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0" style:family="paragraph" style:name="P12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3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4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4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0" style:family="paragraph" style:name="P12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4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4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4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0" style:family="paragraph" style:name="P13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4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4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4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0" style:family="paragraph" style:name="P13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4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4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5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0" style:family="paragraph" style:name="P13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5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5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5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0" style:family="paragraph" style:name="P13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5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5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5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0" style:family="paragraph" style:name="P13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5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5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5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0" style:family="paragraph" style:name="P13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6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6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6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3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6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6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6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3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6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6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6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1" style:family="paragraph" style:name="P13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6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7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7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3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7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7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7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40">
      <style:paragraph-properties fo:text-align="right"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7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7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7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7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4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7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8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8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4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8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8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8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4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8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8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8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4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8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8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9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4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9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9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9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4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9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9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9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4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9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9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09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2" style:family="paragraph" style:name="P14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0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0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0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4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0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0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0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5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0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0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0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2" style:family="paragraph" style:name="P15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0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1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1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5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1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1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1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5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1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1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1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5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1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1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2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5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2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2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2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5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2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2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2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5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2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2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2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5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3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3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3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5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3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3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3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2" style:family="paragraph" style:name="P16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3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3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3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2" style:family="paragraph" style:name="P16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3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4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4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2" style:family="paragraph" style:name="P16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4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4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4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6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4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4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4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6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4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4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5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3" style:family="paragraph" style:name="P16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5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5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5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6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5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5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5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6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5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5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5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6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6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6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6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6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6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6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6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6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7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6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6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6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7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7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7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7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7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7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7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7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7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7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7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7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4" style:family="paragraph" style:name="P17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7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8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8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4" style:family="paragraph" style:name="P17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8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8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8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4" style:family="paragraph" style:name="P17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8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8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8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7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8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8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9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7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9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9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9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5" style:family="paragraph" style:name="P17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9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9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9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8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9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9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19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8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0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0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0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8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0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0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0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8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0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0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0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8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0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1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1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8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1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1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1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1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8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1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1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1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8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1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2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2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6" style:family="paragraph" style:name="P18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2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2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2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8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2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2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2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9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2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2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3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7" style:family="paragraph" style:name="P19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3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3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3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7" style:family="paragraph" style:name="P19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3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3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3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7" style:family="paragraph" style:name="P19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3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3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3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9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4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4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4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9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4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4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4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9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4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4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4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9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4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5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5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9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5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5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5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19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5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5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5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0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5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5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6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0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6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6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6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8" style:family="paragraph" style:name="P20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6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6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6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0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6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6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6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19" style:family="paragraph" style:name="P20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7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7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7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0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7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7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7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0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7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7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7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0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7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8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8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0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8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8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8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0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8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8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8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1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8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8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9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1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9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9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9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1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9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9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9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0" style:family="paragraph" style:name="P21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9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9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29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1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0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0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0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1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0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0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0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1" style:family="paragraph" style:name="P21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0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0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0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1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0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1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1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1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1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1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1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1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1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1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1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1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2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1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2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2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2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2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2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2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2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2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2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2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2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2" style:family="paragraph" style:name="P22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2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3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3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2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3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3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3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3" style:family="paragraph" style:name="P22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3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3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3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2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3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3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4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2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4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4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4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2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4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4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4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2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4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4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4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3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5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5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5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5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3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5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5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5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3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5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5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5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4" style:family="paragraph" style:name="P23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6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6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6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3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6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6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6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5" style:family="paragraph" style:name="P23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6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6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6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5" style:family="paragraph" style:name="P23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6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7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7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5" style:family="paragraph" style:name="P23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7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7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7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3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7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7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7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3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7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7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8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4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8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8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8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4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8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8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8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4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8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8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8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4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9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9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9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4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9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9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9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6" style:family="paragraph" style:name="P24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9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9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9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6" style:family="paragraph" style:name="P24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39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0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0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6" style:family="paragraph" style:name="P24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0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0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0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4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0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0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0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7" style:family="paragraph" style:name="P24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0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0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1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5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1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1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1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5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1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1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1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5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1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1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1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5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2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2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2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5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2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2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2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5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2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2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2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5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2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3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3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8" style:family="paragraph" style:name="P25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3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3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3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8" style:family="paragraph" style:name="P25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3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3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3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8" style:family="paragraph" style:name="P25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3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3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4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6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4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4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4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29" style:family="paragraph" style:name="P26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4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4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4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6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4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4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4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6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5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5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5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6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5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5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5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6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5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5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5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6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5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6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6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6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6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6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6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6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6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6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6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33" style:family="paragraph" style:name="P26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6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6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7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7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7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7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7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34" style:family="paragraph" style:name="P27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7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7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7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7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7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7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7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7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8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8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74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8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8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75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8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8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76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8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8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77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8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8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78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9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9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35" style:family="paragraph" style:name="P279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92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93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35" style:family="paragraph" style:name="P280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94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95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family="paragraph" style:name="P281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96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97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36" style:family="paragraph" style:name="P282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98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499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9" style:list-style-name="WWNum36" style:family="paragraph" style:name="P283">
      <style:paragraph-properties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500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family="text" style:name="T1501"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</office:automatic-styles>
  <office:body>
    <office:text text:use-soft-page-breaks="true">
      <text:p text:style-name="P40"><text:span text:style-name="T774">Software year 12 task 1 logbook</text:span><text:span text:style-name="T775"/><text:span text:style-name="T776"/></text:p>
      <text:p text:style-name="P41"><text:span text:style-name="T777">Noah Hallows</text:span><text:span text:style-name="T778"/><text:span text:style-name="T779"/></text:p>
      <text:p text:style-name="P42"><text:span text:style-name="T780"/><text:span text:style-name="T781"/><text:span text:style-name="T782"/></text:p>
      <text:p text:style-name="P43"><text:span text:style-name="T783">Entry 1 29/10/23</text:span><text:span text:style-name="T784"/><text:span text:style-name="T785"/></text:p>
      <text:p text:style-name="P44"><text:span text:style-name="T786"/><text:span text:style-name="T787"/><text:span text:style-name="T788"/></text:p>
      <text:p text:style-name="P45"><text:span text:style-name="T789">Aim: My aim today was to make an official start to my project and setup the libraries I am going to use in the major project.</text:span><text:span text:style-name="T790"/><text:span text:style-name="T791"/></text:p>
      <text:p text:style-name="P46"><text:span text:style-name="T792"/><text:span text:style-name="T793"/><text:span text:style-name="T794"/></text:p>
      <text:p text:style-name="P47"><text:span text:style-name="T795">Work completed:</text:span><text:span text:style-name="T796"/><text:span text:style-name="T797"/></text:p>
      <text:list text:style-name="WWNum1" text:continue-numbering="true">
        <text:list-item>
          <text:p text:style-name="P48"><text:span text:style-name="T798">Started Gannt chart</text:span><text:span text:style-name="T799"/><text:span text:style-name="T800"/></text:p>
        </text:list-item>
        <text:list-item>
          <text:p text:style-name="P49"><text:span text:style-name="T801">Started log book</text:span><text:span text:style-name="T802"/><text:span text:style-name="T803"/></text:p>
        </text:list-item>
        <text:list-item>
          <text:p text:style-name="P50"><text:span text:style-name="T804">setup Opencv, distrobox and “face-recognition”(a python package for face recognition)</text:span><text:span text:style-name="T805"/><text:span text:style-name="T806"/></text:p>
        </text:list-item>
      </text:list>
      <text:p text:style-name="P51"><text:span text:style-name="T807"/><text:span text:style-name="T808"/><text:span text:style-name="T809"/></text:p>
      <text:p text:style-name="P52"><text:span text:style-name="T810">Work to be continued:</text:span><text:span text:style-name="T811"/><text:span text:style-name="T812"/></text:p>
      <text:p text:style-name="P53"><text:span text:style-name="T813">I plan to continue updating the software I have installed and my log book and gannt chart.</text:span><text:span text:style-name="T814"/><text:span text:style-name="T815"/></text:p>
      <text:p text:style-name="P54"><text:span text:style-name="T816"/><text:span text:style-name="T817"/><text:span text:style-name="T818"/></text:p>
      <text:p text:style-name="P55"><text:span text:style-name="T819">Issues:</text:span><text:span text:style-name="T820"/><text:span text:style-name="T821"/></text:p>
      <text:p text:style-name="P56"><text:span text:style-name="T822">Opencv doesn’t provide an install guide for Arch Linux, so instead of working it out my self I have setup a Fedora Linux container.</text:span><text:span text:style-name="T823"/><text:span text:style-name="T824"/></text:p>
      <text:p text:style-name="P57"><text:span text:style-name="T825"/><text:span text:style-name="T826"/><text:span text:style-name="T827"/></text:p>
      <text:p text:style-name="P58"><text:span text:style-name="T828">Entry 2 31/10/23</text:span><text:span text:style-name="T829"/><text:span text:style-name="T830"/></text:p>
      <text:p text:style-name="P59"><text:span text:style-name="T831"/><text:span text:style-name="T832"/><text:span text:style-name="T833"/></text:p>
      <text:p text:style-name="P60"><text:span text:style-name="T834">Aim: My aim today was to get a significant amount of my defining and understanding section done</text:span><text:span text:style-name="T835"/><text:span text:style-name="T836"/></text:p>
      <text:p text:style-name="P61"><text:span text:style-name="T837"/><text:span text:style-name="T838"/><text:span text:style-name="T839"/></text:p>
      <text:p text:style-name="P62"><text:span text:style-name="T840">Work completed:</text:span><text:span text:style-name="T841"/><text:span text:style-name="T842"/></text:p>
      <text:list text:style-name="WWNum2" text:continue-numbering="true">
        <text:list-item>
          <text:p text:style-name="P63"><text:span text:style-name="T843">DFD</text:span><text:span text:style-name="T844"/><text:span text:style-name="T845"/></text:p>
        </text:list-item>
        <text:list-item>
          <text:p text:style-name="P64"><text:span text:style-name="T846">IPO diagram</text:span><text:span text:style-name="T847"/><text:span text:style-name="T848"/></text:p>
        </text:list-item>
        <text:list-item>
          <text:p text:style-name="P65"><text:span text:style-name="T849">Identification of the problem</text:span><text:span text:style-name="T850"/><text:span text:style-name="T851"/></text:p>
        </text:list-item>
        <text:list-item>
          <text:p text:style-name="P66"><text:span text:style-name="T852">Social and ethical issues</text:span><text:span text:style-name="T853"/><text:span text:style-name="T854"/></text:p>
        </text:list-item>
      </text:list>
      <text:p text:style-name="P67"><text:span text:style-name="T855"/><text:span text:style-name="T856"/><text:span text:style-name="T857"/></text:p>
      <text:p text:style-name="P68"><text:span text:style-name="T858">Work to be continued:</text:span><text:span text:style-name="T859"/><text:span text:style-name="T860"/></text:p>
      <text:list text:style-name="WWNum3" text:continue-numbering="true">
        <text:list-item>
          <text:p text:style-name="P69"><text:span text:style-name="T861">Structure chart</text:span><text:span text:style-name="T862"/><text:span text:style-name="T863"/></text:p>
        </text:list-item>
      </text:list>
      <text:p text:style-name="P70"><text:span text:style-name="T864">Issues: I had difficulty finding a program to make my diagrams</text:span><text:span text:style-name="T865"/><text:span text:style-name="T866"/></text:p>
      <text:p text:style-name="P71"><text:span text:style-name="T867"/><text:span text:style-name="T868"/><text:span text:style-name="T869"/></text:p>
      <text:p text:style-name="P72"><text:span text:style-name="T870">Entry 3 1/11/23</text:span><text:span text:style-name="T871"/><text:span text:style-name="T872"/></text:p>
      <text:p text:style-name="P73"><text:span text:style-name="T873"/><text:span text:style-name="T874"/><text:span text:style-name="T875"/></text:p>
      <text:p text:style-name="P74"><text:span text:style-name="T876">Aim: To complete my context diagram</text:span><text:span text:style-name="T877"/><text:span text:style-name="T878"/></text:p>
      <text:p text:style-name="P75"><text:span text:style-name="T879"/><text:span text:style-name="T880"/><text:span text:style-name="T881"/></text:p>
      <text:p text:style-name="P76"><text:span text:style-name="T882">Work complete:</text:span><text:span text:style-name="T883"/><text:span text:style-name="T884"/></text:p>
      <text:list text:style-name="WWNum4" text:continue-numbering="true">
        <text:list-item>
          <text:p text:style-name="P77"><text:span text:style-name="T885">Context diagram</text:span><text:span text:style-name="T886"/><text:span text:style-name="T887"/></text:p>
        </text:list-item>
      </text:list>
      <text:p text:style-name="P78"><text:span text:style-name="T888"/><text:span text:style-name="T889"/><text:span text:style-name="T890"/></text:p>
      <text:p text:style-name="P79"><text:span text:style-name="T891">Work to be continued:</text:span><text:span text:style-name="T892"/><text:span text:style-name="T893"/></text:p>
      <text:list text:style-name="WWNum5" text:continue-numbering="true">
        <text:list-item>
          <text:p text:style-name="P80"><text:span text:style-name="T894">NA</text:span><text:span text:style-name="T895"/><text:span text:style-name="T896"/></text:p>
        </text:list-item>
      </text:list>
      <text:p text:style-name="P81"><text:span text:style-name="T897"/><text:span text:style-name="T898"/><text:span text:style-name="T899"/></text:p>
      <text:p text:style-name="P82"><text:span text:style-name="T900">Issues: NA</text:span><text:span text:style-name="T901"/><text:span text:style-name="T902"/></text:p>
      <text:p text:style-name="P83"><text:span text:style-name="T903"/><text:span text:style-name="T904"/><text:span text:style-name="T905"/></text:p>
      <text:p text:style-name="P84"><text:span text:style-name="T906">Entry 4 2/11/23</text:span><text:span text:style-name="T907"/><text:span text:style-name="T908"/></text:p>
      <text:p text:style-name="P85"><text:span text:style-name="T909"/><text:span text:style-name="T910"/><text:span text:style-name="T911"/></text:p>
      <text:p text:style-name="P86"><text:span text:style-name="T912">Aim: To finish my system modeling tools</text:span><text:span text:style-name="T913"/><text:span text:style-name="T914"/></text:p>
      <text:p text:style-name="P87"><text:span text:style-name="T915"/><text:span text:style-name="T916"/><text:span text:style-name="T917"/></text:p>
      <text:p text:style-name="P88"><text:span text:style-name="T918">Work completed:</text:span><text:span text:style-name="T919"/><text:span text:style-name="T920"/></text:p>
      <text:list text:style-name="WWNum6" text:continue-numbering="true">
        <text:list-item>
          <text:p text:style-name="P89"><text:span text:style-name="T921">Strucute chart</text:span><text:span text:style-name="T922"/><text:span text:style-name="T923"/></text:p>
        </text:list-item>
        <text:list-item>
          <text:p text:style-name="P90"><text:span text:style-name="T924">System flow chart</text:span><text:span text:style-name="T925"/><text:span text:style-name="T926"/></text:p>
        </text:list-item>
        <text:list-item>
          <text:p text:style-name="P91"><text:span text:style-name="T927">Data dictionary</text:span><text:span text:style-name="T928"/><text:span text:style-name="T929"/></text:p>
        </text:list-item>
        <text:list-item>
          <text:p text:style-name="P92"><text:span text:style-name="T930">Generation of ideas section</text:span><text:span text:style-name="T931"/><text:span text:style-name="T932"/></text:p>
        </text:list-item>
        <text:list-item>
          <text:p text:style-name="P93"><text:span text:style-name="T933">Communication with others section</text:span><text:span text:style-name="T934"/><text:span text:style-name="T935"/></text:p>
        </text:list-item>
        <text:list-item>
          <text:p text:style-name="P94"><text:span text:style-name="T936">Updated IPO diagram</text:span><text:span text:style-name="T937"/><text:span text:style-name="T938"/></text:p>
        </text:list-item>
        <text:list-item>
          <text:p text:style-name="P95"><text:span text:style-name="T939">Selected appropriate data types</text:span><text:span text:style-name="T940"/><text:span text:style-name="T941"/></text:p>
        </text:list-item>
        <text:list-item>
          <text:p text:style-name="P96"><text:span text:style-name="T942">Draft interface design</text:span><text:span text:style-name="T943"/><text:span text:style-name="T944"/></text:p>
        </text:list-item>
        <text:list-item>
          <text:p text:style-name="P97"><text:span text:style-name="T945">Setup github repo to store my work</text:span><text:span text:style-name="T946"/><text:span text:style-name="T947"/></text:p>
        </text:list-item>
      </text:list>
      <text:p text:style-name="P98"><text:span text:style-name="T948"/><text:span text:style-name="T949"/><text:span text:style-name="T950"/></text:p>
      <text:p text:style-name="P99"><text:span text:style-name="T951">Work to be continued:</text:span><text:span text:style-name="T952"/><text:span text:style-name="T953"/></text:p>
      <text:list text:style-name="WWNum7" text:continue-numbering="true">
        <text:list-item>
          <text:p text:style-name="P100"><text:span text:style-name="T954">NA</text:span><text:span text:style-name="T955"/><text:span text:style-name="T956"/></text:p>
        </text:list-item>
      </text:list>
      <text:p text:style-name="P101"><text:span text:style-name="T957"/><text:span text:style-name="T958"/><text:span text:style-name="T959"/></text:p>
      <text:p text:style-name="P102"><text:span text:style-name="T960">Issues: Microsoft Visio is bad, I had a bit of difficulty setting up github for the first time and for some reason</text:span><text:span text:style-name="T961"> the github android app doesn’t let my upload files. I tried to use ‘Mockups’ to make my draft UI but I quickly got annoyed with it and make the smart decision to make a static website using Dreamweaver and the Bootstrap framework as the mockup UI instead.</text:span><text:span text:style-name="T962"/><text:span text:style-name="T963"/></text:p>
      <text:p text:style-name="P103"><text:span text:style-name="T964"/><text:span text:style-name="T965"/><text:span text:style-name="T966"/></text:p>
      <text:p text:style-name="P104"><text:span text:style-name="T967">Entry 5 3/11/23</text:span><text:span text:style-name="T968"/><text:span text:style-name="T969"/></text:p>
      <text:p text:style-name="P105"><text:span text:style-name="T970"/><text:span text:style-name="T971"/><text:span text:style-name="T972"/></text:p>
      <text:p text:style-name="P106"><text:span text:style-name="T973">Aim: I planned on making my pseudocode and algorithm flowchart</text:span><text:span text:style-name="T974"/><text:span text:style-name="T975"/></text:p>
      <text:p text:style-name="P107"><text:span text:style-name="T976"/><text:span text:style-name="T977"/><text:span text:style-name="T978"/></text:p>
      <text:p text:style-name="P108"><text:span text:style-name="T979">Work complete:</text:span><text:span text:style-name="T980"/><text:span text:style-name="T981"/></text:p>
      <text:list text:style-name="WWNum8" text:continue-numbering="true">
        <text:list-item>
          <text:p text:style-name="P109"><text:span text:style-name="T982">Pseudocode</text:span><text:span text:style-name="T983"/><text:span text:style-name="T984"/></text:p>
        </text:list-item>
        <text:list-item>
          <text:p text:style-name="P110"><text:span text:style-name="T985">Algorithm flow chart</text:span><text:span text:style-name="T986"/><text:span text:style-name="T987"/></text:p>
        </text:list-item>
        <text:list-item>
          <text:p text:style-name="P111"><text:span text:style-name="T988">Updated gannt chart</text:span><text:span text:style-name="T989"/><text:span text:style-name="T990"/></text:p>
        </text:list-item>
        <text:list-item>
          <text:p text:style-name="P112"><text:span text:style-name="T991">Updated IPO diagram</text:span><text:span text:style-name="T992"/><text:span text:style-name="T993"/></text:p>
        </text:list-item>
      </text:list>
      <text:p text:style-name="P113"><text:span text:style-name="T994"/><text:span text:style-name="T995"/><text:span text:style-name="T996"/></text:p>
      <text:p text:style-name="P114"><text:span text:style-name="T997">Work to be continued:</text:span><text:span text:style-name="T998"/><text:span text:style-name="T999"/></text:p>
      <text:list text:style-name="WWNum9" text:continue-numbering="true">
        <text:list-item>
          <text:p text:style-name="P115"><text:span text:style-name="T1000">NA</text:span><text:span text:style-name="T1001"/><text:span text:style-name="T1002"/></text:p>
        </text:list-item>
      </text:list>
      <text:p text:style-name="P116"><text:span text:style-name="T1003"/><text:span text:style-name="T1004"/><text:span text:style-name="T1005"/></text:p>
      <text:p text:style-name="P117"><text:span text:style-name="T1006">Issues: Once again I do not like Microsoft Visio and I’m not 100% sure how I will tell opencv which face to blur</text:span><text:span text:style-name="T1007"/><text:span text:style-name="T1008"/></text:p>
      <text:p text:style-name="P118"><text:span text:style-name="T1009"/><text:span text:style-name="T1010"/><text:span text:style-name="T1011"/></text:p>
      <text:p text:style-name="P119"><text:span text:style-name="T1012">Entry 6 4/11/23</text:span><text:span text:style-name="T1013"/><text:span text:style-name="T1014"/></text:p>
      <text:p text:style-name="P120"><text:span text:style-name="T1015"/><text:span text:style-name="T1016"/><text:span text:style-name="T1017"/></text:p>
      <text:p text:style-name="P121"><text:span text:style-name="T1018">Aim: I plan on completing the remaining work for my assessment</text:span><text:span text:style-name="T1019"/><text:span text:style-name="T1020"/></text:p>
      <text:p text:style-name="P122"><text:span text:style-name="T1021"/><text:span text:style-name="T1022"/><text:span text:style-name="T1023"/></text:p>
      <text:p text:style-name="P123"><text:span text:style-name="T1024">Work complete:</text:span><text:span text:style-name="T1025"/><text:span text:style-name="T1026"/></text:p>
      <text:list text:style-name="WWNum10" text:continue-numbering="true">
        <text:list-item>
          <text:p text:style-name="P124"><text:span text:style-name="T1027">Selection of software environment</text:span><text:span text:style-name="T1028"/><text:span text:style-name="T1029"/></text:p>
        </text:list-item>
        <text:list-item>
          <text:p text:style-name="P125"><text:span text:style-name="T1030">Identification of appropriate hardware</text:span><text:span text:style-name="T1031"/><text:span text:style-name="T1032"/></text:p>
        </text:list-item>
        <text:list-item>
          <text:p text:style-name="P126"><text:span text:style-name="T1033">Defining files</text:span><text:span text:style-name="T1034"/><text:span text:style-name="T1035"/></text:p>
        </text:list-item>
        <text:list-item>
          <text:p text:style-name="P127"><text:span text:style-name="T1036">Refined system flow chart</text:span><text:span text:style-name="T1037"/><text:span text:style-name="T1038"/></text:p>
        </text:list-item>
        <text:list-item>
          <text:p text:style-name="P128"><text:span text:style-name="T1039">Refined data dictionary</text:span><text:span text:style-name="T1040"/><text:span text:style-name="T1041"/></text:p>
        </text:list-item>
        <text:list-item>
          <text:p text:style-name="P129"><text:span text:style-name="T1042">Identification of potential subroutines</text:span><text:span text:style-name="T1043"/><text:span text:style-name="T1044"/></text:p>
        </text:list-item>
        <text:list-item>
          <text:p text:style-name="P130"><text:span text:style-name="T1045">Identification of appropriate test data</text:span><text:span text:style-name="T1046"/><text:span text:style-name="T1047"/></text:p>
        </text:list-item>
        <text:list-item>
          <text:p text:style-name="P131"><text:span text:style-name="T1048">Planed enabling of user feedback and update system</text:span><text:span text:style-name="T1049"/><text:span text:style-name="T1050"/></text:p>
        </text:list-item>
        <text:list-item>
          <text:p text:style-name="P132"><text:span text:style-name="T1051">Reconsideration of social and ethical issues</text:span><text:span text:style-name="T1052"/><text:span text:style-name="T1053"/></text:p>
        </text:list-item>
        <text:list-item>
          <text:p text:style-name="P133"><text:span text:style-name="T1054">More communication with others</text:span><text:span text:style-name="T1055"/><text:span text:style-name="T1056"/></text:p>
        </text:list-item>
        <text:list-item>
          <text:p text:style-name="P134"><text:span text:style-name="T1057">Management of project using tools</text:span><text:span text:style-name="T1058"/><text:span text:style-name="T1059"/></text:p>
        </text:list-item>
        <text:list-item>
          <text:p text:style-name="P135"><text:span text:style-name="T1060">Compiling all work into single document ready for submission</text:span><text:span text:style-name="T1061"/><text:span text:style-name="T1062"/></text:p>
        </text:list-item>
      </text:list>
      <text:p text:style-name="P136"><text:span text:style-name="T1063"/><text:span text:style-name="T1064"/><text:span text:style-name="T1065"/></text:p>
      <text:p text:style-name="P137"><text:span text:style-name="T1066">Work to be continued</text:span><text:span text:style-name="T1067"/><text:span text:style-name="T1068"/></text:p>
      <text:list text:style-name="WWNum11" text:continue-numbering="true">
        <text:list-item>
          <text:p text:style-name="P138"><text:span text:style-name="T1069">NA, first assessment completed</text:span><text:span text:style-name="T1070"/><text:span text:style-name="T1071"/></text:p>
        </text:list-item>
      </text:list>
      <text:p text:style-name="P139"><text:span text:style-name="T1072"/><text:span text:style-name="T1073"/><text:span text:style-name="T1074"/></text:p>
      <text:p text:style-name="P140"><text:span text:style-name="T1075">Issues: I encountered no major issues today, the libraries and language I am using have no clear </text:span><text:span text:style-name="T1076"/><text:span text:style-name="T1077">minimum hardware requirements, so I had to work them out myself.</text:span><text:span/><text:span/><text:span text:style-name="T1078"/></text:p>
      <text:p text:style-name="P141"><text:span text:style-name="T1079"/><text:span text:style-name="T1080"/><text:span text:style-name="T1081"/></text:p>
      <text:p text:style-name="P142"><text:span text:style-name="T1082">Entry 7 21/11/23</text:span><text:span text:style-name="T1083"/><text:span text:style-name="T1084"/></text:p>
      <text:p text:style-name="P143"><text:span text:style-name="T1085"/><text:span text:style-name="T1086"/><text:span text:style-name="T1087"/></text:p>
      <text:p text:style-name="P144"><text:span text:style-name="T1088">Aim: Create prototype to include in assessment</text:span><text:span text:style-name="T1089"/><text:span text:style-name="T1090"/></text:p>
      <text:p text:style-name="P145"><text:span text:style-name="T1091"/><text:span text:style-name="T1092"/><text:span text:style-name="T1093"/></text:p>
      <text:p text:style-name="P146"><text:span text:style-name="T1094">Work completed:</text:span><text:span text:style-name="T1095"/><text:span text:style-name="T1096"/></text:p>
      <text:p text:style-name="P147"><text:span text:style-name="T1097"/><text:span text:style-name="T1098"/><text:span text:style-name="T1099"/></text:p>
      <text:list text:style-name="WWNum12" text:continue-numbering="true">
        <text:list-item>
          <text:p text:style-name="P148"><text:span text:style-name="T1100">The prototype is largely done; however, it doesn’t search sub directories. This will be fixed in the final version</text:span><text:span text:style-name="T1101"/><text:span text:style-name="T1102"/></text:p>
        </text:list-item>
      </text:list>
      <text:p text:style-name="P149"><text:span text:style-name="T1103"/><text:span text:style-name="T1104"/><text:span text:style-name="T1105"/></text:p>
      <text:p text:style-name="P150"><text:span text:style-name="T1106">Work to be continued:</text:span><text:span text:style-name="T1107"/><text:span text:style-name="T1108"/></text:p>
      <text:list text:style-name="WWNum12" text:continue-numbering="true">
        <text:list-item>
          <text:p text:style-name="P151"><text:span text:style-name="T1109">Na</text:span><text:span text:style-name="T1110"/><text:span text:style-name="T1111"/></text:p>
        </text:list-item>
      </text:list>
      <text:p text:style-name="P152"><text:span text:style-name="T1112"/><text:span text:style-name="T1113"/><text:span text:style-name="T1114"/></text:p>
      <text:p text:style-name="P153"><text:span text:style-name="T1115">Issues: See above</text:span><text:span text:style-name="T1116"/><text:span text:style-name="T1117"/></text:p>
      <text:p text:style-name="P154"><text:span text:style-name="T1118"/><text:span text:style-name="T1119"/><text:span text:style-name="T1120"/></text:p>
      <text:p text:style-name="P155"><text:span text:style-name="T1121">Entry 8 23/11/2023</text:span><text:span text:style-name="T1122"/><text:span text:style-name="T1123"/></text:p>
      <text:p text:style-name="P156"><text:span text:style-name="T1124"/><text:span text:style-name="T1125"/><text:span text:style-name="T1126"/></text:p>
      <text:p text:style-name="P157"><text:span text:style-name="T1127">Aim: to fix minor issues in my portfolio, particularly improve the UI mock-up</text:span><text:span text:style-name="T1128"/><text:span text:style-name="T1129"/></text:p>
      <text:p text:style-name="P158"><text:span text:style-name="T1130"/><text:span text:style-name="T1131"/><text:span text:style-name="T1132"/></text:p>
      <text:p text:style-name="P159"><text:span text:style-name="T1133">Work completed:</text:span><text:span text:style-name="T1134"/><text:span text:style-name="T1135"/></text:p>
      <text:list text:style-name="WWNum12" text:continue-numbering="true">
        <text:list-item>
          <text:p text:style-name="P160"><text:span text:style-name="T1136">Improved UI mock-up</text:span><text:span text:style-name="T1137"/><text:span text:style-name="T1138"/></text:p>
        </text:list-item>
        <text:list-item>
          <text:p text:style-name="P161"><text:span text:style-name="T1139">Improved pseudo-code</text:span><text:span text:style-name="T1140"/><text:span text:style-name="T1141"/></text:p>
        </text:list-item>
        <text:list-item>
          <text:p text:style-name="P162"><text:span text:style-name="T1142">Included data structure</text:span><text:span text:style-name="T1143"/><text:span text:style-name="T1144"/></text:p>
        </text:list-item>
      </text:list>
      <text:p text:style-name="P163"><text:span text:style-name="T1145"/><text:span text:style-name="T1146"/><text:span text:style-name="T1147"/></text:p>
      <text:p text:style-name="P164"><text:span text:style-name="T1148">Work to be continued:</text:span><text:span text:style-name="T1149"/><text:span text:style-name="T1150"/></text:p>
      <text:list text:style-name="WWNum13" text:continue-numbering="true">
        <text:list-item>
          <text:p text:style-name="P165"><text:span text:style-name="T1151">Na</text:span><text:span text:style-name="T1152"/><text:span text:style-name="T1153"/></text:p>
        </text:list-item>
      </text:list>
      <text:p text:style-name="P166"><text:span text:style-name="T1154"/><text:span text:style-name="T1155"/><text:span text:style-name="T1156"/></text:p>
      <text:p text:style-name="P167"><text:span text:style-name="T1157">Issues: Due to communication from the head teacher, I realised that I had missed the section of data structures.</text:span><text:span text:style-name="T1158"/><text:span text:style-name="T1159"/></text:p>
      <text:p text:style-name="P168"><text:span text:style-name="T1160"/><text:span text:style-name="T1161"/><text:span text:style-name="T1162"/></text:p>
      <text:p text:style-name="P169"><text:span text:style-name="T1163">Entry 9 </text:span><text:span text:style-name="T1164">4/1/2024</text:span><text:span text:style-name="T1165"/><text:span text:style-name="T1166"/></text:p>
      <text:p text:style-name="P170"><text:span text:style-name="T1167"/><text:span text:style-name="T1168"/><text:span text:style-name="T1169"/></text:p>
      <text:p text:style-name="P171"><text:span text:style-name="T1170">Aim: To reorganise the the folder structure of my project</text:span><text:span text:style-name="T1171"/><text:span text:style-name="T1172"/></text:p>
      <text:p text:style-name="P172"><text:span text:style-name="T1173"/><text:span text:style-name="T1174"/><text:span text:style-name="T1175"/></text:p>
      <text:p text:style-name="P173"><text:span text:style-name="T1176">Work complete:</text:span><text:span text:style-name="T1177"/><text:span text:style-name="T1178"/></text:p>
      <text:list text:style-name="WWNum14" text:continue-numbering="true">
        <text:list-item>
          <text:p text:style-name="P174"><text:span text:style-name="T1179">Created python virtual environment</text:span><text:span text:style-name="T1180"/><text:span text:style-name="T1181"/></text:p>
        </text:list-item>
        <text:list-item>
          <text:p text:style-name="P175"><text:span text:style-name="T1182">Moved documentation into separate folder</text:span><text:span text:style-name="T1183"/><text:span text:style-name="T1184"/></text:p>
        </text:list-item>
        <text:list-item>
          <text:p text:style-name="P176"><text:span text:style-name="T1185">Setup modules</text:span><text:span text:style-name="T1186"/><text:span text:style-name="T1187"/></text:p>
        </text:list-item>
      </text:list>
      <text:p text:style-name="P177"><text:span text:style-name="T1188"/><text:span text:style-name="T1189"/><text:span text:style-name="T1190"/></text:p>
      <text:p text:style-name="P178"><text:span text:style-name="T1191">Work to be continued:</text:span><text:span text:style-name="T1192"/><text:span text:style-name="T1193"/></text:p>
      <text:list text:style-name="WWNum15" text:continue-numbering="true">
        <text:list-item>
          <text:p text:style-name="P179"><text:span text:style-name="T1194">NA</text:span><text:span text:style-name="T1195"/><text:span text:style-name="T1196"/></text:p>
        </text:list-item>
      </text:list>
      <text:p text:style-name="P180"><text:span text:style-name="T1197"/><text:span text:style-name="T1198"/><text:span text:style-name="T1199"/></text:p>
      <text:p text:style-name="P181"><text:span text:style-name="T1200">Issues: NA</text:span><text:span text:style-name="T1201"/><text:span text:style-name="T1202"/></text:p>
      <text:p text:style-name="P182"><text:span text:style-name="T1203"/><text:span text:style-name="T1204"/><text:span text:style-name="T1205"/></text:p>
      <text:p text:style-name="P183"><text:span text:style-name="T1206">Entry 9 5/1/2024</text:span><text:span text:style-name="T1207"/><text:span text:style-name="T1208"/></text:p>
      <text:p text:style-name="P184"><text:span text:style-name="T1209"/><text:span text:style-name="T1210"/><text:span text:style-name="T1211"/></text:p>
      <text:p text:style-name="P185"><text:span text:style-name="T1212">Aim: </text:span><text:span text:style-name="T1213">To create the GUI</text:span><text:span text:style-name="T1214"/><text:span text:style-name="T1215"/></text:p>
      <text:p text:style-name="P186"><text:span text:style-name="T1216"/><text:span text:style-name="T1217"/><text:span text:style-name="T1218"/></text:p>
      <text:p text:style-name="P187"><text:span text:style-name="T1219">Work complete:</text:span><text:span text:style-name="T1220"/><text:span text:style-name="T1221"/></text:p>
      <text:list text:style-name="WWNum16" text:continue-numbering="true">
        <text:list-item>
          <text:p text:style-name="P188"><text:span text:style-name="T1222">The start/data input screen is working</text:span><text:span text:style-name="T1223"/><text:span text:style-name="T1224"/></text:p>
        </text:list-item>
      </text:list>
      <text:p text:style-name="P189"><text:span text:style-name="T1225"/><text:span text:style-name="T1226"/><text:span text:style-name="T1227"/></text:p>
      <text:p text:style-name="P190"><text:span text:style-name="T1228">Work to be continued:</text:span><text:span text:style-name="T1229"/><text:span text:style-name="T1230"/></text:p>
      <text:list text:style-name="WWNum17" text:continue-numbering="true">
        <text:list-item>
          <text:p text:style-name="P191"><text:span text:style-name="T1231">Progress bar</text:span><text:span text:style-name="T1232"/><text:span text:style-name="T1233"/></text:p>
        </text:list-item>
        <text:list-item>
          <text:p text:style-name="P192"><text:span text:style-name="T1234">End screen</text:span><text:span text:style-name="T1235"/><text:span text:style-name="T1236"/></text:p>
        </text:list-item>
        <text:list-item>
          <text:p text:style-name="P193"><text:span text:style-name="T1237">Connect GUI to backend</text:span><text:span text:style-name="T1238"/><text:span text:style-name="T1239"/></text:p>
        </text:list-item>
      </text:list>
      <text:p text:style-name="P194"><text:span text:style-name="T1240"/><text:span text:style-name="T1241"/><text:span text:style-name="T1242"/></text:p>
      <text:p text:style-name="P195"><text:span text:style-name="T1243">Issues: The progress bar isn’t working, it gives a X error when I try to update it from a seperate thread. I may have to change UI frameworks</text:span><text:span text:style-name="T1244"/><text:span text:style-name="T1245"/></text:p>
      <text:p text:style-name="P196"><text:span text:style-name="T1246"/><text:span text:style-name="T1247"/><text:span text:style-name="T1248"/></text:p>
      <text:p text:style-name="P197"><text:span text:style-name="T1249">Entry 10 6/1/2024</text:span><text:span text:style-name="T1250"/><text:span text:style-name="T1251"/></text:p>
      <text:p text:style-name="P198"><text:span text:style-name="T1252"/><text:span text:style-name="T1253"/><text:span text:style-name="T1254"/></text:p>
      <text:p text:style-name="P199"><text:span text:style-name="T1255">Aim: Get the progress bar to work</text:span><text:span text:style-name="T1256"/><text:span text:style-name="T1257"/></text:p>
      <text:p text:style-name="P200"><text:span text:style-name="T1258"/><text:span text:style-name="T1259"/><text:span text:style-name="T1260"/></text:p>
      <text:p text:style-name="P201"><text:span text:style-name="T1261">Work completed:</text:span><text:span text:style-name="T1262"/><text:span text:style-name="T1263"/></text:p>
      <text:list text:style-name="WWNum18" text:continue-numbering="true">
        <text:list-item>
          <text:p text:style-name="P202"><text:span text:style-name="T1264">NA</text:span><text:span text:style-name="T1265"/><text:span text:style-name="T1266"/></text:p>
        </text:list-item>
      </text:list>
      <text:p text:style-name="P203"><text:span text:style-name="T1267">Work to be continued:</text:span><text:span text:style-name="T1268"/><text:span text:style-name="T1269"/></text:p>
      <text:list text:style-name="WWNum19" text:continue-numbering="true">
        <text:list-item>
          <text:p text:style-name="P204"><text:span text:style-name="T1270">Progress bar</text:span><text:span text:style-name="T1271"/><text:span text:style-name="T1272"/></text:p>
        </text:list-item>
      </text:list>
      <text:p text:style-name="P205"><text:span text:style-name="T1273"/><text:span text:style-name="T1274"/><text:span text:style-name="T1275"/></text:p>
      <text:p text:style-name="P206"><text:span text:style-name="T1276">Issues: The progress bar still isn’t working, I may rewrite in C++</text:span><text:span text:style-name="T1277"/><text:span text:style-name="T1278"/></text:p>
      <text:p text:style-name="P207"><text:span text:style-name="T1279"/><text:span text:style-name="T1280"/><text:span text:style-name="T1281"/></text:p>
      <text:p text:style-name="P208"><text:span text:style-name="T1282">Entry 11 8/1/2024</text:span><text:span text:style-name="T1283"/><text:span text:style-name="T1284"/></text:p>
      <text:p text:style-name="P209"><text:span text:style-name="T1285"/><text:span text:style-name="T1286"/><text:span text:style-name="T1287"/></text:p>
      <text:p text:style-name="P210"><text:span text:style-name="T1288">Aim: Switch to a different UI frameworks</text:span><text:span text:style-name="T1289"/><text:span text:style-name="T1290"/></text:p>
      <text:p text:style-name="P211"><text:span text:style-name="T1291"/><text:span text:style-name="T1292"/><text:span text:style-name="T1293"/></text:p>
      <text:p text:style-name="P212"><text:span text:style-name="T1294">Work completed:</text:span><text:span text:style-name="T1295"/><text:span text:style-name="T1296"/></text:p>
      <text:list text:style-name="WWNum20" text:continue-numbering="true">
        <text:list-item>
          <text:p text:style-name="P213"><text:span text:style-name="T1297">Selected PySide6 (a python port of QT6) as my UI framework</text:span><text:span text:style-name="T1298"/><text:span text:style-name="T1299"/></text:p>
        </text:list-item>
      </text:list>
      <text:p text:style-name="P214"><text:span text:style-name="T1300"/><text:span text:style-name="T1301"/><text:span text:style-name="T1302"/></text:p>
      <text:p text:style-name="P215"><text:span text:style-name="T1303">Work to be continued:</text:span><text:span text:style-name="T1304"/><text:span text:style-name="T1305"/></text:p>
      <text:list text:style-name="WWNum21" text:continue-numbering="true">
        <text:list-item>
          <text:p text:style-name="P216"><text:span text:style-name="T1306">Remake ui using pyside6</text:span><text:span text:style-name="T1307"/><text:span text:style-name="T1308"/></text:p>
        </text:list-item>
      </text:list>
      <text:p text:style-name="P217"><text:span text:style-name="T1309"/><text:span text:style-name="T1310"/><text:span text:style-name="T1311"/></text:p>
      <text:p text:style-name="P218"><text:span text:style-name="T1312">Entry 12 </text:span><text:span text:style-name="T1313">12/2/2024</text:span><text:span text:style-name="T1314"/><text:span text:style-name="T1315"/></text:p>
      <text:p text:style-name="P219"><text:span text:style-name="T1316"/><text:span text:style-name="T1317"/><text:span text:style-name="T1318"/></text:p>
      <text:p text:style-name="P220"><text:span text:style-name="T1319">Aim: </text:span><text:span text:style-name="T1320">Fix the github repository for my project</text:span><text:span text:style-name="T1321"/><text:span text:style-name="T1322"/></text:p>
      <text:p text:style-name="P221"><text:span text:style-name="T1323"/><text:span text:style-name="T1324"/><text:span text:style-name="T1325"/></text:p>
      <text:p text:style-name="P222"><text:span text:style-name="T1326">Work completed:</text:span><text:span text:style-name="T1327"/><text:span text:style-name="T1328"/></text:p>
      <text:list text:style-name="WWNum22" text:continue-numbering="true">
        <text:list-item>
          <text:p text:style-name="P223"><text:span text:style-name="T1329">Fixed git repo</text:span><text:span text:style-name="T1330"/><text:span text:style-name="T1331"/></text:p>
        </text:list-item>
      </text:list>
      <text:p text:style-name="P224"><text:span text:style-name="T1332">Work to be continued:</text:span><text:span text:style-name="T1333"/><text:span text:style-name="T1334"/></text:p>
      <text:list text:style-name="WWNum23" text:continue-numbering="true">
        <text:list-item>
          <text:p text:style-name="P225"><text:span text:style-name="T1335">NA</text:span><text:span text:style-name="T1336"/><text:span text:style-name="T1337"/></text:p>
        </text:list-item>
      </text:list>
      <text:p text:style-name="P226"><text:span text:style-name="T1338">Issues: Because I hadn’t bothered to commit some changes the repo broke</text:span><text:span text:style-name="T1339"/><text:span text:style-name="T1340"/></text:p>
      <text:p text:style-name="P227"><text:span text:style-name="T1341"/><text:span text:style-name="T1342"/><text:span text:style-name="T1343"/></text:p>
      <text:p text:style-name="P228"><text:span text:style-name="T1344">Entry 13 13/2/2024</text:span><text:span text:style-name="T1345"/><text:span text:style-name="T1346"/></text:p>
      <text:p text:style-name="P229"><text:span text:style-name="T1347"/><text:span text:style-name="T1348"/><text:span text:style-name="T1349"/></text:p>
      <text:p text:style-name="P230"><text:span text:style-name="T1350">Aim: Get the ui to </text:span><text:span text:style-name="T1351">function with the backend</text:span><text:span text:style-name="T1352"/><text:span text:style-name="T1353"/></text:p>
      <text:p text:style-name="P231"><text:span text:style-name="T1354"/><text:span text:style-name="T1355"/><text:span text:style-name="T1356"/></text:p>
      <text:p text:style-name="P232"><text:span text:style-name="T1357">Work completed:</text:span><text:span text:style-name="T1358"/><text:span text:style-name="T1359"/></text:p>
      <text:list text:style-name="WWNum24" text:continue-numbering="true">
        <text:list-item>
          <text:p text:style-name="P233"><text:span text:style-name="T1360">Got main ui elements working</text:span><text:span text:style-name="T1361"/><text:span text:style-name="T1362"/></text:p>
        </text:list-item>
      </text:list>
      <text:p text:style-name="P234"><text:span text:style-name="T1363">Work to be continued:</text:span><text:span text:style-name="T1364"/><text:span text:style-name="T1365"/></text:p>
      <text:list text:style-name="WWNum25" text:continue-numbering="true">
        <text:list-item>
          <text:p text:style-name="P235"><text:span text:style-name="T1366">Get progress bar working</text:span><text:span text:style-name="T1367"/><text:span text:style-name="T1368"/></text:p>
        </text:list-item>
        <text:list-item>
          <text:p text:style-name="P236"><text:span text:style-name="T1369">Implement input checking</text:span><text:span text:style-name="T1370"/><text:span text:style-name="T1371"/></text:p>
        </text:list-item>
        <text:list-item>
          <text:p text:style-name="P237"><text:span text:style-name="T1372">Stop ui from freezing when image processing is run</text:span><text:span text:style-name="T1373"/><text:span text:style-name="T1374"/></text:p>
        </text:list-item>
      </text:list>
      <text:p text:style-name="P238"><text:span text:style-name="T1375">Issues: I had some issues getting the frontend and backend components to work</text:span><text:span text:style-name="T1376"/><text:span text:style-name="T1377"/></text:p>
      <text:p text:style-name="P239"><text:span text:style-name="T1378"/><text:span text:style-name="T1379"/><text:span text:style-name="T1380"/></text:p>
      <text:p text:style-name="P240"><text:span text:style-name="T1381">Entry 14 17/2/2024</text:span><text:span text:style-name="T1382"/><text:span text:style-name="T1383"/></text:p>
      <text:p text:style-name="P241"><text:span text:style-name="T1384"/><text:span text:style-name="T1385"/><text:span text:style-name="T1386"/></text:p>
      <text:p text:style-name="P242"><text:span text:style-name="T1387">Aim: Setup separate backend and frontend threads to fix multiple issues</text:span><text:span text:style-name="T1388"/><text:span text:style-name="T1389"/></text:p>
      <text:p text:style-name="P243"><text:span text:style-name="T1390"/><text:span text:style-name="T1391"/><text:span text:style-name="T1392"/></text:p>
      <text:p text:style-name="P244"><text:span text:style-name="T1393">Work complete:</text:span><text:span text:style-name="T1394"/><text:span text:style-name="T1395"/></text:p>
      <text:list text:style-name="WWNum26" text:continue-numbering="true">
        <text:list-item>
          <text:p text:style-name="P245"><text:span text:style-name="T1396">Setup multiple threads so the frontend ui doesn’t freeze when backend is run</text:span><text:span text:style-name="T1397"/><text:span text:style-name="T1398"/></text:p>
        </text:list-item>
        <text:list-item>
          <text:p text:style-name="P246"><text:span text:style-name="T1399">Implemented progress bar</text:span><text:span text:style-name="T1400"/><text:span text:style-name="T1401"/></text:p>
        </text:list-item>
        <text:list-item>
          <text:p text:style-name="P247"><text:span text:style-name="T1402">Implemented some input checking</text:span><text:span text:style-name="T1403"/><text:span text:style-name="T1404"/></text:p>
        </text:list-item>
      </text:list>
      <text:p text:style-name="P248"><text:span text:style-name="T1405">Work to be continued:</text:span><text:span text:style-name="T1406"/><text:span text:style-name="T1407"/></text:p>
      <text:list text:style-name="WWNum27" text:continue-numbering="true">
        <text:list-item>
          <text:p text:style-name="P249"><text:span text:style-name="T1408">NA</text:span><text:span text:style-name="T1409"/><text:span text:style-name="T1410"/></text:p>
        </text:list-item>
      </text:list>
      <text:p text:style-name="P250"><text:span text:style-name="T1411">Issues: I had some trouble getting the program to be thread safe which was caused by my use of global variables</text:span><text:span text:style-name="T1412"/><text:span text:style-name="T1413"/></text:p>
      <text:p text:style-name="P251"><text:span text:style-name="T1414"/><text:span text:style-name="T1415"/><text:span text:style-name="T1416"/></text:p>
      <text:p text:style-name="P252"><text:span text:style-name="T1417">Entry 15 20/2/2024</text:span><text:span text:style-name="T1418"/><text:span text:style-name="T1419"/></text:p>
      <text:p text:style-name="P253"><text:span text:style-name="T1420"/><text:span text:style-name="T1421"/><text:span text:style-name="T1422"/></text:p>
      <text:p text:style-name="P254"><text:span text:style-name="T1423">Aim: Update the documentation</text:span><text:span text:style-name="T1424"/><text:span text:style-name="T1425"/></text:p>
      <text:p text:style-name="P255"><text:span text:style-name="T1426"/><text:span text:style-name="T1427"/><text:span text:style-name="T1428"/></text:p>
      <text:p text:style-name="P256"><text:span text:style-name="T1429">Work completed:</text:span><text:span text:style-name="T1430"/><text:span text:style-name="T1431"/></text:p>
      <text:list text:style-name="WWNum28" text:continue-numbering="true">
        <text:list-item>
          <text:p text:style-name="P257"><text:span text:style-name="T1432">Updated algorithm flow charts</text:span><text:span text:style-name="T1433"/><text:span text:style-name="T1434"/></text:p>
        </text:list-item>
        <text:list-item>
          <text:p text:style-name="P258"><text:span text:style-name="T1435">Updated gannt chart</text:span><text:span text:style-name="T1436"/><text:span text:style-name="T1437"/></text:p>
        </text:list-item>
        <text:list-item>
          <text:p text:style-name="P259"><text:span text:style-name="T1438">Updated system flow charts</text:span><text:span text:style-name="T1439"/><text:span text:style-name="T1440"/></text:p>
        </text:list-item>
      </text:list>
      <text:p text:style-name="P260"><text:span text:style-name="T1441">Work to be continued:</text:span><text:span text:style-name="T1442"/><text:span text:style-name="T1443"/></text:p>
      <text:list text:style-name="WWNum29" text:continue-numbering="true">
        <text:list-item>
          <text:p text:style-name="P261"><text:span text:style-name="T1444">Continue updating documentation</text:span><text:span text:style-name="T1445"/><text:span text:style-name="T1446"/></text:p>
        </text:list-item>
      </text:list>
      <text:p text:style-name="P262"><text:span text:style-name="T1447"/><text:span text:style-name="T1448"/><text:span text:style-name="T1449"/></text:p>
      <text:p text:style-name="P263"><text:span text:style-name="T1450"/><text:span text:style-name="T1451"/><text:span text:style-name="T1452"/></text:p>
      <text:p text:style-name="P264"><text:span text:style-name="T1453">Entry 16 29/2/2024</text:span><text:span text:style-name="T1454"/><text:span text:style-name="T1455"/></text:p>
      <text:p text:style-name="P265"><text:span text:style-name="T1456"/><text:span text:style-name="T1457"/><text:span text:style-name="T1458"/></text:p>
      <text:p text:style-name="P266"><text:span text:style-name="T1459">Aim: Finish updating psudocode</text:span><text:span text:style-name="T1460"/><text:span text:style-name="T1461"/></text:p>
      <text:p text:style-name="P267"><text:span text:style-name="T1462"/><text:span text:style-name="T1463"/><text:span text:style-name="T1464"/></text:p>
      <text:p text:style-name="P268"><text:span text:style-name="T1465">Work completed:</text:span><text:span text:style-name="T1466"/><text:span text:style-name="T1467"/></text:p>
      <text:list text:style-name="WWNum33" text:continue-numbering="true">
        <text:list-item>
          <text:p text:style-name="P269"><text:span text:style-name="T1468">NA</text:span><text:span text:style-name="T1469"/><text:span text:style-name="T1470"/></text:p>
        </text:list-item>
      </text:list>
      <text:p text:style-name="P270"><text:span text:style-name="T1471">Work to be continued:</text:span><text:span text:style-name="T1472"/><text:span text:style-name="T1473"/></text:p>
      <text:list text:style-name="WWNum34" text:continue-numbering="true">
        <text:list-item>
          <text:p text:style-name="P271"><text:span text:style-name="T1474">Updating psudocode</text:span><text:span text:style-name="T1475"/><text:span text:style-name="T1476"/></text:p>
        </text:list-item>
      </text:list>
      <text:p text:style-name="P272"><text:span text:style-name="T1477">Issues: Normal txt files don’t support underlining</text:span><text:span text:style-name="T1478"/><text:span text:style-name="T1479"/></text:p>
      <text:p text:style-name="P273"><text:span text:style-name="T1480"/><text:span text:style-name="T1481"/></text:p>
      <text:p text:style-name="P274"><text:span text:style-name="T1482">Entry 17 5/3/2024</text:span><text:span text:style-name="T1483"/></text:p>
      <text:p text:style-name="P275"><text:span text:style-name="T1484"/><text:span text:style-name="T1485"/></text:p>
      <text:p text:style-name="P276"><text:span text:style-name="T1486">Aim: Starting on the slide show</text:span><text:span text:style-name="T1487"/></text:p>
      <text:p text:style-name="P277"><text:span text:style-name="T1488"/><text:span text:style-name="T1489"/></text:p>
      <text:p text:style-name="P278"><text:span text:style-name="T1490">Work completed:</text:span><text:span text:style-name="T1491"/></text:p>
      <text:list text:style-name="WWNum35" text:continue-numbering="true">
        <text:list-item>
          <text:p text:style-name="P279"><text:span text:style-name="T1492">Started on presentation</text:span><text:span text:style-name="T1493"/></text:p>
        </text:list-item>
        <text:list-item>
          <text:p text:style-name="P280"><text:span text:style-name="T1494">Started updating data dictionary</text:span><text:span text:style-name="T1495"/></text:p>
        </text:list-item>
      </text:list>
      <text:p text:style-name="P281"><text:span text:style-name="T1496">Work to be continued:</text:span><text:span text:style-name="T1497"/></text:p>
      <text:list text:style-name="WWNum36" text:continue-numbering="true">
        <text:list-item>
          <text:p text:style-name="P282"><text:span text:style-name="T1498">Presentation</text:span><text:span text:style-name="T1499"/></text:p>
        </text:list-item>
        <text:list-item>
          <text:p text:style-name="P283"><text:span text:style-name="T1500">Updating data dictionary</text:span><text:span text:style-name="T150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paragraph-properties style:tab-stop-distance="35.45pt"/>
      <style:text-properties fo:font-size="1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84">
      <style:paragraph-properties fo:line-height="100%" fo:text-align="left" fo:margin-top="0pt" fo:margin-bottom="0pt" fo:border="none"/>
      <style:text-properties fo:font-size="10pt"/>
    </style:style>
    <style:style style:display-name="DStyle_text" style:family="text" style:name="685">
      <style:paragraph-properties/>
    </style:style>
    <style:style style:parent-style-name="740" style:display-name="Heading 1" style:family="paragraph" style:name="686">
      <style:paragraph-properties fo:margin-top="24pt" fo:margin-bottom="10pt"/>
      <style:text-properties fo:font-family="Arial" style:font-family-complex="Arial" fo:font-size="20pt"/>
    </style:style>
    <style:style style:parent-style-name="746" style:display-name="Heading 1 Char" style:family="text" style:name="687">
      <style:paragraph-properties/>
      <style:text-properties fo:font-family="Arial" style:font-family-complex="Arial" fo:font-size="20pt"/>
    </style:style>
    <style:style style:parent-style-name="740" style:display-name="Heading 2" style:family="paragraph" style:name="688">
      <style:paragraph-properties fo:margin-top="18pt" fo:margin-bottom="10pt"/>
      <style:text-properties fo:font-family="Arial" style:font-family-complex="Arial" fo:font-size="17pt"/>
    </style:style>
    <style:style style:parent-style-name="746" style:display-name="Heading 2 Char" style:family="text" style:name="689">
      <style:paragraph-properties/>
      <style:text-properties fo:font-family="Arial" style:font-family-complex="Arial" fo:font-size="17pt"/>
    </style:style>
    <style:style style:parent-style-name="740" style:display-name="Heading 3" style:family="paragraph" style:name="690">
      <style:paragraph-properties fo:margin-top="16pt" fo:margin-bottom="10pt"/>
      <style:text-properties fo:font-family="Arial" style:font-family-complex="Arial" fo:font-size="15pt"/>
    </style:style>
    <style:style style:parent-style-name="746" style:display-name="Heading 3 Char" style:family="text" style:name="691">
      <style:paragraph-properties/>
      <style:text-properties fo:font-family="Arial" style:font-family-complex="Arial" fo:font-size="15pt"/>
    </style:style>
    <style:style style:parent-style-name="740" style:display-name="Heading 4" style:family="paragraph" style:name="692">
      <style:paragraph-properties fo:margin-top="16pt" fo:margin-bottom="10pt"/>
      <style:text-properties fo:font-family="Arial" style:font-family-complex="Arial" fo:font-size="13pt" fo:font-weight="bold"/>
    </style:style>
    <style:style style:parent-style-name="746" style:display-name="Heading 4 Char" style:family="text" style:name="693">
      <style:paragraph-properties/>
      <style:text-properties fo:font-family="Arial" style:font-family-complex="Arial" fo:font-size="13pt" fo:font-weight="bold"/>
    </style:style>
    <style:style style:parent-style-name="740" style:display-name="Heading 5" style:family="paragraph" style:name="694">
      <style:paragraph-properties fo:margin-top="16pt" fo:margin-bottom="10pt"/>
      <style:text-properties fo:font-family="Arial" style:font-family-complex="Arial" fo:font-size="12pt" fo:font-weight="bold"/>
    </style:style>
    <style:style style:parent-style-name="746" style:display-name="Heading 5 Char" style:family="text" style:name="695">
      <style:paragraph-properties/>
      <style:text-properties fo:font-family="Arial" style:font-family-complex="Arial" fo:font-size="12pt" fo:font-weight="bold"/>
    </style:style>
    <style:style style:parent-style-name="740" style:display-name="Heading 6" style:family="paragraph" style:name="696">
      <style:paragraph-properties fo:margin-top="16pt" fo:margin-bottom="10pt"/>
      <style:text-properties fo:font-family="Arial" style:font-family-complex="Arial" fo:font-size="11pt" fo:font-weight="bold"/>
    </style:style>
    <style:style style:parent-style-name="746" style:display-name="Heading 6 Char" style:family="text" style:name="697">
      <style:paragraph-properties/>
      <style:text-properties fo:font-family="Arial" style:font-family-complex="Arial" fo:font-size="11pt" fo:font-weight="bold"/>
    </style:style>
    <style:style style:parent-style-name="740" style:display-name="Heading 7" style:family="paragraph" style:name="698">
      <style:paragraph-properties fo:margin-top="16pt" fo:margin-bottom="10pt"/>
      <style:text-properties fo:font-family="Arial" style:font-family-complex="Arial" fo:font-size="11pt" fo:font-style="italic" fo:font-weight="bold"/>
    </style:style>
    <style:style style:parent-style-name="746" style:display-name="Heading 7 Char" style:family="text" style:name="699">
      <style:paragraph-properties/>
      <style:text-properties fo:font-family="Arial" style:font-family-complex="Arial" fo:font-size="11pt" fo:font-style="italic" fo:font-weight="bold"/>
    </style:style>
    <style:style style:parent-style-name="740" style:display-name="Heading 8" style:family="paragraph" style:name="700">
      <style:paragraph-properties fo:margin-top="16pt" fo:margin-bottom="10pt"/>
      <style:text-properties fo:font-family="Arial" style:font-family-complex="Arial" fo:font-size="11pt" fo:font-style="italic"/>
    </style:style>
    <style:style style:parent-style-name="746" style:display-name="Heading 8 Char" style:family="text" style:name="701">
      <style:paragraph-properties/>
      <style:text-properties fo:font-family="Arial" style:font-family-complex="Arial" fo:font-size="11pt" fo:font-style="italic"/>
    </style:style>
    <style:style style:parent-style-name="740" style:display-name="Heading 9" style:family="paragraph" style:name="702">
      <style:paragraph-properties fo:margin-top="16pt" fo:margin-bottom="10pt"/>
      <style:text-properties fo:font-family="Arial" style:font-family-complex="Arial" fo:font-size="10.5pt" fo:font-style="italic"/>
    </style:style>
    <style:style style:parent-style-name="746" style:display-name="Heading 9 Char" style:family="text" style:name="703">
      <style:paragraph-properties/>
      <style:text-properties fo:font-family="Arial" style:font-family-complex="Arial" fo:font-size="10.5pt" fo:font-style="italic"/>
    </style:style>
    <style:style style:parent-style-name="740" style:display-name="List Paragraph" style:family="paragraph" style:name="704">
      <style:paragraph-properties fo:margin-left="1.27cm" fo:margin-right="0cm" fo:text-indent="0cm"/>
    </style:style>
    <style:style style:parent-style-name="684" style:display-name="No Spacing" style:family="paragraph" style:name="705">
      <style:paragraph-properties fo:line-height="100%" fo:margin-top="0pt" fo:margin-bottom="0pt"/>
    </style:style>
    <style:style style:parent-style-name="740" style:display-name="Title" style:family="paragraph" style:name="706">
      <style:paragraph-properties fo:margin-top="15pt" fo:margin-bottom="10pt"/>
      <style:text-properties fo:font-size="24pt"/>
    </style:style>
    <style:style style:parent-style-name="746" style:display-name="Title Char" style:family="text" style:name="707">
      <style:paragraph-properties/>
      <style:text-properties fo:font-size="24pt"/>
    </style:style>
    <style:style style:parent-style-name="740" style:display-name="Subtitle" style:family="paragraph" style:name="708">
      <style:paragraph-properties fo:margin-top="10pt" fo:margin-bottom="10pt"/>
      <style:text-properties fo:font-size="12pt"/>
    </style:style>
    <style:style style:parent-style-name="746" style:display-name="Subtitle Char" style:family="text" style:name="709">
      <style:paragraph-properties/>
      <style:text-properties fo:font-size="12pt"/>
    </style:style>
    <style:style style:parent-style-name="740" style:display-name="Quote" style:family="paragraph" style:name="710">
      <style:paragraph-properties fo:margin-left="1.27cm" fo:margin-right="1.27cm" fo:text-indent="0cm"/>
      <style:text-properties fo:font-style="italic"/>
    </style:style>
    <style:style style:parent-style-name="684" style:display-name="Quote Char" style:family="text" style:name="711">
      <style:paragraph-properties/>
      <style:text-properties fo:font-style="italic"/>
    </style:style>
    <style:style style:parent-style-name="740" style:display-name="Intense Quote" style:family="paragraph" style:name="712">
      <style:paragraph-properties fo:margin-left="1.27cm" fo:margin-right="1.27cm" fo:text-indent="0cm" fo:background-color="#f2f2f2" fo:border="0.01764cm solid #FFFFFF"/>
      <style:text-properties fo:font-style="italic"/>
    </style:style>
    <style:style style:parent-style-name="684" style:display-name="Intense Quote Char" style:family="text" style:name="713">
      <style:paragraph-properties/>
      <style:text-properties fo:font-style="italic"/>
    </style:style>
    <style:style style:parent-style-name="740" style:display-name="Header" style:family="paragraph" style:name="71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46" style:display-name="Header Char" style:family="text" style:name="715">
      <style:paragraph-properties/>
    </style:style>
    <style:style style:parent-style-name="740" style:display-name="Footer" style:family="paragraph" style:name="71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46" style:display-name="Footer Char" style:family="text" style:name="717">
      <style:paragraph-properties/>
    </style:style>
    <style:style style:parent-style-name="684" style:display-name="Caption Char" style:family="text" style:name="718">
      <style:paragraph-properties/>
    </style:style>
    <style:style style:parent-style-name="684" style:display-name="Hyperlink" style:family="text" style:name="719">
      <style:paragraph-properties/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84" style:display-name="Internet link" style:family="text" style:name="720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740" style:display-name="footnote text" style:family="paragraph" style:name="721">
      <style:paragraph-properties fo:line-height="100%" fo:margin-bottom="2pt"/>
      <style:text-properties fo:font-size="9pt"/>
    </style:style>
    <style:style style:parent-style-name="684" style:display-name="Footnote Text Char" style:family="text" style:name="722">
      <style:paragraph-properties/>
      <style:text-properties fo:font-size="9pt"/>
    </style:style>
    <style:style style:parent-style-name="746" style:display-name="footnote reference" style:family="text" style:name="723">
      <style:paragraph-properties/>
      <style:text-properties style:text-position="super 58%"/>
    </style:style>
    <style:style style:parent-style-name="740" style:display-name="endnote text" style:family="paragraph" style:name="724">
      <style:paragraph-properties fo:line-height="100%" fo:margin-bottom="0pt"/>
      <style:text-properties fo:font-size="10pt"/>
    </style:style>
    <style:style style:parent-style-name="684" style:display-name="Endnote Text Char" style:family="text" style:name="725">
      <style:paragraph-properties/>
      <style:text-properties fo:font-size="10pt"/>
    </style:style>
    <style:style style:parent-style-name="746" style:display-name="endnote reference" style:family="text" style:name="726">
      <style:paragraph-properties/>
      <style:text-properties style:text-position="super 58%"/>
    </style:style>
    <style:style style:parent-style-name="740" style:display-name="toc 1" style:family="paragraph" style:name="727">
      <style:paragraph-properties fo:margin-left="0cm" fo:margin-right="0cm" fo:text-indent="0cm" fo:margin-bottom="2.85pt"/>
    </style:style>
    <style:style style:parent-style-name="740" style:display-name="toc 2" style:family="paragraph" style:name="728">
      <style:paragraph-properties fo:margin-left="0.4992cm" fo:margin-right="0cm" fo:text-indent="0cm" fo:margin-bottom="2.85pt"/>
    </style:style>
    <style:style style:parent-style-name="740" style:display-name="toc 3" style:family="paragraph" style:name="729">
      <style:paragraph-properties fo:margin-left="1cm" fo:margin-right="0cm" fo:text-indent="0cm" fo:margin-bottom="2.85pt"/>
    </style:style>
    <style:style style:parent-style-name="740" style:display-name="toc 4" style:family="paragraph" style:name="730">
      <style:paragraph-properties fo:margin-left="1.499cm" fo:margin-right="0cm" fo:text-indent="0cm" fo:margin-bottom="2.85pt"/>
    </style:style>
    <style:style style:parent-style-name="740" style:display-name="toc 5" style:family="paragraph" style:name="731">
      <style:paragraph-properties fo:margin-left="2cm" fo:margin-right="0cm" fo:text-indent="0cm" fo:margin-bottom="2.85pt"/>
    </style:style>
    <style:style style:parent-style-name="740" style:display-name="toc 6" style:family="paragraph" style:name="732">
      <style:paragraph-properties fo:margin-left="2.5cm" fo:margin-right="0cm" fo:text-indent="0cm" fo:margin-bottom="2.85pt"/>
    </style:style>
    <style:style style:parent-style-name="740" style:display-name="toc 7" style:family="paragraph" style:name="733">
      <style:paragraph-properties fo:margin-left="3.001cm" fo:margin-right="0cm" fo:text-indent="0cm" fo:margin-bottom="2.85pt"/>
    </style:style>
    <style:style style:parent-style-name="740" style:display-name="toc 8" style:family="paragraph" style:name="734">
      <style:paragraph-properties fo:margin-left="3.5cm" fo:margin-right="0cm" fo:text-indent="0cm" fo:margin-bottom="2.85pt"/>
    </style:style>
    <style:style style:parent-style-name="740" style:display-name="toc 9" style:family="paragraph" style:name="735">
      <style:paragraph-properties fo:margin-left="4.001cm" fo:margin-right="0cm" fo:text-indent="0cm" fo:margin-bottom="2.85pt"/>
    </style:style>
    <style:style style:parent-style-name="684" style:display-name="TOC Heading" style:family="paragraph" style:name="736">
      <style:paragraph-properties/>
    </style:style>
    <style:style style:parent-style-name="740" style:display-name="table of figures" style:family="paragraph" style:name="737">
      <style:paragraph-properties fo:margin-bottom="0pt"/>
    </style:style>
    <style:style style:display-name="DStyle_paragraph" style:family="paragraph" style:name="738">
      <style:paragraph-properties fo:line-height="100%" fo:text-align="left" fo:margin-top="0pt" fo:margin-bottom="0pt" fo:border="none"/>
      <style:text-properties fo:font-variant="normal" fo:text-transform="none" fo:color="#000000" style:text-line-through-type="none" fo:font-family="Liberation Serif" style:font-family-complex="Liberation Serif" fo:font-size="12pt" fo:letter-spacing="0pt" fo:language="en" fo:country="AU" fo:font-style="normal" style:text-underline-type="none" style:text-underline-width="auto" fo:font-weight="normal"/>
    </style:style>
    <style:style style:parent-style-name="738" style:display-name="Standard" style:family="paragraph" style:name="739">
      <style:paragraph-properties/>
      <style:text-properties/>
    </style:style>
    <style:style style:parent-style-name="738" style:display-name="Normal" style:family="paragraph" style:name="740">
      <style:paragraph-properties/>
    </style:style>
    <style:style style:parent-style-name="739" style:display-name="Heading" style:family="paragraph" style:name="741">
      <style:paragraph-properties fo:margin-top="12pt" fo:margin-bottom="6pt"/>
      <style:text-properties fo:font-family="Liberation Sans" style:font-family-complex="Liberation Sans" fo:font-size="14pt"/>
    </style:style>
    <style:style style:parent-style-name="739" style:display-name="Text body" style:family="paragraph" style:name="742">
      <style:paragraph-properties fo:line-height="115%" fo:margin-top="0pt" fo:margin-bottom="7pt"/>
    </style:style>
    <style:style style:parent-style-name="742" style:display-name="List" style:family="paragraph" style:name="743">
      <style:paragraph-properties/>
    </style:style>
    <style:style style:parent-style-name="739" style:display-name="Caption" style:family="paragraph" style:name="744">
      <style:paragraph-properties fo:margin-top="6pt" fo:margin-bottom="6pt"/>
      <style:text-properties fo:font-style="italic"/>
    </style:style>
    <style:style style:parent-style-name="739" style:display-name="Index" style:family="paragraph" style:name="745">
      <style:paragraph-properties/>
    </style:style>
    <style:style style:class="default" style:display-name="Default Paragraph Font" style:family="text" style:name="746">
      <style:paragraph-properties fo:line-height="100%" fo:text-align="left" fo:margin-top="0pt" fo:margin-bottom="0pt" fo:border="none"/>
    </style:style>
    <style:style style:parent-style-name="738" style:display-name="Bullet Symbols" style:family="text" style:name="747">
      <style:paragraph-properties/>
      <style:text-properties fo:font-family="OpenSymbol" style:font-family-complex="OpenSymbol"/>
    </style:style>
    <style:style style:parent-style-name="738" style:display-name="WW_CharLFO1LVL1" style:family="text" style:name="748">
      <style:paragraph-properties/>
      <style:text-properties fo:font-family="OpenSymbol" style:font-family-complex="OpenSymbol"/>
    </style:style>
    <style:style style:parent-style-name="738" style:display-name="WW_CharLFO1LVL2" style:family="text" style:name="749">
      <style:paragraph-properties/>
      <style:text-properties fo:font-family="OpenSymbol" style:font-family-complex="OpenSymbol"/>
    </style:style>
    <style:style style:parent-style-name="738" style:display-name="WW_CharLFO1LVL3" style:family="text" style:name="750">
      <style:paragraph-properties/>
      <style:text-properties fo:font-family="OpenSymbol" style:font-family-complex="OpenSymbol"/>
    </style:style>
    <style:style style:parent-style-name="738" style:display-name="WW_CharLFO1LVL4" style:family="text" style:name="751">
      <style:paragraph-properties/>
      <style:text-properties fo:font-family="OpenSymbol" style:font-family-complex="OpenSymbol"/>
    </style:style>
    <style:style style:parent-style-name="738" style:display-name="WW_CharLFO1LVL5" style:family="text" style:name="752">
      <style:paragraph-properties/>
      <style:text-properties fo:font-family="OpenSymbol" style:font-family-complex="OpenSymbol"/>
    </style:style>
    <style:style style:parent-style-name="738" style:display-name="WW_CharLFO1LVL6" style:family="text" style:name="753">
      <style:paragraph-properties/>
      <style:text-properties fo:font-family="OpenSymbol" style:font-family-complex="OpenSymbol"/>
    </style:style>
    <style:style style:parent-style-name="738" style:display-name="WW_CharLFO1LVL7" style:family="text" style:name="754">
      <style:paragraph-properties/>
      <style:text-properties fo:font-family="OpenSymbol" style:font-family-complex="OpenSymbol"/>
    </style:style>
    <style:style style:parent-style-name="738" style:display-name="WW_CharLFO1LVL8" style:family="text" style:name="755">
      <style:paragraph-properties/>
      <style:text-properties fo:font-family="OpenSymbol" style:font-family-complex="OpenSymbol"/>
    </style:style>
    <style:style style:parent-style-name="738" style:display-name="WW_CharLFO1LVL9" style:family="text" style:name="756">
      <style:paragraph-properties/>
      <style:text-properties fo:font-family="OpenSymbol" style:font-family-complex="OpenSymbol"/>
    </style:style>
    <style:style style:parent-style-name="738" style:display-name="WW_CharLFO2LVL1" style:family="text" style:name="757">
      <style:paragraph-properties/>
      <style:text-properties fo:font-family="OpenSymbol" style:font-family-complex="OpenSymbol"/>
    </style:style>
    <style:style style:parent-style-name="738" style:display-name="WW_CharLFO2LVL2" style:family="text" style:name="758">
      <style:paragraph-properties/>
      <style:text-properties fo:font-family="OpenSymbol" style:font-family-complex="OpenSymbol"/>
    </style:style>
    <style:style style:parent-style-name="738" style:display-name="WW_CharLFO2LVL3" style:family="text" style:name="759">
      <style:paragraph-properties/>
      <style:text-properties fo:font-family="OpenSymbol" style:font-family-complex="OpenSymbol"/>
    </style:style>
    <style:style style:parent-style-name="738" style:display-name="WW_CharLFO2LVL4" style:family="text" style:name="760">
      <style:paragraph-properties/>
      <style:text-properties fo:font-family="OpenSymbol" style:font-family-complex="OpenSymbol"/>
    </style:style>
    <style:style style:parent-style-name="738" style:display-name="WW_CharLFO2LVL5" style:family="text" style:name="761">
      <style:paragraph-properties/>
      <style:text-properties fo:font-family="OpenSymbol" style:font-family-complex="OpenSymbol"/>
    </style:style>
    <style:style style:parent-style-name="738" style:display-name="WW_CharLFO2LVL6" style:family="text" style:name="762">
      <style:paragraph-properties/>
      <style:text-properties fo:font-family="OpenSymbol" style:font-family-complex="OpenSymbol"/>
    </style:style>
    <style:style style:parent-style-name="738" style:display-name="WW_CharLFO2LVL7" style:family="text" style:name="763">
      <style:paragraph-properties/>
      <style:text-properties fo:font-family="OpenSymbol" style:font-family-complex="OpenSymbol"/>
    </style:style>
    <style:style style:parent-style-name="738" style:display-name="WW_CharLFO2LVL8" style:family="text" style:name="764">
      <style:paragraph-properties/>
      <style:text-properties fo:font-family="OpenSymbol" style:font-family-complex="OpenSymbol"/>
    </style:style>
    <style:style style:parent-style-name="738" style:display-name="WW_CharLFO2LVL9" style:family="text" style:name="765">
      <style:paragraph-properties/>
      <style:text-properties fo:font-family="OpenSymbol" style:font-family-complex="OpenSymbol"/>
    </style:style>
    <style:style style:parent-style-name="738" style:display-name="WW_CharLFO3LVL1" style:family="text" style:name="766">
      <style:paragraph-properties/>
      <style:text-properties fo:font-family="OpenSymbol" style:font-family-complex="OpenSymbol"/>
    </style:style>
    <style:style style:parent-style-name="738" style:display-name="WW_CharLFO3LVL2" style:family="text" style:name="767">
      <style:paragraph-properties/>
      <style:text-properties fo:font-family="OpenSymbol" style:font-family-complex="OpenSymbol"/>
    </style:style>
    <style:style style:parent-style-name="738" style:display-name="WW_CharLFO3LVL3" style:family="text" style:name="768">
      <style:paragraph-properties/>
      <style:text-properties fo:font-family="OpenSymbol" style:font-family-complex="OpenSymbol"/>
    </style:style>
    <style:style style:parent-style-name="738" style:display-name="WW_CharLFO3LVL4" style:family="text" style:name="769">
      <style:paragraph-properties/>
      <style:text-properties fo:font-family="OpenSymbol" style:font-family-complex="OpenSymbol"/>
    </style:style>
    <style:style style:parent-style-name="738" style:display-name="WW_CharLFO3LVL5" style:family="text" style:name="770">
      <style:paragraph-properties/>
      <style:text-properties fo:font-family="OpenSymbol" style:font-family-complex="OpenSymbol"/>
    </style:style>
    <style:style style:parent-style-name="738" style:display-name="WW_CharLFO3LVL6" style:family="text" style:name="771">
      <style:paragraph-properties/>
      <style:text-properties fo:font-family="OpenSymbol" style:font-family-complex="OpenSymbol"/>
    </style:style>
    <style:style style:parent-style-name="738" style:display-name="WW_CharLFO3LVL7" style:family="text" style:name="772">
      <style:paragraph-properties/>
      <style:text-properties fo:font-family="OpenSymbol" style:font-family-complex="OpenSymbol"/>
    </style:style>
    <style:style style:parent-style-name="738" style:display-name="WW_CharLFO3LVL8" style:family="text" style:name="773">
      <style:paragraph-properties/>
      <style:text-properties fo:font-family="OpenSymbol" style:font-family-complex="OpenSymbol"/>
    </style:style>
    <style:style style:parent-style-name="738" style:display-name="WW_CharLFO3LVL9" style:family="text" style:name="774">
      <style:paragraph-properties/>
      <style:text-properties fo:font-family="OpenSymbol" style:font-family-complex="OpenSymbol"/>
    </style:style>
    <style:style style:parent-style-name="738" style:display-name="WW_CharLFO4LVL1" style:family="text" style:name="775">
      <style:paragraph-properties/>
      <style:text-properties fo:font-family="OpenSymbol" style:font-family-complex="OpenSymbol"/>
    </style:style>
    <style:style style:parent-style-name="738" style:display-name="WW_CharLFO4LVL2" style:family="text" style:name="776">
      <style:paragraph-properties/>
      <style:text-properties fo:font-family="OpenSymbol" style:font-family-complex="OpenSymbol"/>
    </style:style>
    <style:style style:parent-style-name="738" style:display-name="WW_CharLFO4LVL3" style:family="text" style:name="777">
      <style:paragraph-properties/>
      <style:text-properties fo:font-family="OpenSymbol" style:font-family-complex="OpenSymbol"/>
    </style:style>
    <style:style style:parent-style-name="738" style:display-name="WW_CharLFO4LVL4" style:family="text" style:name="778">
      <style:paragraph-properties/>
      <style:text-properties fo:font-family="OpenSymbol" style:font-family-complex="OpenSymbol"/>
    </style:style>
    <style:style style:parent-style-name="738" style:display-name="WW_CharLFO4LVL5" style:family="text" style:name="779">
      <style:paragraph-properties/>
      <style:text-properties fo:font-family="OpenSymbol" style:font-family-complex="OpenSymbol"/>
    </style:style>
    <style:style style:parent-style-name="738" style:display-name="WW_CharLFO4LVL6" style:family="text" style:name="780">
      <style:paragraph-properties/>
      <style:text-properties fo:font-family="OpenSymbol" style:font-family-complex="OpenSymbol"/>
    </style:style>
    <style:style style:parent-style-name="738" style:display-name="WW_CharLFO4LVL7" style:family="text" style:name="781">
      <style:paragraph-properties/>
      <style:text-properties fo:font-family="OpenSymbol" style:font-family-complex="OpenSymbol"/>
    </style:style>
    <style:style style:parent-style-name="738" style:display-name="WW_CharLFO4LVL8" style:family="text" style:name="782">
      <style:paragraph-properties/>
      <style:text-properties fo:font-family="OpenSymbol" style:font-family-complex="OpenSymbol"/>
    </style:style>
    <style:style style:parent-style-name="738" style:display-name="WW_CharLFO4LVL9" style:family="text" style:name="783">
      <style:paragraph-properties/>
      <style:text-properties fo:font-family="OpenSymbol" style:font-family-complex="OpenSymbol"/>
    </style:style>
    <style:style style:parent-style-name="738" style:display-name="WW_CharLFO5LVL1" style:family="text" style:name="784">
      <style:paragraph-properties/>
      <style:text-properties fo:font-family="OpenSymbol" style:font-family-complex="OpenSymbol"/>
    </style:style>
    <style:style style:parent-style-name="738" style:display-name="WW_CharLFO5LVL2" style:family="text" style:name="785">
      <style:paragraph-properties/>
      <style:text-properties fo:font-family="OpenSymbol" style:font-family-complex="OpenSymbol"/>
    </style:style>
    <style:style style:parent-style-name="738" style:display-name="WW_CharLFO5LVL3" style:family="text" style:name="786">
      <style:paragraph-properties/>
      <style:text-properties fo:font-family="OpenSymbol" style:font-family-complex="OpenSymbol"/>
    </style:style>
    <style:style style:parent-style-name="738" style:display-name="WW_CharLFO5LVL4" style:family="text" style:name="787">
      <style:paragraph-properties/>
      <style:text-properties fo:font-family="OpenSymbol" style:font-family-complex="OpenSymbol"/>
    </style:style>
    <style:style style:parent-style-name="738" style:display-name="WW_CharLFO5LVL5" style:family="text" style:name="788">
      <style:paragraph-properties/>
      <style:text-properties fo:font-family="OpenSymbol" style:font-family-complex="OpenSymbol"/>
    </style:style>
    <style:style style:parent-style-name="738" style:display-name="WW_CharLFO5LVL6" style:family="text" style:name="789">
      <style:paragraph-properties/>
      <style:text-properties fo:font-family="OpenSymbol" style:font-family-complex="OpenSymbol"/>
    </style:style>
    <style:style style:parent-style-name="738" style:display-name="WW_CharLFO5LVL7" style:family="text" style:name="790">
      <style:paragraph-properties/>
      <style:text-properties fo:font-family="OpenSymbol" style:font-family-complex="OpenSymbol"/>
    </style:style>
    <style:style style:parent-style-name="738" style:display-name="WW_CharLFO5LVL8" style:family="text" style:name="791">
      <style:paragraph-properties/>
      <style:text-properties fo:font-family="OpenSymbol" style:font-family-complex="OpenSymbol"/>
    </style:style>
    <style:style style:parent-style-name="738" style:display-name="WW_CharLFO5LVL9" style:family="text" style:name="792">
      <style:paragraph-properties/>
      <style:text-properties fo:font-family="OpenSymbol" style:font-family-complex="OpenSymbol"/>
    </style:style>
    <style:style style:parent-style-name="738" style:display-name="WW_CharLFO6LVL1" style:family="text" style:name="793">
      <style:paragraph-properties/>
      <style:text-properties fo:font-family="OpenSymbol" style:font-family-complex="OpenSymbol"/>
    </style:style>
    <style:style style:parent-style-name="738" style:display-name="WW_CharLFO6LVL2" style:family="text" style:name="794">
      <style:paragraph-properties/>
      <style:text-properties fo:font-family="OpenSymbol" style:font-family-complex="OpenSymbol"/>
    </style:style>
    <style:style style:parent-style-name="738" style:display-name="WW_CharLFO6LVL3" style:family="text" style:name="795">
      <style:paragraph-properties/>
      <style:text-properties fo:font-family="OpenSymbol" style:font-family-complex="OpenSymbol"/>
    </style:style>
    <style:style style:parent-style-name="738" style:display-name="WW_CharLFO6LVL4" style:family="text" style:name="796">
      <style:paragraph-properties/>
      <style:text-properties fo:font-family="OpenSymbol" style:font-family-complex="OpenSymbol"/>
    </style:style>
    <style:style style:parent-style-name="738" style:display-name="WW_CharLFO6LVL5" style:family="text" style:name="797">
      <style:paragraph-properties/>
      <style:text-properties fo:font-family="OpenSymbol" style:font-family-complex="OpenSymbol"/>
    </style:style>
    <style:style style:parent-style-name="738" style:display-name="WW_CharLFO6LVL6" style:family="text" style:name="798">
      <style:paragraph-properties/>
      <style:text-properties fo:font-family="OpenSymbol" style:font-family-complex="OpenSymbol"/>
    </style:style>
    <style:style style:parent-style-name="738" style:display-name="WW_CharLFO6LVL7" style:family="text" style:name="799">
      <style:paragraph-properties/>
      <style:text-properties fo:font-family="OpenSymbol" style:font-family-complex="OpenSymbol"/>
    </style:style>
    <style:style style:parent-style-name="738" style:display-name="WW_CharLFO6LVL8" style:family="text" style:name="800">
      <style:paragraph-properties/>
      <style:text-properties fo:font-family="OpenSymbol" style:font-family-complex="OpenSymbol"/>
    </style:style>
    <style:style style:parent-style-name="738" style:display-name="WW_CharLFO6LVL9" style:family="text" style:name="801">
      <style:paragraph-properties/>
      <style:text-properties fo:font-family="OpenSymbol" style:font-family-complex="OpenSymbol"/>
    </style:style>
    <style:style style:parent-style-name="738" style:display-name="WW_CharLFO7LVL1" style:family="text" style:name="802">
      <style:paragraph-properties/>
      <style:text-properties fo:font-family="OpenSymbol" style:font-family-complex="OpenSymbol"/>
    </style:style>
    <style:style style:parent-style-name="738" style:display-name="WW_CharLFO7LVL2" style:family="text" style:name="803">
      <style:paragraph-properties/>
      <style:text-properties fo:font-family="OpenSymbol" style:font-family-complex="OpenSymbol"/>
    </style:style>
    <style:style style:parent-style-name="738" style:display-name="WW_CharLFO7LVL3" style:family="text" style:name="804">
      <style:paragraph-properties/>
      <style:text-properties fo:font-family="OpenSymbol" style:font-family-complex="OpenSymbol"/>
    </style:style>
    <style:style style:parent-style-name="738" style:display-name="WW_CharLFO7LVL4" style:family="text" style:name="805">
      <style:paragraph-properties/>
      <style:text-properties fo:font-family="OpenSymbol" style:font-family-complex="OpenSymbol"/>
    </style:style>
    <style:style style:parent-style-name="738" style:display-name="WW_CharLFO7LVL5" style:family="text" style:name="806">
      <style:paragraph-properties/>
      <style:text-properties fo:font-family="OpenSymbol" style:font-family-complex="OpenSymbol"/>
    </style:style>
    <style:style style:parent-style-name="738" style:display-name="WW_CharLFO7LVL6" style:family="text" style:name="807">
      <style:paragraph-properties/>
      <style:text-properties fo:font-family="OpenSymbol" style:font-family-complex="OpenSymbol"/>
    </style:style>
    <style:style style:parent-style-name="738" style:display-name="WW_CharLFO7LVL7" style:family="text" style:name="808">
      <style:paragraph-properties/>
      <style:text-properties fo:font-family="OpenSymbol" style:font-family-complex="OpenSymbol"/>
    </style:style>
    <style:style style:parent-style-name="738" style:display-name="WW_CharLFO7LVL8" style:family="text" style:name="809">
      <style:paragraph-properties/>
      <style:text-properties fo:font-family="OpenSymbol" style:font-family-complex="OpenSymbol"/>
    </style:style>
    <style:style style:parent-style-name="738" style:display-name="WW_CharLFO7LVL9" style:family="text" style:name="810">
      <style:paragraph-properties/>
      <style:text-properties fo:font-family="OpenSymbol" style:font-family-complex="OpenSymbol"/>
    </style:style>
    <style:style style:parent-style-name="738" style:display-name="WW_CharLFO8LVL1" style:family="text" style:name="811">
      <style:paragraph-properties/>
      <style:text-properties fo:font-family="OpenSymbol" style:font-family-complex="OpenSymbol"/>
    </style:style>
    <style:style style:parent-style-name="738" style:display-name="WW_CharLFO8LVL2" style:family="text" style:name="812">
      <style:paragraph-properties/>
      <style:text-properties fo:font-family="OpenSymbol" style:font-family-complex="OpenSymbol"/>
    </style:style>
    <style:style style:parent-style-name="738" style:display-name="WW_CharLFO8LVL3" style:family="text" style:name="813">
      <style:paragraph-properties/>
      <style:text-properties fo:font-family="OpenSymbol" style:font-family-complex="OpenSymbol"/>
    </style:style>
    <style:style style:parent-style-name="738" style:display-name="WW_CharLFO8LVL4" style:family="text" style:name="814">
      <style:paragraph-properties/>
      <style:text-properties fo:font-family="OpenSymbol" style:font-family-complex="OpenSymbol"/>
    </style:style>
    <style:style style:parent-style-name="738" style:display-name="WW_CharLFO8LVL5" style:family="text" style:name="815">
      <style:paragraph-properties/>
      <style:text-properties fo:font-family="OpenSymbol" style:font-family-complex="OpenSymbol"/>
    </style:style>
    <style:style style:parent-style-name="738" style:display-name="WW_CharLFO8LVL6" style:family="text" style:name="816">
      <style:paragraph-properties/>
      <style:text-properties fo:font-family="OpenSymbol" style:font-family-complex="OpenSymbol"/>
    </style:style>
    <style:style style:parent-style-name="738" style:display-name="WW_CharLFO8LVL7" style:family="text" style:name="817">
      <style:paragraph-properties/>
      <style:text-properties fo:font-family="OpenSymbol" style:font-family-complex="OpenSymbol"/>
    </style:style>
    <style:style style:parent-style-name="738" style:display-name="WW_CharLFO8LVL8" style:family="text" style:name="818">
      <style:paragraph-properties/>
      <style:text-properties fo:font-family="OpenSymbol" style:font-family-complex="OpenSymbol"/>
    </style:style>
    <style:style style:parent-style-name="738" style:display-name="WW_CharLFO8LVL9" style:family="text" style:name="819">
      <style:paragraph-properties/>
      <style:text-properties fo:font-family="OpenSymbol" style:font-family-complex="OpenSymbol"/>
    </style:style>
    <style:style style:parent-style-name="738" style:display-name="WW_CharLFO9LVL1" style:family="text" style:name="820">
      <style:paragraph-properties/>
      <style:text-properties fo:font-family="OpenSymbol" style:font-family-complex="OpenSymbol"/>
    </style:style>
    <style:style style:parent-style-name="738" style:display-name="WW_CharLFO9LVL2" style:family="text" style:name="821">
      <style:paragraph-properties/>
      <style:text-properties fo:font-family="OpenSymbol" style:font-family-complex="OpenSymbol"/>
    </style:style>
    <style:style style:parent-style-name="738" style:display-name="WW_CharLFO9LVL3" style:family="text" style:name="822">
      <style:paragraph-properties/>
      <style:text-properties fo:font-family="OpenSymbol" style:font-family-complex="OpenSymbol"/>
    </style:style>
    <style:style style:parent-style-name="738" style:display-name="WW_CharLFO9LVL4" style:family="text" style:name="823">
      <style:paragraph-properties/>
      <style:text-properties fo:font-family="OpenSymbol" style:font-family-complex="OpenSymbol"/>
    </style:style>
    <style:style style:parent-style-name="738" style:display-name="WW_CharLFO9LVL5" style:family="text" style:name="824">
      <style:paragraph-properties/>
      <style:text-properties fo:font-family="OpenSymbol" style:font-family-complex="OpenSymbol"/>
    </style:style>
    <style:style style:parent-style-name="738" style:display-name="WW_CharLFO9LVL6" style:family="text" style:name="825">
      <style:paragraph-properties/>
      <style:text-properties fo:font-family="OpenSymbol" style:font-family-complex="OpenSymbol"/>
    </style:style>
    <style:style style:parent-style-name="738" style:display-name="WW_CharLFO9LVL7" style:family="text" style:name="826">
      <style:paragraph-properties/>
      <style:text-properties fo:font-family="OpenSymbol" style:font-family-complex="OpenSymbol"/>
    </style:style>
    <style:style style:parent-style-name="738" style:display-name="WW_CharLFO9LVL8" style:family="text" style:name="827">
      <style:paragraph-properties/>
      <style:text-properties fo:font-family="OpenSymbol" style:font-family-complex="OpenSymbol"/>
    </style:style>
    <style:style style:parent-style-name="738" style:display-name="WW_CharLFO9LVL9" style:family="text" style:name="828">
      <style:paragraph-properties/>
      <style:text-properties fo:font-family="OpenSymbol" style:font-family-complex="OpenSymbol"/>
    </style:style>
    <style:style style:parent-style-name="738" style:display-name="WW_CharLFO10LVL1" style:family="text" style:name="829">
      <style:paragraph-properties/>
      <style:text-properties fo:font-family="OpenSymbol" style:font-family-complex="OpenSymbol"/>
    </style:style>
    <style:style style:parent-style-name="738" style:display-name="WW_CharLFO10LVL2" style:family="text" style:name="830">
      <style:paragraph-properties/>
      <style:text-properties fo:font-family="OpenSymbol" style:font-family-complex="OpenSymbol"/>
    </style:style>
    <style:style style:parent-style-name="738" style:display-name="WW_CharLFO10LVL3" style:family="text" style:name="831">
      <style:paragraph-properties/>
      <style:text-properties fo:font-family="OpenSymbol" style:font-family-complex="OpenSymbol"/>
    </style:style>
    <style:style style:parent-style-name="738" style:display-name="WW_CharLFO10LVL4" style:family="text" style:name="832">
      <style:paragraph-properties/>
      <style:text-properties fo:font-family="OpenSymbol" style:font-family-complex="OpenSymbol"/>
    </style:style>
    <style:style style:parent-style-name="738" style:display-name="WW_CharLFO10LVL5" style:family="text" style:name="833">
      <style:paragraph-properties/>
      <style:text-properties fo:font-family="OpenSymbol" style:font-family-complex="OpenSymbol"/>
    </style:style>
    <style:style style:parent-style-name="738" style:display-name="WW_CharLFO10LVL6" style:family="text" style:name="834">
      <style:paragraph-properties/>
      <style:text-properties fo:font-family="OpenSymbol" style:font-family-complex="OpenSymbol"/>
    </style:style>
    <style:style style:parent-style-name="738" style:display-name="WW_CharLFO10LVL7" style:family="text" style:name="835">
      <style:paragraph-properties/>
      <style:text-properties fo:font-family="OpenSymbol" style:font-family-complex="OpenSymbol"/>
    </style:style>
    <style:style style:parent-style-name="738" style:display-name="WW_CharLFO10LVL8" style:family="text" style:name="836">
      <style:paragraph-properties/>
      <style:text-properties fo:font-family="OpenSymbol" style:font-family-complex="OpenSymbol"/>
    </style:style>
    <style:style style:parent-style-name="738" style:display-name="WW_CharLFO10LVL9" style:family="text" style:name="837">
      <style:paragraph-properties/>
      <style:text-properties fo:font-family="OpenSymbol" style:font-family-complex="OpenSymbol"/>
    </style:style>
    <style:style style:parent-style-name="738" style:display-name="WW_CharLFO11LVL1" style:family="text" style:name="838">
      <style:paragraph-properties/>
      <style:text-properties fo:font-family="OpenSymbol" style:font-family-complex="OpenSymbol"/>
    </style:style>
    <style:style style:parent-style-name="738" style:display-name="WW_CharLFO11LVL2" style:family="text" style:name="839">
      <style:paragraph-properties/>
      <style:text-properties fo:font-family="OpenSymbol" style:font-family-complex="OpenSymbol"/>
    </style:style>
    <style:style style:parent-style-name="738" style:display-name="WW_CharLFO11LVL3" style:family="text" style:name="840">
      <style:paragraph-properties/>
      <style:text-properties fo:font-family="OpenSymbol" style:font-family-complex="OpenSymbol"/>
    </style:style>
    <style:style style:parent-style-name="738" style:display-name="WW_CharLFO11LVL4" style:family="text" style:name="841">
      <style:paragraph-properties/>
      <style:text-properties fo:font-family="OpenSymbol" style:font-family-complex="OpenSymbol"/>
    </style:style>
    <style:style style:parent-style-name="738" style:display-name="WW_CharLFO11LVL5" style:family="text" style:name="842">
      <style:paragraph-properties/>
      <style:text-properties fo:font-family="OpenSymbol" style:font-family-complex="OpenSymbol"/>
    </style:style>
    <style:style style:parent-style-name="738" style:display-name="WW_CharLFO11LVL6" style:family="text" style:name="843">
      <style:paragraph-properties/>
      <style:text-properties fo:font-family="OpenSymbol" style:font-family-complex="OpenSymbol"/>
    </style:style>
    <style:style style:parent-style-name="738" style:display-name="WW_CharLFO11LVL7" style:family="text" style:name="844">
      <style:paragraph-properties/>
      <style:text-properties fo:font-family="OpenSymbol" style:font-family-complex="OpenSymbol"/>
    </style:style>
    <style:style style:parent-style-name="738" style:display-name="WW_CharLFO11LVL8" style:family="text" style:name="845">
      <style:paragraph-properties/>
      <style:text-properties fo:font-family="OpenSymbol" style:font-family-complex="OpenSymbol"/>
    </style:style>
    <style:style style:parent-style-name="738" style:display-name="WW_CharLFO11LVL9" style:family="text" style:name="846">
      <style:paragraph-properties/>
      <style:text-properties fo:font-family="OpenSymbol" style:font-family-complex="OpenSymbol"/>
    </style:style>
    <style:style style:parent-style-name="738" style:display-name="WW_CharLFO12LVL1" style:family="text" style:name="847">
      <style:paragraph-properties/>
      <style:text-properties fo:font-family="Symbol" style:font-family-complex="Symbol"/>
    </style:style>
    <style:style style:parent-style-name="738" style:display-name="WW_CharLFO12LVL2" style:family="text" style:name="848">
      <style:paragraph-properties/>
      <style:text-properties fo:font-family="Courier New" style:font-family-complex="Courier New"/>
    </style:style>
    <style:style style:parent-style-name="738" style:display-name="WW_CharLFO12LVL3" style:family="text" style:name="849">
      <style:paragraph-properties/>
      <style:text-properties fo:font-family="Wingdings" style:font-family-complex="Wingdings"/>
    </style:style>
    <style:style style:parent-style-name="738" style:display-name="WW_CharLFO12LVL4" style:family="text" style:name="850">
      <style:paragraph-properties/>
      <style:text-properties fo:font-family="Symbol" style:font-family-complex="Symbol"/>
    </style:style>
    <style:style style:parent-style-name="738" style:display-name="WW_CharLFO12LVL5" style:family="text" style:name="851">
      <style:paragraph-properties/>
      <style:text-properties fo:font-family="Courier New" style:font-family-complex="Courier New"/>
    </style:style>
    <style:style style:parent-style-name="738" style:display-name="WW_CharLFO12LVL6" style:family="text" style:name="852">
      <style:paragraph-properties/>
      <style:text-properties fo:font-family="Wingdings" style:font-family-complex="Wingdings"/>
    </style:style>
    <style:style style:parent-style-name="738" style:display-name="WW_CharLFO12LVL7" style:family="text" style:name="853">
      <style:paragraph-properties/>
      <style:text-properties fo:font-family="Symbol" style:font-family-complex="Symbol"/>
    </style:style>
    <style:style style:parent-style-name="738" style:display-name="WW_CharLFO12LVL8" style:family="text" style:name="854">
      <style:paragraph-properties/>
      <style:text-properties fo:font-family="Courier New" style:font-family-complex="Courier New"/>
    </style:style>
    <style:style style:parent-style-name="738" style:display-name="WW_CharLFO12LVL9" style:family="text" style:name="855">
      <style:paragraph-properties/>
      <style:text-properties fo:font-family="Wingdings" style:font-family-complex="Wingdings"/>
    </style:style>
    <style:style style:parent-style-name="738" style:display-name="WW_CharLFO13LVL1" style:family="text" style:name="856">
      <style:paragraph-properties/>
      <style:text-properties fo:font-family="Symbol" style:font-family-complex="Symbol"/>
    </style:style>
    <style:style style:parent-style-name="738" style:display-name="WW_CharLFO13LVL2" style:family="text" style:name="857">
      <style:paragraph-properties/>
      <style:text-properties fo:font-family="Courier New" style:font-family-complex="Courier New"/>
    </style:style>
    <style:style style:parent-style-name="738" style:display-name="WW_CharLFO13LVL3" style:family="text" style:name="858">
      <style:paragraph-properties/>
      <style:text-properties fo:font-family="Wingdings" style:font-family-complex="Wingdings"/>
    </style:style>
    <style:style style:parent-style-name="738" style:display-name="WW_CharLFO13LVL4" style:family="text" style:name="859">
      <style:paragraph-properties/>
      <style:text-properties fo:font-family="Symbol" style:font-family-complex="Symbol"/>
    </style:style>
    <style:style style:parent-style-name="738" style:display-name="WW_CharLFO13LVL5" style:family="text" style:name="860">
      <style:paragraph-properties/>
      <style:text-properties fo:font-family="Courier New" style:font-family-complex="Courier New"/>
    </style:style>
    <style:style style:parent-style-name="738" style:display-name="WW_CharLFO13LVL6" style:family="text" style:name="861">
      <style:paragraph-properties/>
      <style:text-properties fo:font-family="Wingdings" style:font-family-complex="Wingdings"/>
    </style:style>
    <style:style style:parent-style-name="738" style:display-name="WW_CharLFO13LVL7" style:family="text" style:name="862">
      <style:paragraph-properties/>
      <style:text-properties fo:font-family="Symbol" style:font-family-complex="Symbol"/>
    </style:style>
    <style:style style:parent-style-name="738" style:display-name="WW_CharLFO13LVL8" style:family="text" style:name="863">
      <style:paragraph-properties/>
      <style:text-properties fo:font-family="Courier New" style:font-family-complex="Courier New"/>
    </style:style>
    <style:style style:parent-style-name="738" style:display-name="WW_CharLFO13LVL9" style:family="text" style:name="864">
      <style:paragraph-properties/>
      <style:text-properties fo:font-family="Wingdings" style:font-family-complex="Wingdings"/>
    </style:style>
    <style:style style:parent-style-name="738" style:display-name="T1" style:family="text" style:name="865">
      <style:paragraph-properties/>
      <style:text-properties fo:font-family="OpenSymbol" style:font-family-complex="OpenSymbol"/>
    </style:style>
    <style:style style:parent-style-name="738" style:display-name="T2" style:family="text" style:name="866">
      <style:paragraph-properties/>
      <style:text-properties fo:font-family="OpenSymbol" style:font-family-complex="OpenSymbol"/>
    </style:style>
    <style:style style:parent-style-name="738" style:display-name="T3" style:family="text" style:name="867">
      <style:paragraph-properties/>
      <style:text-properties fo:font-family="OpenSymbol" style:font-family-complex="OpenSymbol"/>
    </style:style>
    <style:style style:parent-style-name="738" style:display-name="T4" style:family="text" style:name="868">
      <style:paragraph-properties/>
      <style:text-properties fo:font-family="OpenSymbol" style:font-family-complex="OpenSymbol"/>
    </style:style>
    <style:style style:parent-style-name="738" style:display-name="T5" style:family="text" style:name="869">
      <style:paragraph-properties/>
      <style:text-properties fo:font-family="OpenSymbol" style:font-family-complex="OpenSymbol"/>
    </style:style>
    <style:style style:parent-style-name="738" style:display-name="T6" style:family="text" style:name="870">
      <style:paragraph-properties/>
      <style:text-properties fo:font-family="OpenSymbol" style:font-family-complex="OpenSymbol"/>
    </style:style>
    <style:style style:parent-style-name="738" style:display-name="T7" style:family="text" style:name="871">
      <style:paragraph-properties/>
      <style:text-properties fo:font-family="OpenSymbol" style:font-family-complex="OpenSymbol"/>
    </style:style>
    <style:style style:parent-style-name="738" style:display-name="T8" style:family="text" style:name="872">
      <style:paragraph-properties/>
      <style:text-properties fo:font-family="OpenSymbol" style:font-family-complex="OpenSymbol"/>
    </style:style>
    <style:style style:parent-style-name="738" style:display-name="T9" style:family="text" style:name="873">
      <style:paragraph-properties/>
      <style:text-properties fo:font-family="OpenSymbol" style:font-family-complex="OpenSymbol"/>
    </style:style>
    <style:style style:parent-style-name="738" style:display-name="T10" style:family="text" style:name="874">
      <style:paragraph-properties/>
      <style:text-properties fo:font-family="OpenSymbol" style:font-family-complex="OpenSymbol"/>
    </style:style>
    <style:style style:parent-style-name="738" style:display-name="T11" style:family="text" style:name="875">
      <style:paragraph-properties/>
      <style:text-properties fo:font-family="OpenSymbol" style:font-family-complex="OpenSymbol"/>
    </style:style>
    <style:style style:parent-style-name="738" style:display-name="T12" style:family="text" style:name="876">
      <style:paragraph-properties/>
      <style:text-properties fo:font-family="OpenSymbol" style:font-family-complex="OpenSymbol"/>
    </style:style>
    <style:style style:parent-style-name="738" style:display-name="T13" style:family="text" style:name="877">
      <style:paragraph-properties/>
      <style:text-properties fo:font-family="OpenSymbol" style:font-family-complex="OpenSymbol"/>
    </style:style>
    <style:style style:parent-style-name="738" style:display-name="T14" style:family="text" style:name="878">
      <style:paragraph-properties/>
      <style:text-properties fo:font-family="OpenSymbol" style:font-family-complex="OpenSymbol"/>
    </style:style>
    <style:style style:parent-style-name="738" style:display-name="T15" style:family="text" style:name="879">
      <style:paragraph-properties/>
      <style:text-properties fo:font-family="OpenSymbol" style:font-family-complex="OpenSymbol"/>
    </style:style>
    <style:style style:parent-style-name="738" style:display-name="T16" style:family="text" style:name="880">
      <style:paragraph-properties/>
      <style:text-properties fo:font-family="OpenSymbol" style:font-family-complex="OpenSymbol"/>
    </style:style>
    <style:style style:parent-style-name="738" style:display-name="T17" style:family="text" style:name="881">
      <style:paragraph-properties/>
      <style:text-properties fo:font-family="OpenSymbol" style:font-family-complex="OpenSymbol"/>
    </style:style>
    <style:style style:parent-style-name="738" style:display-name="T18" style:family="text" style:name="882">
      <style:paragraph-properties/>
      <style:text-properties fo:font-family="OpenSymbol" style:font-family-complex="OpenSymbol"/>
    </style:style>
    <style:style style:parent-style-name="738" style:display-name="T19" style:family="text" style:name="883">
      <style:paragraph-properties/>
      <style:text-properties fo:font-family="OpenSymbol" style:font-family-complex="OpenSymbol"/>
    </style:style>
    <style:style style:parent-style-name="738" style:display-name="T20" style:family="text" style:name="884">
      <style:paragraph-properties/>
      <style:text-properties fo:font-family="OpenSymbol" style:font-family-complex="OpenSymbol"/>
    </style:style>
    <style:style style:parent-style-name="738" style:display-name="T21" style:family="text" style:name="885">
      <style:paragraph-properties/>
      <style:text-properties fo:font-family="OpenSymbol" style:font-family-complex="OpenSymbol"/>
    </style:style>
    <style:style style:parent-style-name="738" style:display-name="T22" style:family="text" style:name="886">
      <style:paragraph-properties/>
      <style:text-properties fo:font-family="OpenSymbol" style:font-family-complex="OpenSymbol"/>
    </style:style>
    <style:style style:parent-style-name="738" style:display-name="T23" style:family="text" style:name="887">
      <style:paragraph-properties/>
      <style:text-properties fo:font-family="OpenSymbol" style:font-family-complex="OpenSymbol"/>
    </style:style>
    <style:style style:parent-style-name="738" style:display-name="T24" style:family="text" style:name="888">
      <style:paragraph-properties/>
      <style:text-properties fo:font-family="OpenSymbol" style:font-family-complex="OpenSymbol"/>
    </style:style>
    <style:style style:parent-style-name="738" style:display-name="T25" style:family="text" style:name="889">
      <style:paragraph-properties/>
      <style:text-properties fo:font-family="OpenSymbol" style:font-family-complex="OpenSymbol"/>
    </style:style>
    <style:style style:parent-style-name="738" style:display-name="T26" style:family="text" style:name="890">
      <style:paragraph-properties/>
      <style:text-properties fo:font-family="OpenSymbol" style:font-family-complex="OpenSymbol"/>
    </style:style>
    <style:style style:parent-style-name="738" style:display-name="T27" style:family="text" style:name="891">
      <style:paragraph-properties/>
      <style:text-properties fo:font-family="OpenSymbol" style:font-family-complex="OpenSymbol"/>
    </style:style>
    <style:style style:parent-style-name="738" style:display-name="T28" style:family="text" style:name="892">
      <style:paragraph-properties/>
      <style:text-properties fo:font-family="OpenSymbol" style:font-family-complex="OpenSymbol"/>
    </style:style>
    <style:style style:parent-style-name="738" style:display-name="T29" style:family="text" style:name="893">
      <style:paragraph-properties/>
      <style:text-properties fo:font-family="OpenSymbol" style:font-family-complex="OpenSymbol"/>
    </style:style>
    <style:style style:parent-style-name="738" style:display-name="T30" style:family="text" style:name="894">
      <style:paragraph-properties/>
      <style:text-properties fo:font-family="OpenSymbol" style:font-family-complex="OpenSymbol"/>
    </style:style>
    <style:style style:parent-style-name="738" style:display-name="T31" style:family="text" style:name="895">
      <style:paragraph-properties/>
      <style:text-properties fo:font-family="OpenSymbol" style:font-family-complex="OpenSymbol"/>
    </style:style>
    <style:style style:parent-style-name="738" style:display-name="T32" style:family="text" style:name="896">
      <style:paragraph-properties/>
      <style:text-properties fo:font-family="OpenSymbol" style:font-family-complex="OpenSymbol"/>
    </style:style>
    <style:style style:parent-style-name="738" style:display-name="T33" style:family="text" style:name="897">
      <style:paragraph-properties/>
      <style:text-properties fo:font-family="OpenSymbol" style:font-family-complex="OpenSymbol"/>
    </style:style>
    <style:style style:parent-style-name="738" style:display-name="T34" style:family="text" style:name="898">
      <style:paragraph-properties/>
      <style:text-properties fo:font-family="OpenSymbol" style:font-family-complex="OpenSymbol"/>
    </style:style>
    <style:style style:parent-style-name="738" style:display-name="T35" style:family="text" style:name="899">
      <style:paragraph-properties/>
      <style:text-properties fo:font-family="OpenSymbol" style:font-family-complex="OpenSymbol"/>
    </style:style>
    <style:style style:parent-style-name="738" style:display-name="T36" style:family="text" style:name="900">
      <style:paragraph-properties/>
      <style:text-properties fo:font-family="OpenSymbol" style:font-family-complex="OpenSymbol"/>
    </style:style>
    <style:style style:parent-style-name="738" style:display-name="T37" style:family="text" style:name="901">
      <style:paragraph-properties/>
      <style:text-properties fo:font-family="OpenSymbol" style:font-family-complex="OpenSymbol"/>
    </style:style>
    <style:style style:parent-style-name="738" style:display-name="T38" style:family="text" style:name="902">
      <style:paragraph-properties/>
      <style:text-properties fo:font-family="OpenSymbol" style:font-family-complex="OpenSymbol"/>
    </style:style>
    <style:style style:parent-style-name="738" style:display-name="T39" style:family="text" style:name="903">
      <style:paragraph-properties/>
      <style:text-properties fo:font-family="OpenSymbol" style:font-family-complex="OpenSymbol"/>
    </style:style>
    <style:style style:parent-style-name="738" style:display-name="T40" style:family="text" style:name="904">
      <style:paragraph-properties/>
      <style:text-properties fo:font-family="OpenSymbol" style:font-family-complex="OpenSymbol"/>
    </style:style>
    <style:style style:parent-style-name="738" style:display-name="T41" style:family="text" style:name="905">
      <style:paragraph-properties/>
      <style:text-properties fo:font-family="OpenSymbol" style:font-family-complex="OpenSymbol"/>
    </style:style>
    <style:style style:parent-style-name="738" style:display-name="T42" style:family="text" style:name="906">
      <style:paragraph-properties/>
      <style:text-properties fo:font-family="OpenSymbol" style:font-family-complex="OpenSymbol"/>
    </style:style>
    <style:style style:parent-style-name="738" style:display-name="T43" style:family="text" style:name="907">
      <style:paragraph-properties/>
      <style:text-properties fo:font-family="OpenSymbol" style:font-family-complex="OpenSymbol"/>
    </style:style>
    <style:style style:parent-style-name="738" style:display-name="T44" style:family="text" style:name="908">
      <style:paragraph-properties/>
      <style:text-properties fo:font-family="OpenSymbol" style:font-family-complex="OpenSymbol"/>
    </style:style>
    <style:style style:parent-style-name="738" style:display-name="T45" style:family="text" style:name="909">
      <style:paragraph-properties/>
      <style:text-properties fo:font-family="OpenSymbol" style:font-family-complex="OpenSymbol"/>
    </style:style>
    <style:style style:parent-style-name="738" style:display-name="T46" style:family="text" style:name="910">
      <style:paragraph-properties/>
      <style:text-properties fo:font-family="OpenSymbol" style:font-family-complex="OpenSymbol"/>
    </style:style>
    <style:style style:parent-style-name="738" style:display-name="T47" style:family="text" style:name="911">
      <style:paragraph-properties/>
      <style:text-properties fo:font-family="OpenSymbol" style:font-family-complex="OpenSymbol"/>
    </style:style>
    <style:style style:parent-style-name="738" style:display-name="T48" style:family="text" style:name="912">
      <style:paragraph-properties/>
      <style:text-properties fo:font-family="OpenSymbol" style:font-family-complex="OpenSymbol"/>
    </style:style>
    <style:style style:parent-style-name="738" style:display-name="T49" style:family="text" style:name="913">
      <style:paragraph-properties/>
      <style:text-properties fo:font-family="OpenSymbol" style:font-family-complex="OpenSymbol"/>
    </style:style>
    <style:style style:parent-style-name="738" style:display-name="T50" style:family="text" style:name="914">
      <style:paragraph-properties/>
      <style:text-properties fo:font-family="OpenSymbol" style:font-family-complex="OpenSymbol"/>
    </style:style>
    <style:style style:parent-style-name="738" style:display-name="T51" style:family="text" style:name="915">
      <style:paragraph-properties/>
      <style:text-properties fo:font-family="OpenSymbol" style:font-family-complex="OpenSymbol"/>
    </style:style>
    <style:style style:parent-style-name="738" style:display-name="T52" style:family="text" style:name="916">
      <style:paragraph-properties/>
      <style:text-properties fo:font-family="OpenSymbol" style:font-family-complex="OpenSymbol"/>
    </style:style>
    <style:style style:parent-style-name="738" style:display-name="T53" style:family="text" style:name="917">
      <style:paragraph-properties/>
      <style:text-properties fo:font-family="OpenSymbol" style:font-family-complex="OpenSymbol"/>
    </style:style>
    <style:style style:parent-style-name="738" style:display-name="T54" style:family="text" style:name="918">
      <style:paragraph-properties/>
      <style:text-properties fo:font-family="OpenSymbol" style:font-family-complex="OpenSymbol"/>
    </style:style>
    <style:style style:parent-style-name="738" style:display-name="T55" style:family="text" style:name="919">
      <style:paragraph-properties/>
      <style:text-properties fo:font-family="OpenSymbol" style:font-family-complex="OpenSymbol"/>
    </style:style>
    <style:style style:parent-style-name="738" style:display-name="T56" style:family="text" style:name="920">
      <style:paragraph-properties/>
      <style:text-properties fo:font-family="OpenSymbol" style:font-family-complex="OpenSymbol"/>
    </style:style>
    <style:style style:parent-style-name="738" style:display-name="T57" style:family="text" style:name="921">
      <style:paragraph-properties/>
      <style:text-properties fo:font-family="OpenSymbol" style:font-family-complex="OpenSymbol"/>
    </style:style>
    <style:style style:parent-style-name="738" style:display-name="T58" style:family="text" style:name="922">
      <style:paragraph-properties/>
      <style:text-properties fo:font-family="OpenSymbol" style:font-family-complex="OpenSymbol"/>
    </style:style>
    <style:style style:parent-style-name="738" style:display-name="T59" style:family="text" style:name="923">
      <style:paragraph-properties/>
      <style:text-properties fo:font-family="OpenSymbol" style:font-family-complex="OpenSymbol"/>
    </style:style>
    <style:style style:parent-style-name="738" style:display-name="T60" style:family="text" style:name="924">
      <style:paragraph-properties/>
      <style:text-properties fo:font-family="OpenSymbol" style:font-family-complex="OpenSymbol"/>
    </style:style>
    <style:style style:parent-style-name="738" style:display-name="T61" style:family="text" style:name="925">
      <style:paragraph-properties/>
      <style:text-properties fo:font-family="OpenSymbol" style:font-family-complex="OpenSymbol"/>
    </style:style>
    <style:style style:parent-style-name="738" style:display-name="T62" style:family="text" style:name="926">
      <style:paragraph-properties/>
      <style:text-properties fo:font-family="OpenSymbol" style:font-family-complex="OpenSymbol"/>
    </style:style>
    <style:style style:parent-style-name="738" style:display-name="T63" style:family="text" style:name="927">
      <style:paragraph-properties/>
      <style:text-properties fo:font-family="OpenSymbol" style:font-family-complex="OpenSymbol"/>
    </style:style>
    <style:style style:parent-style-name="738" style:display-name="T64" style:family="text" style:name="928">
      <style:paragraph-properties/>
      <style:text-properties fo:font-family="OpenSymbol" style:font-family-complex="OpenSymbol"/>
    </style:style>
    <style:style style:parent-style-name="738" style:display-name="T65" style:family="text" style:name="929">
      <style:paragraph-properties/>
      <style:text-properties fo:font-family="OpenSymbol" style:font-family-complex="OpenSymbol"/>
    </style:style>
    <style:style style:parent-style-name="738" style:display-name="T66" style:family="text" style:name="930">
      <style:paragraph-properties/>
      <style:text-properties fo:font-family="OpenSymbol" style:font-family-complex="OpenSymbol"/>
    </style:style>
    <style:style style:parent-style-name="738" style:display-name="T67" style:family="text" style:name="931">
      <style:paragraph-properties/>
      <style:text-properties fo:font-family="OpenSymbol" style:font-family-complex="OpenSymbol"/>
    </style:style>
    <style:style style:parent-style-name="738" style:display-name="T68" style:family="text" style:name="932">
      <style:paragraph-properties/>
      <style:text-properties fo:font-family="OpenSymbol" style:font-family-complex="OpenSymbol"/>
    </style:style>
    <style:style style:parent-style-name="738" style:display-name="T69" style:family="text" style:name="933">
      <style:paragraph-properties/>
      <style:text-properties fo:font-family="OpenSymbol" style:font-family-complex="OpenSymbol"/>
    </style:style>
    <style:style style:parent-style-name="738" style:display-name="T70" style:family="text" style:name="934">
      <style:paragraph-properties/>
      <style:text-properties fo:font-family="OpenSymbol" style:font-family-complex="OpenSymbol"/>
    </style:style>
    <style:style style:parent-style-name="738" style:display-name="T71" style:family="text" style:name="935">
      <style:paragraph-properties/>
      <style:text-properties fo:font-family="OpenSymbol" style:font-family-complex="OpenSymbol"/>
    </style:style>
    <style:style style:parent-style-name="738" style:display-name="T72" style:family="text" style:name="936">
      <style:paragraph-properties/>
      <style:text-properties fo:font-family="OpenSymbol" style:font-family-complex="OpenSymbol"/>
    </style:style>
    <style:style style:parent-style-name="738" style:display-name="T73" style:family="text" style:name="937">
      <style:paragraph-properties/>
      <style:text-properties fo:font-family="OpenSymbol" style:font-family-complex="OpenSymbol"/>
    </style:style>
    <style:style style:parent-style-name="738" style:display-name="T74" style:family="text" style:name="938">
      <style:paragraph-properties/>
      <style:text-properties fo:font-family="OpenSymbol" style:font-family-complex="OpenSymbol"/>
    </style:style>
    <style:style style:parent-style-name="738" style:display-name="T75" style:family="text" style:name="939">
      <style:paragraph-properties/>
      <style:text-properties fo:font-family="OpenSymbol" style:font-family-complex="OpenSymbol"/>
    </style:style>
    <style:style style:parent-style-name="738" style:display-name="T76" style:family="text" style:name="940">
      <style:paragraph-properties/>
      <style:text-properties fo:font-family="OpenSymbol" style:font-family-complex="OpenSymbol"/>
    </style:style>
    <style:style style:parent-style-name="738" style:display-name="T77" style:family="text" style:name="941">
      <style:paragraph-properties/>
      <style:text-properties fo:font-family="OpenSymbol" style:font-family-complex="OpenSymbol"/>
    </style:style>
    <style:style style:parent-style-name="738" style:display-name="T78" style:family="text" style:name="942">
      <style:paragraph-properties/>
      <style:text-properties fo:font-family="OpenSymbol" style:font-family-complex="OpenSymbol"/>
    </style:style>
    <style:style style:parent-style-name="738" style:display-name="T79" style:family="text" style:name="943">
      <style:paragraph-properties/>
      <style:text-properties fo:font-family="OpenSymbol" style:font-family-complex="OpenSymbol"/>
    </style:style>
    <style:style style:parent-style-name="738" style:display-name="T80" style:family="text" style:name="944">
      <style:paragraph-properties/>
      <style:text-properties fo:font-family="OpenSymbol" style:font-family-complex="OpenSymbol"/>
    </style:style>
    <style:style style:parent-style-name="738" style:display-name="T81" style:family="text" style:name="945">
      <style:paragraph-properties/>
      <style:text-properties fo:font-family="OpenSymbol" style:font-family-complex="OpenSymbol"/>
    </style:style>
    <style:style style:parent-style-name="738" style:display-name="T82" style:family="text" style:name="946">
      <style:paragraph-properties/>
      <style:text-properties fo:font-family="OpenSymbol" style:font-family-complex="OpenSymbol"/>
    </style:style>
    <style:style style:parent-style-name="738" style:display-name="T83" style:family="text" style:name="947">
      <style:paragraph-properties/>
      <style:text-properties fo:font-family="OpenSymbol" style:font-family-complex="OpenSymbol"/>
    </style:style>
    <style:style style:parent-style-name="738" style:display-name="T84" style:family="text" style:name="948">
      <style:paragraph-properties/>
      <style:text-properties fo:font-family="OpenSymbol" style:font-family-complex="OpenSymbol"/>
    </style:style>
    <style:style style:parent-style-name="738" style:display-name="T85" style:family="text" style:name="949">
      <style:paragraph-properties/>
      <style:text-properties fo:font-family="OpenSymbol" style:font-family-complex="OpenSymbol"/>
    </style:style>
    <style:style style:parent-style-name="738" style:display-name="T86" style:family="text" style:name="950">
      <style:paragraph-properties/>
      <style:text-properties fo:font-family="OpenSymbol" style:font-family-complex="OpenSymbol"/>
    </style:style>
    <style:style style:parent-style-name="738" style:display-name="T87" style:family="text" style:name="951">
      <style:paragraph-properties/>
      <style:text-properties fo:font-family="OpenSymbol" style:font-family-complex="OpenSymbol"/>
    </style:style>
    <style:style style:parent-style-name="738" style:display-name="T88" style:family="text" style:name="952">
      <style:paragraph-properties/>
      <style:text-properties fo:font-family="OpenSymbol" style:font-family-complex="OpenSymbol"/>
    </style:style>
    <style:style style:parent-style-name="738" style:display-name="T89" style:family="text" style:name="953">
      <style:paragraph-properties/>
      <style:text-properties fo:font-family="OpenSymbol" style:font-family-complex="OpenSymbol"/>
    </style:style>
    <style:style style:parent-style-name="738" style:display-name="T90" style:family="text" style:name="954">
      <style:paragraph-properties/>
      <style:text-properties fo:font-family="OpenSymbol" style:font-family-complex="OpenSymbol"/>
    </style:style>
    <style:style style:parent-style-name="738" style:display-name="T91" style:family="text" style:name="955">
      <style:paragraph-properties/>
      <style:text-properties fo:font-family="OpenSymbol" style:font-family-complex="OpenSymbol"/>
    </style:style>
    <style:style style:parent-style-name="738" style:display-name="T92" style:family="text" style:name="956">
      <style:paragraph-properties/>
      <style:text-properties fo:font-family="OpenSymbol" style:font-family-complex="OpenSymbol"/>
    </style:style>
    <style:style style:parent-style-name="738" style:display-name="T93" style:family="text" style:name="957">
      <style:paragraph-properties/>
      <style:text-properties fo:font-family="OpenSymbol" style:font-family-complex="OpenSymbol"/>
    </style:style>
    <style:style style:parent-style-name="738" style:display-name="T94" style:family="text" style:name="958">
      <style:paragraph-properties/>
      <style:text-properties fo:font-family="OpenSymbol" style:font-family-complex="OpenSymbol"/>
    </style:style>
    <style:style style:parent-style-name="738" style:display-name="T95" style:family="text" style:name="959">
      <style:paragraph-properties/>
      <style:text-properties fo:font-family="OpenSymbol" style:font-family-complex="OpenSymbol"/>
    </style:style>
    <style:style style:parent-style-name="738" style:display-name="T96" style:family="text" style:name="960">
      <style:paragraph-properties/>
      <style:text-properties fo:font-family="OpenSymbol" style:font-family-complex="OpenSymbol"/>
    </style:style>
    <style:style style:parent-style-name="738" style:display-name="T97" style:family="text" style:name="961">
      <style:paragraph-properties/>
      <style:text-properties fo:font-family="OpenSymbol" style:font-family-complex="OpenSymbol"/>
    </style:style>
    <style:style style:parent-style-name="738" style:display-name="T98" style:family="text" style:name="962">
      <style:paragraph-properties/>
      <style:text-properties fo:font-family="OpenSymbol" style:font-family-complex="OpenSymbol"/>
    </style:style>
    <style:style style:parent-style-name="738" style:display-name="T99" style:family="text" style:name="963">
      <style:paragraph-properties/>
      <style:text-properties fo:font-family="OpenSymbol" style:font-family-complex="OpenSymbol"/>
    </style:style>
    <style:style style:parent-style-name="738" style:display-name="T100" style:family="text" style:name="964">
      <style:paragraph-properties/>
      <style:text-properties fo:font-family="Symbol" style:font-family-complex="Symbol"/>
    </style:style>
    <style:style style:parent-style-name="738" style:display-name="T101" style:family="text" style:name="965">
      <style:paragraph-properties/>
      <style:text-properties fo:font-family="Courier New" style:font-family-complex="Courier New"/>
    </style:style>
    <style:style style:parent-style-name="738" style:display-name="T102" style:family="text" style:name="966">
      <style:paragraph-properties/>
      <style:text-properties fo:font-family="Wingdings" style:font-family-complex="Wingdings"/>
    </style:style>
    <style:style style:parent-style-name="738" style:display-name="T103" style:family="text" style:name="967">
      <style:paragraph-properties/>
      <style:text-properties fo:font-family="Symbol" style:font-family-complex="Symbol"/>
    </style:style>
    <style:style style:parent-style-name="738" style:display-name="T104" style:family="text" style:name="968">
      <style:paragraph-properties/>
      <style:text-properties fo:font-family="Courier New" style:font-family-complex="Courier New"/>
    </style:style>
    <style:style style:parent-style-name="738" style:display-name="T105" style:family="text" style:name="969">
      <style:paragraph-properties/>
      <style:text-properties fo:font-family="Wingdings" style:font-family-complex="Wingdings"/>
    </style:style>
    <style:style style:parent-style-name="738" style:display-name="T106" style:family="text" style:name="970">
      <style:paragraph-properties/>
      <style:text-properties fo:font-family="Symbol" style:font-family-complex="Symbol"/>
    </style:style>
    <style:style style:parent-style-name="738" style:display-name="T107" style:family="text" style:name="971">
      <style:paragraph-properties/>
      <style:text-properties fo:font-family="Courier New" style:font-family-complex="Courier New"/>
    </style:style>
    <style:style style:parent-style-name="738" style:display-name="T108" style:family="text" style:name="972">
      <style:paragraph-properties/>
      <style:text-properties fo:font-family="Wingdings" style:font-family-complex="Wingdings"/>
    </style:style>
    <style:style style:parent-style-name="738" style:display-name="T109" style:family="text" style:name="973">
      <style:paragraph-properties/>
      <style:text-properties fo:font-family="Symbol" style:font-family-complex="Symbol"/>
    </style:style>
    <style:style style:parent-style-name="738" style:display-name="T110" style:family="text" style:name="974">
      <style:paragraph-properties/>
      <style:text-properties fo:font-family="Courier New" style:font-family-complex="Courier New"/>
    </style:style>
    <style:style style:parent-style-name="738" style:display-name="T111" style:family="text" style:name="975">
      <style:paragraph-properties/>
      <style:text-properties fo:font-family="Wingdings" style:font-family-complex="Wingdings"/>
    </style:style>
    <style:style style:parent-style-name="738" style:display-name="T112" style:family="text" style:name="976">
      <style:paragraph-properties/>
      <style:text-properties fo:font-family="Symbol" style:font-family-complex="Symbol"/>
    </style:style>
    <style:style style:parent-style-name="738" style:display-name="T113" style:family="text" style:name="977">
      <style:paragraph-properties/>
      <style:text-properties fo:font-family="Courier New" style:font-family-complex="Courier New"/>
    </style:style>
    <style:style style:parent-style-name="738" style:display-name="T114" style:family="text" style:name="978">
      <style:paragraph-properties/>
      <style:text-properties fo:font-family="Wingdings" style:font-family-complex="Wingdings"/>
    </style:style>
    <style:style style:parent-style-name="738" style:display-name="T115" style:family="text" style:name="979">
      <style:paragraph-properties/>
      <style:text-properties fo:font-family="Symbol" style:font-family-complex="Symbol"/>
    </style:style>
    <style:style style:parent-style-name="738" style:display-name="T116" style:family="text" style:name="980">
      <style:paragraph-properties/>
      <style:text-properties fo:font-family="Courier New" style:font-family-complex="Courier New"/>
    </style:style>
    <style:style style:parent-style-name="738" style:display-name="T117" style:family="text" style:name="981">
      <style:paragraph-properties/>
      <style:text-properties fo:font-family="Wingdings" style:font-family-complex="Wingdings"/>
    </style:style>
    <style:style style:parent-style-name="738" style:display-name="T118" style:family="text" style:name="982">
      <style:paragraph-properties/>
    </style:style>
    <style:style style:parent-style-name="738" style:display-name="T119" style:family="text" style:name="983">
      <style:paragraph-properties/>
    </style:style>
    <style:style style:parent-style-name="738" style:display-name="T120" style:family="text" style:name="984">
      <style:paragraph-properties/>
    </style:style>
    <style:style style:parent-style-name="738" style:display-name="T121" style:family="text" style:name="985">
      <style:paragraph-properties/>
    </style:style>
    <style:style style:parent-style-name="738" style:display-name="T122" style:family="text" style:name="986">
      <style:paragraph-properties/>
    </style:style>
    <style:style style:parent-style-name="738" style:display-name="T123" style:family="text" style:name="987">
      <style:paragraph-properties/>
    </style:style>
    <style:style style:parent-style-name="738" style:display-name="T124" style:family="text" style:name="988">
      <style:paragraph-properties/>
    </style:style>
    <style:style style:parent-style-name="738" style:display-name="T125" style:family="text" style:name="989">
      <style:paragraph-properties/>
    </style:style>
    <style:style style:parent-style-name="738" style:display-name="T126" style:family="text" style:name="990">
      <style:paragraph-properties/>
    </style:style>
    <style:style style:parent-style-name="738" style:display-name="T127" style:family="text" style:name="991">
      <style:paragraph-properties/>
    </style:style>
    <style:style style:parent-style-name="738" style:display-name="T128" style:family="text" style:name="992">
      <style:paragraph-properties/>
    </style:style>
    <style:style style:parent-style-name="738" style:display-name="T129" style:family="text" style:name="993">
      <style:paragraph-properties/>
    </style:style>
    <style:style style:parent-style-name="738" style:display-name="T130" style:family="text" style:name="994">
      <style:paragraph-properties/>
    </style:style>
    <style:style style:parent-style-name="738" style:display-name="T131" style:family="text" style:name="995">
      <style:paragraph-properties/>
    </style:style>
    <style:style style:parent-style-name="738" style:display-name="T132" style:family="text" style:name="996">
      <style:paragraph-properties/>
    </style:style>
    <style:style style:parent-style-name="738" style:display-name="T133" style:family="text" style:name="997">
      <style:paragraph-properties/>
    </style:style>
    <style:style style:parent-style-name="738" style:display-name="T134" style:family="text" style:name="998">
      <style:paragraph-properties/>
    </style:style>
    <style:style style:parent-style-name="738" style:display-name="T135" style:family="text" style:name="999">
      <style:paragraph-properties/>
    </style:style>
    <style:style style:parent-style-name="738" style:display-name="T136" style:family="text" style:name="1000">
      <style:paragraph-properties/>
    </style:style>
    <style:style style:parent-style-name="738" style:display-name="T137" style:family="text" style:name="1001">
      <style:paragraph-properties/>
    </style:style>
    <style:style style:parent-style-name="738" style:display-name="T138" style:family="text" style:name="1002">
      <style:paragraph-properties/>
    </style:style>
    <style:style style:parent-style-name="738" style:display-name="T139" style:family="text" style:name="1003">
      <style:paragraph-properties/>
    </style:style>
    <style:style style:parent-style-name="738" style:display-name="T140" style:family="text" style:name="1004">
      <style:paragraph-properties/>
    </style:style>
    <style:style style:parent-style-name="738" style:display-name="T141" style:family="text" style:name="1005">
      <style:paragraph-properties/>
    </style:style>
    <style:style style:parent-style-name="738" style:display-name="T142" style:family="text" style:name="1006">
      <style:paragraph-properties/>
    </style:style>
    <style:style style:parent-style-name="738" style:display-name="T143" style:family="text" style:name="1007">
      <style:paragraph-properties/>
    </style:style>
    <style:style style:parent-style-name="738" style:display-name="T144" style:family="text" style:name="1008">
      <style:paragraph-properties/>
    </style:style>
    <style:style style:parent-style-name="738" style:display-name="T145" style:family="text" style:name="1009">
      <style:paragraph-properties/>
    </style:style>
    <style:style style:parent-style-name="738" style:display-name="T146" style:family="text" style:name="1010">
      <style:paragraph-properties/>
    </style:style>
    <style:style style:parent-style-name="738" style:display-name="T147" style:family="text" style:name="1011">
      <style:paragraph-properties/>
    </style:style>
    <style:style style:parent-style-name="738" style:display-name="T148" style:family="text" style:name="1012">
      <style:paragraph-properties/>
    </style:style>
    <style:style style:parent-style-name="738" style:display-name="T149" style:family="text" style:name="1013">
      <style:paragraph-properties/>
    </style:style>
    <style:style style:parent-style-name="738" style:display-name="T150" style:family="text" style:name="1014">
      <style:paragraph-properties/>
    </style:style>
    <style:style style:parent-style-name="738" style:display-name="T151" style:family="text" style:name="1015">
      <style:paragraph-properties/>
    </style:style>
    <style:style style:parent-style-name="738" style:display-name="T152" style:family="text" style:name="1016">
      <style:paragraph-properties/>
    </style:style>
    <style:style style:parent-style-name="738" style:display-name="T153" style:family="text" style:name="1017">
      <style:paragraph-properties/>
    </style:style>
    <style:style style:parent-style-name="738" style:display-name="T154" style:family="text" style:name="1018">
      <style:paragraph-properties/>
    </style:style>
    <style:style style:parent-style-name="738" style:display-name="T155" style:family="text" style:name="1019">
      <style:paragraph-properties/>
    </style:style>
    <style:style style:parent-style-name="738" style:display-name="T156" style:family="text" style:name="1020">
      <style:paragraph-properties/>
    </style:style>
    <style:style style:parent-style-name="738" style:display-name="T157" style:family="text" style:name="1021">
      <style:paragraph-properties/>
    </style:style>
    <style:style style:parent-style-name="738" style:display-name="T158" style:family="text" style:name="1022">
      <style:paragraph-properties/>
    </style:style>
    <style:style style:parent-style-name="738" style:display-name="T159" style:family="text" style:name="1023">
      <style:paragraph-properties/>
    </style:style>
    <style:style style:parent-style-name="738" style:display-name="T160" style:family="text" style:name="1024">
      <style:paragraph-properties/>
    </style:style>
    <style:style style:parent-style-name="738" style:display-name="T161" style:family="text" style:name="1025">
      <style:paragraph-properties/>
    </style:style>
    <style:style style:parent-style-name="738" style:display-name="T162" style:family="text" style:name="1026">
      <style:paragraph-properties/>
    </style:style>
    <style:style style:parent-style-name="738" style:display-name="T163" style:family="text" style:name="1027">
      <style:paragraph-properties/>
    </style:style>
    <style:style style:parent-style-name="738" style:display-name="T164" style:family="text" style:name="1028">
      <style:paragraph-properties/>
    </style:style>
    <style:style style:parent-style-name="738" style:display-name="T165" style:family="text" style:name="1029">
      <style:paragraph-properties/>
    </style:style>
    <style:style style:parent-style-name="738" style:display-name="T166" style:family="text" style:name="1030">
      <style:paragraph-properties/>
    </style:style>
    <style:style style:parent-style-name="738" style:display-name="T167" style:family="text" style:name="1031">
      <style:paragraph-properties/>
    </style:style>
    <style:style style:parent-style-name="738" style:display-name="T168" style:family="text" style:name="1032">
      <style:paragraph-properties/>
    </style:style>
    <style:style style:parent-style-name="738" style:display-name="T169" style:family="text" style:name="1033">
      <style:paragraph-properties/>
    </style:style>
    <style:style style:parent-style-name="738" style:display-name="T170" style:family="text" style:name="1034">
      <style:paragraph-properties/>
    </style:style>
    <style:style style:parent-style-name="738" style:display-name="T171" style:family="text" style:name="1035">
      <style:paragraph-properties/>
    </style:style>
    <style:style style:parent-style-name="738" style:display-name="T172" style:family="text" style:name="1036">
      <style:paragraph-properties/>
    </style:style>
    <style:style style:parent-style-name="738" style:display-name="T173" style:family="text" style:name="1037">
      <style:paragraph-properties/>
    </style:style>
    <style:style style:parent-style-name="738" style:display-name="T174" style:family="text" style:name="1038">
      <style:paragraph-properties/>
    </style:style>
    <style:style style:parent-style-name="738" style:display-name="T175" style:family="text" style:name="1039">
      <style:paragraph-properties/>
    </style:style>
    <style:style style:parent-style-name="738" style:display-name="T176" style:family="text" style:name="1040">
      <style:paragraph-properties/>
    </style:style>
    <style:style style:parent-style-name="738" style:display-name="T177" style:family="text" style:name="1041">
      <style:paragraph-properties/>
    </style:style>
    <style:style style:parent-style-name="738" style:display-name="T178" style:family="text" style:name="1042">
      <style:paragraph-properties/>
    </style:style>
    <style:style style:parent-style-name="738" style:display-name="T179" style:family="text" style:name="1043">
      <style:paragraph-properties/>
    </style:style>
    <style:style style:parent-style-name="738" style:display-name="T180" style:family="text" style:name="1044">
      <style:paragraph-properties/>
    </style:style>
    <style:style style:parent-style-name="738" style:display-name="T181" style:family="text" style:name="1045">
      <style:paragraph-properties/>
    </style:style>
    <style:style style:parent-style-name="738" style:display-name="T182" style:family="text" style:name="1046">
      <style:paragraph-properties/>
    </style:style>
    <style:style style:parent-style-name="738" style:display-name="T183" style:family="text" style:name="1047">
      <style:paragraph-properties/>
    </style:style>
    <style:style style:parent-style-name="738" style:display-name="T184" style:family="text" style:name="1048">
      <style:paragraph-properties/>
    </style:style>
    <style:style style:parent-style-name="738" style:display-name="T185" style:family="text" style:name="1049">
      <style:paragraph-properties/>
    </style:style>
    <style:style style:parent-style-name="738" style:display-name="T186" style:family="text" style:name="1050">
      <style:paragraph-properties/>
    </style:style>
    <style:style style:parent-style-name="738" style:display-name="T187" style:family="text" style:name="1051">
      <style:paragraph-properties/>
    </style:style>
    <style:style style:parent-style-name="738" style:display-name="T188" style:family="text" style:name="1052">
      <style:paragraph-properties/>
    </style:style>
    <style:style style:parent-style-name="738" style:display-name="T189" style:family="text" style:name="1053">
      <style:paragraph-properties/>
    </style:style>
    <style:style style:parent-style-name="738" style:display-name="T190" style:family="text" style:name="1054">
      <style:paragraph-properties/>
    </style:style>
    <style:style style:parent-style-name="738" style:display-name="T191" style:family="text" style:name="1055">
      <style:paragraph-properties/>
    </style:style>
    <style:style style:parent-style-name="738" style:display-name="T192" style:family="text" style:name="1056">
      <style:paragraph-properties/>
    </style:style>
    <style:style style:parent-style-name="738" style:display-name="T193" style:family="text" style:name="1057">
      <style:paragraph-properties/>
    </style:style>
    <style:style style:parent-style-name="738" style:display-name="T194" style:family="text" style:name="1058">
      <style:paragraph-properties/>
    </style:style>
    <style:style style:parent-style-name="738" style:display-name="T195" style:family="text" style:name="1059">
      <style:paragraph-properties/>
    </style:style>
    <style:style style:parent-style-name="738" style:display-name="T196" style:family="text" style:name="1060">
      <style:paragraph-properties/>
    </style:style>
    <style:style style:parent-style-name="738" style:display-name="T197" style:family="text" style:name="1061">
      <style:paragraph-properties/>
    </style:style>
    <style:style style:parent-style-name="738" style:display-name="T198" style:family="text" style:name="1062">
      <style:paragraph-properties/>
    </style:style>
    <style:style style:parent-style-name="738" style:display-name="T199" style:family="text" style:name="1063">
      <style:paragraph-properties/>
    </style:style>
    <style:style style:parent-style-name="738" style:display-name="T200" style:family="text" style:name="1064">
      <style:paragraph-properties/>
    </style:style>
    <style:style style:parent-style-name="738" style:display-name="T201" style:family="text" style:name="1065">
      <style:paragraph-properties/>
    </style:style>
    <style:style style:parent-style-name="738" style:display-name="T202" style:family="text" style:name="1066">
      <style:paragraph-properties/>
    </style:style>
    <style:style style:parent-style-name="738" style:display-name="T203" style:family="text" style:name="1067">
      <style:paragraph-properties/>
    </style:style>
    <style:style style:parent-style-name="738" style:display-name="T204" style:family="text" style:name="1068">
      <style:paragraph-properties/>
    </style:style>
    <style:style style:parent-style-name="738" style:display-name="T205" style:family="text" style:name="1069">
      <style:paragraph-properties/>
    </style:style>
    <style:style style:parent-style-name="738" style:display-name="T206" style:family="text" style:name="1070">
      <style:paragraph-properties/>
    </style:style>
    <style:style style:parent-style-name="738" style:display-name="T207" style:family="text" style:name="1071">
      <style:paragraph-properties/>
    </style:style>
    <style:style style:parent-style-name="738" style:display-name="T208" style:family="text" style:name="1072">
      <style:paragraph-properties/>
    </style:style>
    <style:style style:parent-style-name="738" style:display-name="T209" style:family="text" style:name="1073">
      <style:paragraph-properties/>
    </style:style>
    <style:style style:parent-style-name="738" style:display-name="T210" style:family="text" style:name="1074">
      <style:paragraph-properties/>
    </style:style>
    <style:style style:parent-style-name="738" style:display-name="T211" style:family="text" style:name="1075">
      <style:paragraph-properties/>
    </style:style>
    <style:style style:parent-style-name="738" style:display-name="T212" style:family="text" style:name="1076">
      <style:paragraph-properties/>
    </style:style>
    <style:style style:parent-style-name="738" style:display-name="T213" style:family="text" style:name="1077">
      <style:paragraph-properties/>
    </style:style>
    <style:style style:parent-style-name="738" style:display-name="T214" style:family="text" style:name="1078">
      <style:paragraph-properties/>
    </style:style>
    <style:style style:parent-style-name="738" style:display-name="T215" style:family="text" style:name="1079">
      <style:paragraph-properties/>
    </style:style>
    <style:style style:parent-style-name="738" style:display-name="T216" style:family="text" style:name="1080">
      <style:paragraph-properties/>
    </style:style>
    <style:style style:parent-style-name="738" style:display-name="T217" style:family="text" style:name="1081">
      <style:paragraph-properties/>
    </style:style>
    <style:style style:parent-style-name="738" style:display-name="T218" style:family="text" style:name="1082">
      <style:paragraph-properties/>
    </style:style>
    <style:style style:parent-style-name="738" style:display-name="T219" style:family="text" style:name="1083">
      <style:paragraph-properties/>
    </style:style>
    <style:style style:parent-style-name="738" style:display-name="T220" style:family="text" style:name="1084">
      <style:paragraph-properties/>
    </style:style>
    <style:style style:parent-style-name="738" style:display-name="T221" style:family="text" style:name="1085">
      <style:paragraph-properties/>
    </style:style>
    <style:style style:parent-style-name="738" style:display-name="T222" style:family="text" style:name="1086">
      <style:paragraph-properties/>
    </style:style>
    <style:style style:parent-style-name="738" style:display-name="T223" style:family="text" style:name="1087">
      <style:paragraph-properties/>
    </style:style>
    <style:style style:parent-style-name="738" style:display-name="T224" style:family="text" style:name="1088">
      <style:paragraph-properties/>
    </style:style>
    <style:style style:parent-style-name="738" style:display-name="T225" style:family="text" style:name="1089">
      <style:paragraph-properties/>
    </style:style>
    <style:style style:parent-style-name="738" style:display-name="T226" style:family="text" style:name="1090">
      <style:paragraph-properties/>
    </style:style>
    <style:style style:parent-style-name="738" style:display-name="T227" style:family="text" style:name="1091">
      <style:paragraph-properties/>
    </style:style>
    <style:style style:parent-style-name="738" style:display-name="T228" style:family="text" style:name="1092">
      <style:paragraph-properties/>
    </style:style>
    <style:style style:parent-style-name="738" style:display-name="T229" style:family="text" style:name="1093">
      <style:paragraph-properties/>
    </style:style>
    <style:style style:parent-style-name="738" style:display-name="T230" style:family="text" style:name="1094">
      <style:paragraph-properties/>
    </style:style>
    <style:style style:parent-style-name="738" style:display-name="T231" style:family="text" style:name="1095">
      <style:paragraph-properties/>
    </style:style>
    <style:style style:parent-style-name="738" style:display-name="T232" style:family="text" style:name="1096">
      <style:paragraph-properties/>
    </style:style>
    <style:style style:parent-style-name="738" style:display-name="T233" style:family="text" style:name="1097">
      <style:paragraph-properties/>
    </style:style>
    <style:style style:parent-style-name="738" style:display-name="T234" style:family="text" style:name="1098">
      <style:paragraph-properties/>
    </style:style>
    <style:style style:parent-style-name="738" style:display-name="T235" style:family="text" style:name="1099">
      <style:paragraph-properties/>
    </style:style>
    <style:style style:parent-style-name="738" style:display-name="T236" style:family="text" style:name="1100">
      <style:paragraph-properties/>
    </style:style>
    <style:style style:parent-style-name="738" style:display-name="T237" style:family="text" style:name="1101">
      <style:paragraph-properties/>
    </style:style>
    <style:style style:parent-style-name="738" style:display-name="T238" style:family="text" style:name="1102">
      <style:paragraph-properties/>
    </style:style>
    <style:style style:parent-style-name="738" style:display-name="T239" style:family="text" style:name="1103">
      <style:paragraph-properties/>
    </style:style>
    <style:style style:parent-style-name="738" style:display-name="T240" style:family="text" style:name="1104">
      <style:paragraph-properties/>
    </style:style>
    <style:style style:parent-style-name="738" style:display-name="T241" style:family="text" style:name="1105">
      <style:paragraph-properties/>
    </style:style>
    <style:style style:parent-style-name="738" style:display-name="T242" style:family="text" style:name="1106">
      <style:paragraph-properties/>
    </style:style>
    <style:style style:parent-style-name="738" style:display-name="T243" style:family="text" style:name="1107">
      <style:paragraph-properties/>
    </style:style>
    <style:style style:parent-style-name="738" style:display-name="T244" style:family="text" style:name="1108">
      <style:paragraph-properties/>
    </style:style>
    <style:style style:parent-style-name="738" style:display-name="T245" style:family="text" style:name="1109">
      <style:paragraph-properties/>
    </style:style>
    <style:style style:parent-style-name="738" style:display-name="T246" style:family="text" style:name="1110">
      <style:paragraph-properties/>
    </style:style>
    <style:style style:parent-style-name="738" style:display-name="T247" style:family="text" style:name="1111">
      <style:paragraph-properties/>
    </style:style>
    <style:style style:parent-style-name="738" style:display-name="T248" style:family="text" style:name="1112">
      <style:paragraph-properties/>
    </style:style>
    <style:style style:parent-style-name="738" style:display-name="T249" style:family="text" style:name="1113">
      <style:paragraph-properties/>
    </style:style>
    <style:style style:parent-style-name="738" style:display-name="T250" style:family="text" style:name="1114">
      <style:paragraph-properties/>
    </style:style>
    <style:style style:parent-style-name="738" style:display-name="T251" style:family="text" style:name="1115">
      <style:paragraph-properties/>
    </style:style>
    <style:style style:parent-style-name="738" style:display-name="T252" style:family="text" style:name="1116">
      <style:paragraph-properties/>
    </style:style>
    <style:style style:parent-style-name="738" style:display-name="T253" style:family="text" style:name="1117">
      <style:paragraph-properties/>
    </style:style>
    <style:style style:parent-style-name="738" style:display-name="T254" style:family="text" style:name="1118">
      <style:paragraph-properties/>
    </style:style>
    <style:style style:parent-style-name="738" style:display-name="T255" style:family="text" style:name="1119">
      <style:paragraph-properties/>
    </style:style>
    <style:style style:parent-style-name="738" style:display-name="T256" style:family="text" style:name="1120">
      <style:paragraph-properties/>
    </style:style>
    <style:style style:parent-style-name="738" style:display-name="T257" style:family="text" style:name="1121">
      <style:paragraph-properties/>
    </style:style>
    <style:style style:parent-style-name="738" style:display-name="T258" style:family="text" style:name="1122">
      <style:paragraph-properties/>
    </style:style>
    <style:style style:parent-style-name="738" style:display-name="T259" style:family="text" style:name="1123">
      <style:paragraph-properties/>
    </style:style>
    <style:style style:parent-style-name="738" style:display-name="T260" style:family="text" style:name="1124">
      <style:paragraph-properties/>
    </style:style>
    <style:style style:parent-style-name="738" style:display-name="T261" style:family="text" style:name="1125">
      <style:paragraph-properties/>
    </style:style>
    <style:style style:parent-style-name="738" style:display-name="T262" style:family="text" style:name="1126">
      <style:paragraph-properties/>
    </style:style>
    <style:style style:parent-style-name="738" style:display-name="T263" style:family="text" style:name="1127">
      <style:paragraph-properties/>
    </style:style>
    <style:style style:parent-style-name="738" style:display-name="T264" style:family="text" style:name="1128">
      <style:paragraph-properties/>
    </style:style>
    <style:style style:parent-style-name="738" style:display-name="T265" style:family="text" style:name="1129">
      <style:paragraph-properties/>
    </style:style>
    <style:style style:parent-style-name="738" style:display-name="T266" style:family="text" style:name="1130">
      <style:paragraph-properties/>
    </style:style>
    <style:style style:parent-style-name="738" style:display-name="T267" style:family="text" style:name="1131">
      <style:paragraph-properties/>
    </style:style>
    <style:style style:parent-style-name="738" style:display-name="T268" style:family="text" style:name="1132">
      <style:paragraph-properties/>
    </style:style>
    <style:style style:parent-style-name="738" style:display-name="T269" style:family="text" style:name="1133">
      <style:paragraph-properties/>
    </style:style>
    <style:style style:parent-style-name="738" style:display-name="T270" style:family="text" style:name="1134">
      <style:paragraph-properties/>
    </style:style>
    <style:style style:parent-style-name="738" style:display-name="T271" style:family="text" style:name="1135">
      <style:paragraph-properties/>
      <style:text-properties fo:font-family="Symbol" style:font-family-complex="Symbol"/>
    </style:style>
    <style:style style:parent-style-name="738" style:display-name="T272" style:family="text" style:name="1136">
      <style:paragraph-properties/>
      <style:text-properties fo:font-family="Courier New" style:font-family-complex="Courier New"/>
    </style:style>
    <style:style style:parent-style-name="738" style:display-name="T273" style:family="text" style:name="1137">
      <style:paragraph-properties/>
      <style:text-properties fo:font-family="Wingdings" style:font-family-complex="Wingdings"/>
    </style:style>
    <style:style style:parent-style-name="738" style:display-name="T274" style:family="text" style:name="1138">
      <style:paragraph-properties/>
      <style:text-properties fo:font-family="Symbol" style:font-family-complex="Symbol"/>
    </style:style>
    <style:style style:parent-style-name="738" style:display-name="T275" style:family="text" style:name="1139">
      <style:paragraph-properties/>
      <style:text-properties fo:font-family="Courier New" style:font-family-complex="Courier New"/>
    </style:style>
    <style:style style:parent-style-name="738" style:display-name="T276" style:family="text" style:name="1140">
      <style:paragraph-properties/>
      <style:text-properties fo:font-family="Wingdings" style:font-family-complex="Wingdings"/>
    </style:style>
    <style:style style:parent-style-name="738" style:display-name="T277" style:family="text" style:name="1141">
      <style:paragraph-properties/>
      <style:text-properties fo:font-family="Symbol" style:font-family-complex="Symbol"/>
    </style:style>
    <style:style style:parent-style-name="738" style:display-name="T278" style:family="text" style:name="1142">
      <style:paragraph-properties/>
      <style:text-properties fo:font-family="Courier New" style:font-family-complex="Courier New"/>
    </style:style>
    <style:style style:parent-style-name="738" style:display-name="T279" style:family="text" style:name="1143">
      <style:paragraph-properties/>
      <style:text-properties fo:font-family="Wingdings" style:font-family-complex="Wingdings"/>
    </style:style>
    <style:style style:parent-style-name="738" style:display-name="T280" style:family="text" style:name="1144">
      <style:paragraph-properties/>
      <style:text-properties fo:font-family="Symbol" style:font-family-complex="Symbol"/>
    </style:style>
    <style:style style:parent-style-name="738" style:display-name="T281" style:family="text" style:name="1145">
      <style:paragraph-properties/>
      <style:text-properties fo:font-family="Courier New" style:font-family-complex="Courier New"/>
    </style:style>
    <style:style style:parent-style-name="738" style:display-name="T282" style:family="text" style:name="1146">
      <style:paragraph-properties/>
      <style:text-properties fo:font-family="Wingdings" style:font-family-complex="Wingdings"/>
    </style:style>
    <style:style style:parent-style-name="738" style:display-name="T283" style:family="text" style:name="1147">
      <style:paragraph-properties/>
      <style:text-properties fo:font-family="Symbol" style:font-family-complex="Symbol"/>
    </style:style>
    <style:style style:parent-style-name="738" style:display-name="T284" style:family="text" style:name="1148">
      <style:paragraph-properties/>
      <style:text-properties fo:font-family="Courier New" style:font-family-complex="Courier New"/>
    </style:style>
    <style:style style:parent-style-name="738" style:display-name="T285" style:family="text" style:name="1149">
      <style:paragraph-properties/>
      <style:text-properties fo:font-family="Wingdings" style:font-family-complex="Wingdings"/>
    </style:style>
    <style:style style:parent-style-name="738" style:display-name="T286" style:family="text" style:name="1150">
      <style:paragraph-properties/>
      <style:text-properties fo:font-family="Symbol" style:font-family-complex="Symbol"/>
    </style:style>
    <style:style style:parent-style-name="738" style:display-name="T287" style:family="text" style:name="1151">
      <style:paragraph-properties/>
      <style:text-properties fo:font-family="Courier New" style:font-family-complex="Courier New"/>
    </style:style>
    <style:style style:parent-style-name="738" style:display-name="T288" style:family="text" style:name="1152">
      <style:paragraph-properties/>
      <style:text-properties fo:font-family="Wingdings" style:font-family-complex="Wingdings"/>
    </style:style>
    <style:style style:parent-style-name="738" style:display-name="T289" style:family="text" style:name="1153">
      <style:paragraph-properties/>
      <style:text-properties fo:font-family="Symbol" style:font-family-complex="Symbol"/>
    </style:style>
    <style:style style:parent-style-name="738" style:display-name="T290" style:family="text" style:name="1154">
      <style:paragraph-properties/>
      <style:text-properties fo:font-family="Courier New" style:font-family-complex="Courier New"/>
    </style:style>
    <style:style style:parent-style-name="738" style:display-name="T291" style:family="text" style:name="1155">
      <style:paragraph-properties/>
      <style:text-properties fo:font-family="Wingdings" style:font-family-complex="Wingdings"/>
    </style:style>
    <style:style style:parent-style-name="738" style:display-name="T292" style:family="text" style:name="1156">
      <style:paragraph-properties/>
      <style:text-properties fo:font-family="Symbol" style:font-family-complex="Symbol"/>
    </style:style>
    <style:style style:parent-style-name="738" style:display-name="T293" style:family="text" style:name="1157">
      <style:paragraph-properties/>
      <style:text-properties fo:font-family="Courier New" style:font-family-complex="Courier New"/>
    </style:style>
    <style:style style:parent-style-name="738" style:display-name="T294" style:family="text" style:name="1158">
      <style:paragraph-properties/>
      <style:text-properties fo:font-family="Wingdings" style:font-family-complex="Wingdings"/>
    </style:style>
    <style:style style:parent-style-name="738" style:display-name="T295" style:family="text" style:name="1159">
      <style:paragraph-properties/>
      <style:text-properties fo:font-family="Symbol" style:font-family-complex="Symbol"/>
    </style:style>
    <style:style style:parent-style-name="738" style:display-name="T296" style:family="text" style:name="1160">
      <style:paragraph-properties/>
      <style:text-properties fo:font-family="Courier New" style:font-family-complex="Courier New"/>
    </style:style>
    <style:style style:parent-style-name="738" style:display-name="T297" style:family="text" style:name="1161">
      <style:paragraph-properties/>
      <style:text-properties fo:font-family="Wingdings" style:font-family-complex="Wingdings"/>
    </style:style>
    <style:style style:parent-style-name="738" style:display-name="T298" style:family="text" style:name="1162">
      <style:paragraph-properties/>
      <style:text-properties fo:font-family="Symbol" style:font-family-complex="Symbol"/>
    </style:style>
    <style:style style:parent-style-name="738" style:display-name="T299" style:family="text" style:name="1163">
      <style:paragraph-properties/>
      <style:text-properties fo:font-family="Courier New" style:font-family-complex="Courier New"/>
    </style:style>
    <style:style style:parent-style-name="738" style:display-name="T300" style:family="text" style:name="1164">
      <style:paragraph-properties/>
      <style:text-properties fo:font-family="Wingdings" style:font-family-complex="Wingdings"/>
    </style:style>
    <style:style style:parent-style-name="738" style:display-name="T301" style:family="text" style:name="1165">
      <style:paragraph-properties/>
      <style:text-properties fo:font-family="Symbol" style:font-family-complex="Symbol"/>
    </style:style>
    <style:style style:parent-style-name="738" style:display-name="T302" style:family="text" style:name="1166">
      <style:paragraph-properties/>
      <style:text-properties fo:font-family="Courier New" style:font-family-complex="Courier New"/>
    </style:style>
    <style:style style:parent-style-name="738" style:display-name="T303" style:family="text" style:name="1167">
      <style:paragraph-properties/>
      <style:text-properties fo:font-family="Wingdings" style:font-family-complex="Wingdings"/>
    </style:style>
    <style:style style:parent-style-name="738" style:display-name="T304" style:family="text" style:name="1168">
      <style:paragraph-properties/>
      <style:text-properties fo:font-family="Symbol" style:font-family-complex="Symbol"/>
    </style:style>
    <style:style style:parent-style-name="738" style:display-name="T305" style:family="text" style:name="1169">
      <style:paragraph-properties/>
      <style:text-properties fo:font-family="Courier New" style:font-family-complex="Courier New"/>
    </style:style>
    <style:style style:parent-style-name="738" style:display-name="T306" style:family="text" style:name="1170">
      <style:paragraph-properties/>
      <style:text-properties fo:font-family="Wingdings" style:font-family-complex="Wingdings"/>
    </style:style>
    <style:style style:family="text" style:name="T1">
      <style:text-properties fo:font-family="OpenSymbol" style:font-family-complex="OpenSymbol"/>
    </style:style>
    <style:style style:family="text" style:name="T2">
      <style:text-properties fo:font-family="OpenSymbol" style:font-family-complex="OpenSymbol"/>
    </style:style>
    <style:style style:family="text" style:name="T3">
      <style:text-properties fo:font-family="OpenSymbol" style:font-family-complex="OpenSymbol"/>
    </style:style>
    <style:style style:family="text" style:name="T4">
      <style:text-properties fo:font-family="OpenSymbol" style:font-family-complex="OpenSymbol"/>
    </style:style>
    <style:style style:family="text" style:name="T5">
      <style:text-properties fo:font-family="OpenSymbol" style:font-family-complex="OpenSymbol"/>
    </style:style>
    <style:style style:family="text" style:name="T6">
      <style:text-properties fo:font-family="OpenSymbol" style:font-family-complex="OpenSymbol"/>
    </style:style>
    <style:style style:family="text" style:name="T7">
      <style:text-properties fo:font-family="OpenSymbol" style:font-family-complex="OpenSymbol"/>
    </style:style>
    <style:style style:family="text" style:name="T8">
      <style:text-properties fo:font-family="OpenSymbol" style:font-family-complex="OpenSymbol"/>
    </style:style>
    <style:style style:family="text" style:name="T9">
      <style:text-properties fo:font-family="OpenSymbol" style:font-family-complex="OpenSymbol"/>
    </style:style>
    <style:style style:family="text" style:name="T10">
      <style:text-properties fo:font-family="OpenSymbol" style:font-family-complex="OpenSymbol"/>
    </style:style>
    <style:style style:family="text" style:name="T11">
      <style:text-properties fo:font-family="OpenSymbol" style:font-family-complex="OpenSymbol"/>
    </style:style>
    <style:style style:family="text" style:name="T12">
      <style:text-properties fo:font-family="OpenSymbol" style:font-family-complex="OpenSymbol"/>
    </style:style>
    <style:style style:family="text" style:name="T13">
      <style:text-properties fo:font-family="OpenSymbol" style:font-family-complex="OpenSymbol"/>
    </style:style>
    <style:style style:family="text" style:name="T14">
      <style:text-properties fo:font-family="OpenSymbol" style:font-family-complex="OpenSymbol"/>
    </style:style>
    <style:style style:family="text" style:name="T15">
      <style:text-properties fo:font-family="OpenSymbol" style:font-family-complex="OpenSymbol"/>
    </style:style>
    <style:style style:family="text" style:name="T16">
      <style:text-properties fo:font-family="OpenSymbol" style:font-family-complex="OpenSymbol"/>
    </style:style>
    <style:style style:family="text" style:name="T17">
      <style:text-properties fo:font-family="OpenSymbol" style:font-family-complex="OpenSymbol"/>
    </style:style>
    <style:style style:family="text" style:name="T18">
      <style:text-properties fo:font-family="OpenSymbol" style:font-family-complex="OpenSymbol"/>
    </style:style>
    <style:style style:family="text" style:name="T19">
      <style:text-properties fo:font-family="OpenSymbol" style:font-family-complex="OpenSymbol"/>
    </style:style>
    <style:style style:family="text" style:name="T20">
      <style:text-properties fo:font-family="OpenSymbol" style:font-family-complex="OpenSymbol"/>
    </style:style>
    <style:style style:family="text" style:name="T21">
      <style:text-properties fo:font-family="OpenSymbol" style:font-family-complex="OpenSymbol"/>
    </style:style>
    <style:style style:family="text" style:name="T22">
      <style:text-properties fo:font-family="OpenSymbol" style:font-family-complex="OpenSymbol"/>
    </style:style>
    <style:style style:family="text" style:name="T23">
      <style:text-properties fo:font-family="OpenSymbol" style:font-family-complex="OpenSymbol"/>
    </style:style>
    <style:style style:family="text" style:name="T24">
      <style:text-properties fo:font-family="OpenSymbol" style:font-family-complex="OpenSymbol"/>
    </style:style>
    <style:style style:family="text" style:name="T25">
      <style:text-properties fo:font-family="OpenSymbol" style:font-family-complex="OpenSymbol"/>
    </style:style>
    <style:style style:family="text" style:name="T26">
      <style:text-properties fo:font-family="OpenSymbol" style:font-family-complex="OpenSymbol"/>
    </style:style>
    <style:style style:family="text" style:name="T27">
      <style:text-properties fo:font-family="OpenSymbol" style:font-family-complex="OpenSymbol"/>
    </style:style>
    <style:style style:family="text" style:name="T28">
      <style:text-properties fo:font-family="OpenSymbol" style:font-family-complex="OpenSymbol"/>
    </style:style>
    <style:style style:family="text" style:name="T29">
      <style:text-properties fo:font-family="OpenSymbol" style:font-family-complex="OpenSymbol"/>
    </style:style>
    <style:style style:family="text" style:name="T30">
      <style:text-properties fo:font-family="OpenSymbol" style:font-family-complex="OpenSymbol"/>
    </style:style>
    <style:style style:family="text" style:name="T31">
      <style:text-properties fo:font-family="OpenSymbol" style:font-family-complex="OpenSymbol"/>
    </style:style>
    <style:style style:family="text" style:name="T32">
      <style:text-properties fo:font-family="OpenSymbol" style:font-family-complex="OpenSymbol"/>
    </style:style>
    <style:style style:family="text" style:name="T33">
      <style:text-properties fo:font-family="OpenSymbol" style:font-family-complex="OpenSymbol"/>
    </style:style>
    <style:style style:family="text" style:name="T34">
      <style:text-properties fo:font-family="OpenSymbol" style:font-family-complex="OpenSymbol"/>
    </style:style>
    <style:style style:family="text" style:name="T35">
      <style:text-properties fo:font-family="OpenSymbol" style:font-family-complex="OpenSymbol"/>
    </style:style>
    <style:style style:family="text" style:name="T36">
      <style:text-properties fo:font-family="OpenSymbol" style:font-family-complex="OpenSymbol"/>
    </style:style>
    <style:style style:family="text" style:name="T37">
      <style:text-properties fo:font-family="OpenSymbol" style:font-family-complex="OpenSymbol"/>
    </style:style>
    <style:style style:family="text" style:name="T38">
      <style:text-properties fo:font-family="OpenSymbol" style:font-family-complex="OpenSymbol"/>
    </style:style>
    <style:style style:family="text" style:name="T39">
      <style:text-properties fo:font-family="OpenSymbol" style:font-family-complex="OpenSymbol"/>
    </style:style>
    <style:style style:family="text" style:name="T40">
      <style:text-properties fo:font-family="OpenSymbol" style:font-family-complex="OpenSymbol"/>
    </style:style>
    <style:style style:family="text" style:name="T41">
      <style:text-properties fo:font-family="OpenSymbol" style:font-family-complex="OpenSymbol"/>
    </style:style>
    <style:style style:family="text" style:name="T42">
      <style:text-properties fo:font-family="OpenSymbol" style:font-family-complex="OpenSymbol"/>
    </style:style>
    <style:style style:family="text" style:name="T43">
      <style:text-properties fo:font-family="OpenSymbol" style:font-family-complex="OpenSymbol"/>
    </style:style>
    <style:style style:family="text" style:name="T44">
      <style:text-properties fo:font-family="OpenSymbol" style:font-family-complex="OpenSymbol"/>
    </style:style>
    <style:style style:family="text" style:name="T45">
      <style:text-properties fo:font-family="OpenSymbol" style:font-family-complex="OpenSymbol"/>
    </style:style>
    <style:style style:family="text" style:name="T46">
      <style:text-properties fo:font-family="OpenSymbol" style:font-family-complex="OpenSymbol"/>
    </style:style>
    <style:style style:family="text" style:name="T47">
      <style:text-properties fo:font-family="OpenSymbol" style:font-family-complex="OpenSymbol"/>
    </style:style>
    <style:style style:family="text" style:name="T48">
      <style:text-properties fo:font-family="OpenSymbol" style:font-family-complex="OpenSymbol"/>
    </style:style>
    <style:style style:family="text" style:name="T49">
      <style:text-properties fo:font-family="OpenSymbol" style:font-family-complex="OpenSymbol"/>
    </style:style>
    <style:style style:family="text" style:name="T50">
      <style:text-properties fo:font-family="OpenSymbol" style:font-family-complex="OpenSymbol"/>
    </style:style>
    <style:style style:family="text" style:name="T51">
      <style:text-properties fo:font-family="OpenSymbol" style:font-family-complex="OpenSymbol"/>
    </style:style>
    <style:style style:family="text" style:name="T52">
      <style:text-properties fo:font-family="OpenSymbol" style:font-family-complex="OpenSymbol"/>
    </style:style>
    <style:style style:family="text" style:name="T53">
      <style:text-properties fo:font-family="OpenSymbol" style:font-family-complex="OpenSymbol"/>
    </style:style>
    <style:style style:family="text" style:name="T54">
      <style:text-properties fo:font-family="OpenSymbol" style:font-family-complex="OpenSymbol"/>
    </style:style>
    <style:style style:family="text" style:name="T55">
      <style:text-properties fo:font-family="OpenSymbol" style:font-family-complex="OpenSymbol"/>
    </style:style>
    <style:style style:family="text" style:name="T56">
      <style:text-properties fo:font-family="OpenSymbol" style:font-family-complex="OpenSymbol"/>
    </style:style>
    <style:style style:family="text" style:name="T57">
      <style:text-properties fo:font-family="OpenSymbol" style:font-family-complex="OpenSymbol"/>
    </style:style>
    <style:style style:family="text" style:name="T58">
      <style:text-properties fo:font-family="OpenSymbol" style:font-family-complex="OpenSymbol"/>
    </style:style>
    <style:style style:family="text" style:name="T59">
      <style:text-properties fo:font-family="OpenSymbol" style:font-family-complex="OpenSymbol"/>
    </style:style>
    <style:style style:family="text" style:name="T60">
      <style:text-properties fo:font-family="OpenSymbol" style:font-family-complex="OpenSymbol"/>
    </style:style>
    <style:style style:family="text" style:name="T61">
      <style:text-properties fo:font-family="OpenSymbol" style:font-family-complex="OpenSymbol"/>
    </style:style>
    <style:style style:family="text" style:name="T62">
      <style:text-properties fo:font-family="OpenSymbol" style:font-family-complex="OpenSymbol"/>
    </style:style>
    <style:style style:family="text" style:name="T63">
      <style:text-properties fo:font-family="OpenSymbol" style:font-family-complex="OpenSymbol"/>
    </style:style>
    <style:style style:family="text" style:name="T64">
      <style:text-properties fo:font-family="OpenSymbol" style:font-family-complex="OpenSymbol"/>
    </style:style>
    <style:style style:family="text" style:name="T65">
      <style:text-properties fo:font-family="OpenSymbol" style:font-family-complex="OpenSymbol"/>
    </style:style>
    <style:style style:family="text" style:name="T66">
      <style:text-properties fo:font-family="OpenSymbol" style:font-family-complex="OpenSymbol"/>
    </style:style>
    <style:style style:family="text" style:name="T67">
      <style:text-properties fo:font-family="OpenSymbol" style:font-family-complex="OpenSymbol"/>
    </style:style>
    <style:style style:family="text" style:name="T68">
      <style:text-properties fo:font-family="OpenSymbol" style:font-family-complex="OpenSymbol"/>
    </style:style>
    <style:style style:family="text" style:name="T69">
      <style:text-properties fo:font-family="OpenSymbol" style:font-family-complex="OpenSymbol"/>
    </style:style>
    <style:style style:family="text" style:name="T70">
      <style:text-properties fo:font-family="OpenSymbol" style:font-family-complex="OpenSymbol"/>
    </style:style>
    <style:style style:family="text" style:name="T71">
      <style:text-properties fo:font-family="OpenSymbol" style:font-family-complex="OpenSymbol"/>
    </style:style>
    <style:style style:family="text" style:name="T72">
      <style:text-properties fo:font-family="OpenSymbol" style:font-family-complex="OpenSymbol"/>
    </style:style>
    <style:style style:family="text" style:name="T73">
      <style:text-properties fo:font-family="OpenSymbol" style:font-family-complex="OpenSymbol"/>
    </style:style>
    <style:style style:family="text" style:name="T74">
      <style:text-properties fo:font-family="OpenSymbol" style:font-family-complex="OpenSymbol"/>
    </style:style>
    <style:style style:family="text" style:name="T75">
      <style:text-properties fo:font-family="OpenSymbol" style:font-family-complex="OpenSymbol"/>
    </style:style>
    <style:style style:family="text" style:name="T76">
      <style:text-properties fo:font-family="OpenSymbol" style:font-family-complex="OpenSymbol"/>
    </style:style>
    <style:style style:family="text" style:name="T77">
      <style:text-properties fo:font-family="OpenSymbol" style:font-family-complex="OpenSymbol"/>
    </style:style>
    <style:style style:family="text" style:name="T78">
      <style:text-properties fo:font-family="OpenSymbol" style:font-family-complex="OpenSymbol"/>
    </style:style>
    <style:style style:family="text" style:name="T79">
      <style:text-properties fo:font-family="OpenSymbol" style:font-family-complex="OpenSymbol"/>
    </style:style>
    <style:style style:family="text" style:name="T80">
      <style:text-properties fo:font-family="OpenSymbol" style:font-family-complex="OpenSymbol"/>
    </style:style>
    <style:style style:family="text" style:name="T81">
      <style:text-properties fo:font-family="OpenSymbol" style:font-family-complex="OpenSymbol"/>
    </style:style>
    <style:style style:family="text" style:name="T82">
      <style:text-properties fo:font-family="OpenSymbol" style:font-family-complex="OpenSymbol"/>
    </style:style>
    <style:style style:family="text" style:name="T83">
      <style:text-properties fo:font-family="OpenSymbol" style:font-family-complex="OpenSymbol"/>
    </style:style>
    <style:style style:family="text" style:name="T84">
      <style:text-properties fo:font-family="OpenSymbol" style:font-family-complex="OpenSymbol"/>
    </style:style>
    <style:style style:family="text" style:name="T85">
      <style:text-properties fo:font-family="OpenSymbol" style:font-family-complex="OpenSymbol"/>
    </style:style>
    <style:style style:family="text" style:name="T86">
      <style:text-properties fo:font-family="OpenSymbol" style:font-family-complex="OpenSymbol"/>
    </style:style>
    <style:style style:family="text" style:name="T87">
      <style:text-properties fo:font-family="OpenSymbol" style:font-family-complex="OpenSymbol"/>
    </style:style>
    <style:style style:family="text" style:name="T88">
      <style:text-properties fo:font-family="OpenSymbol" style:font-family-complex="OpenSymbol"/>
    </style:style>
    <style:style style:family="text" style:name="T89">
      <style:text-properties fo:font-family="OpenSymbol" style:font-family-complex="OpenSymbol"/>
    </style:style>
    <style:style style:family="text" style:name="T90">
      <style:text-properties fo:font-family="OpenSymbol" style:font-family-complex="OpenSymbol"/>
    </style:style>
    <style:style style:family="text" style:name="T91">
      <style:text-properties fo:font-family="OpenSymbol" style:font-family-complex="OpenSymbol"/>
    </style:style>
    <style:style style:family="text" style:name="T92">
      <style:text-properties fo:font-family="OpenSymbol" style:font-family-complex="OpenSymbol"/>
    </style:style>
    <style:style style:family="text" style:name="T93">
      <style:text-properties fo:font-family="OpenSymbol" style:font-family-complex="OpenSymbol"/>
    </style:style>
    <style:style style:family="text" style:name="T94">
      <style:text-properties fo:font-family="OpenSymbol" style:font-family-complex="OpenSymbol"/>
    </style:style>
    <style:style style:family="text" style:name="T95">
      <style:text-properties fo:font-family="OpenSymbol" style:font-family-complex="OpenSymbol"/>
    </style:style>
    <style:style style:family="text" style:name="T96">
      <style:text-properties fo:font-family="OpenSymbol" style:font-family-complex="OpenSymbol"/>
    </style:style>
    <style:style style:family="text" style:name="T97">
      <style:text-properties fo:font-family="OpenSymbol" style:font-family-complex="OpenSymbol"/>
    </style:style>
    <style:style style:family="text" style:name="T98">
      <style:text-properties fo:font-family="OpenSymbol" style:font-family-complex="OpenSymbol"/>
    </style:style>
    <style:style style:family="text" style:name="T99">
      <style:text-properties fo:font-family="OpenSymbol" style:font-family-complex="OpenSymbol"/>
    </style:style>
    <style:style style:family="text" style:name="T100">
      <style:text-properties fo:font-family="Symbol" style:font-family-complex="Symbol"/>
    </style:style>
    <style:style style:family="text" style:name="T101">
      <style:text-properties fo:font-family="Courier New" style:font-family-complex="Courier New"/>
    </style:style>
    <style:style style:family="text" style:name="T102">
      <style:text-properties fo:font-family="Wingdings" style:font-family-complex="Wingdings"/>
    </style:style>
    <style:style style:family="text" style:name="T103">
      <style:text-properties fo:font-family="Symbol" style:font-family-complex="Symbol"/>
    </style:style>
    <style:style style:family="text" style:name="T104">
      <style:text-properties fo:font-family="Courier New" style:font-family-complex="Courier New"/>
    </style:style>
    <style:style style:family="text" style:name="T105">
      <style:text-properties fo:font-family="Wingdings" style:font-family-complex="Wingdings"/>
    </style:style>
    <style:style style:family="text" style:name="T106">
      <style:text-properties fo:font-family="Symbol" style:font-family-complex="Symbol"/>
    </style:style>
    <style:style style:family="text" style:name="T107">
      <style:text-properties fo:font-family="Courier New" style:font-family-complex="Courier New"/>
    </style:style>
    <style:style style:family="text" style:name="T108">
      <style:text-properties fo:font-family="Wingdings" style:font-family-complex="Wingdings"/>
    </style:style>
    <style:style style:family="text" style:name="T109">
      <style:text-properties fo:font-family="Symbol" style:font-family-complex="Symbol"/>
    </style:style>
    <style:style style:family="text" style:name="T110">
      <style:text-properties fo:font-family="Courier New" style:font-family-complex="Courier New"/>
    </style:style>
    <style:style style:family="text" style:name="T111">
      <style:text-properties fo:font-family="Wingdings" style:font-family-complex="Wingdings"/>
    </style:style>
    <style:style style:family="text" style:name="T112">
      <style:text-properties fo:font-family="Symbol" style:font-family-complex="Symbol"/>
    </style:style>
    <style:style style:family="text" style:name="T113">
      <style:text-properties fo:font-family="Courier New" style:font-family-complex="Courier New"/>
    </style:style>
    <style:style style:family="text" style:name="T114">
      <style:text-properties fo:font-family="Wingdings" style:font-family-complex="Wingdings"/>
    </style:style>
    <style:style style:family="text" style:name="T115">
      <style:text-properties fo:font-family="Symbol" style:font-family-complex="Symbol"/>
    </style:style>
    <style:style style:family="text" style:name="T116">
      <style:text-properties fo:font-family="Courier New" style:font-family-complex="Courier New"/>
    </style:style>
    <style:style style:family="text" style:name="T117">
      <style:text-properties fo:font-family="Wingdings" style:font-family-complex="Wingdings"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/>
    </style:style>
    <style:style style:family="text" style:name="T146">
      <style:text-properties/>
    </style:style>
    <style:style style:family="text" style:name="T147">
      <style:text-properties/>
    </style:style>
    <style:style style:family="text" style:name="T148">
      <style:text-properties/>
    </style:style>
    <style:style style:family="text" style:name="T149">
      <style:text-properties/>
    </style:style>
    <style:style style:family="text" style:name="T150">
      <style:text-properties/>
    </style:style>
    <style:style style:family="text" style:name="T151">
      <style:text-properties/>
    </style:style>
    <style:style style:family="text" style:name="T152">
      <style:text-properties/>
    </style:style>
    <style:style style:family="text" style:name="T153">
      <style:text-properties/>
    </style:style>
    <style:style style:family="text" style:name="T154">
      <style:text-properties/>
    </style:style>
    <style:style style:family="text" style:name="T155">
      <style:text-properties/>
    </style:style>
    <style:style style:family="text" style:name="T156">
      <style:text-properties/>
    </style:style>
    <style:style style:family="text" style:name="T157">
      <style:text-properties/>
    </style:style>
    <style:style style:family="text" style:name="T158">
      <style:text-properties/>
    </style:style>
    <style:style style:family="text" style:name="T159">
      <style:text-properties/>
    </style:style>
    <style:style style:family="text" style:name="T160">
      <style:text-properties/>
    </style:style>
    <style:style style:family="text" style:name="T161">
      <style:text-properties/>
    </style:style>
    <style:style style:family="text" style:name="T162">
      <style:text-properties/>
    </style:style>
    <style:style style:family="text" style:name="T163">
      <style:text-properties/>
    </style:style>
    <style:style style:family="text" style:name="T164">
      <style:text-properties/>
    </style:style>
    <style:style style:family="text" style:name="T165">
      <style:text-properties/>
    </style:style>
    <style:style style:family="text" style:name="T166">
      <style:text-properties/>
    </style:style>
    <style:style style:family="text" style:name="T167">
      <style:text-properties/>
    </style:style>
    <style:style style:family="text" style:name="T168">
      <style:text-properties/>
    </style:style>
    <style:style style:family="text" style:name="T169">
      <style:text-properties/>
    </style:style>
    <style:style style:family="text" style:name="T170">
      <style:text-properties/>
    </style:style>
    <style:style style:family="text" style:name="T171">
      <style:text-properties/>
    </style:style>
    <style:style style:family="text" style:name="T172">
      <style:text-properties/>
    </style:style>
    <style:style style:family="text" style:name="T173">
      <style:text-properties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/>
    </style:style>
    <style:style style:family="text" style:name="T180">
      <style:text-properties/>
    </style:style>
    <style:style style:family="text" style:name="T181">
      <style:text-properties/>
    </style:style>
    <style:style style:family="text" style:name="T182">
      <style:text-properties/>
    </style:style>
    <style:style style:family="text" style:name="T183">
      <style:text-properties/>
    </style:style>
    <style:style style:family="text" style:name="T184">
      <style:text-properties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/>
    </style:style>
    <style:style style:family="text" style:name="T200">
      <style:text-properties/>
    </style:style>
    <style:style style:family="text" style:name="T201">
      <style:text-properties/>
    </style:style>
    <style:style style:family="text" style:name="T202">
      <style:text-properties/>
    </style:style>
    <style:style style:family="text" style:name="T203">
      <style:text-properties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style:style style:family="text" style:name="T226"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text" style:name="T242">
      <style:text-properties/>
    </style:style>
    <style:style style:family="text" style:name="T243">
      <style:text-properties/>
    </style:style>
    <style:style style:family="text" style:name="T244">
      <style:text-properties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text" style:name="T249">
      <style:text-properties/>
    </style:style>
    <style:style style:family="text" style:name="T250">
      <style:text-properties/>
    </style:style>
    <style:style style:family="text" style:name="T251">
      <style:text-properties/>
    </style:style>
    <style:style style:family="text" style:name="T252">
      <style:text-properties/>
    </style:style>
    <style:style style:family="text" style:name="T253">
      <style:text-properties/>
    </style:style>
    <style:style style:family="text" style:name="T254">
      <style:text-properties/>
    </style:style>
    <style:style style:family="text" style:name="T255">
      <style:text-properties/>
    </style:style>
    <style:style style:family="text" style:name="T256">
      <style:text-properties/>
    </style:style>
    <style:style style:family="text" style:name="T257">
      <style:text-properties/>
    </style:style>
    <style:style style:family="text" style:name="T258">
      <style:text-properties/>
    </style:style>
    <style:style style:family="text" style:name="T259">
      <style:text-properties/>
    </style:style>
    <style:style style:family="text" style:name="T260">
      <style:text-properties/>
    </style:style>
    <style:style style:family="text" style:name="T261">
      <style:text-properties/>
    </style:style>
    <style:style style:family="text" style:name="T262">
      <style:text-properties/>
    </style:style>
    <style:style style:family="text" style:name="T263">
      <style:text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/>
    </style:style>
    <style:style style:family="text" style:name="T267">
      <style:text-properties/>
    </style:style>
    <style:style style:family="text" style:name="T268">
      <style:text-properties/>
    </style:style>
    <style:style style:family="text" style:name="T269">
      <style:text-properties/>
    </style:style>
    <style:style style:family="text" style:name="T270">
      <style:text-properties/>
    </style:style>
    <style:style style:family="text" style:name="T271">
      <style:text-properties fo:font-family="Symbol" style:font-family-complex="Symbol"/>
    </style:style>
    <style:style style:family="text" style:name="T272">
      <style:text-properties fo:font-family="Courier New" style:font-family-complex="Courier New"/>
    </style:style>
    <style:style style:family="text" style:name="T273">
      <style:text-properties fo:font-family="Wingdings" style:font-family-complex="Wingdings"/>
    </style:style>
    <style:style style:family="text" style:name="T274">
      <style:text-properties fo:font-family="Symbol" style:font-family-complex="Symbol"/>
    </style:style>
    <style:style style:family="text" style:name="T275">
      <style:text-properties fo:font-family="Courier New" style:font-family-complex="Courier New"/>
    </style:style>
    <style:style style:family="text" style:name="T276">
      <style:text-properties fo:font-family="Wingdings" style:font-family-complex="Wingdings"/>
    </style:style>
    <style:style style:family="text" style:name="T277">
      <style:text-properties fo:font-family="Symbol" style:font-family-complex="Symbol"/>
    </style:style>
    <style:style style:family="text" style:name="T278">
      <style:text-properties fo:font-family="Courier New" style:font-family-complex="Courier New"/>
    </style:style>
    <style:style style:family="text" style:name="T279">
      <style:text-properties fo:font-family="Wingdings" style:font-family-complex="Wingdings"/>
    </style:style>
    <style:style style:family="text" style:name="T280">
      <style:text-properties fo:font-family="Symbol" style:font-family-complex="Symbol"/>
    </style:style>
    <style:style style:family="text" style:name="T281">
      <style:text-properties fo:font-family="Courier New" style:font-family-complex="Courier New"/>
    </style:style>
    <style:style style:family="text" style:name="T282">
      <style:text-properties fo:font-family="Wingdings" style:font-family-complex="Wingdings"/>
    </style:style>
    <style:style style:family="text" style:name="T283">
      <style:text-properties fo:font-family="Symbol" style:font-family-complex="Symbol"/>
    </style:style>
    <style:style style:family="text" style:name="T284">
      <style:text-properties fo:font-family="Courier New" style:font-family-complex="Courier New"/>
    </style:style>
    <style:style style:family="text" style:name="T285">
      <style:text-properties fo:font-family="Wingdings" style:font-family-complex="Wingdings"/>
    </style:style>
    <style:style style:family="text" style:name="T286">
      <style:text-properties fo:font-family="Symbol" style:font-family-complex="Symbol"/>
    </style:style>
    <style:style style:family="text" style:name="T287">
      <style:text-properties fo:font-family="Courier New" style:font-family-complex="Courier New"/>
    </style:style>
    <style:style style:family="text" style:name="T288">
      <style:text-properties fo:font-family="Wingdings" style:font-family-complex="Wingdings"/>
    </style:style>
    <style:style style:family="text" style:name="T289">
      <style:text-properties fo:font-family="Symbol" style:font-family-complex="Symbol"/>
    </style:style>
    <style:style style:family="text" style:name="T290">
      <style:text-properties fo:font-family="Courier New" style:font-family-complex="Courier New"/>
    </style:style>
    <style:style style:family="text" style:name="T291">
      <style:text-properties fo:font-family="Wingdings" style:font-family-complex="Wingdings"/>
    </style:style>
    <style:style style:family="text" style:name="T292">
      <style:text-properties fo:font-family="Symbol" style:font-family-complex="Symbol"/>
    </style:style>
    <style:style style:family="text" style:name="T293">
      <style:text-properties fo:font-family="Courier New" style:font-family-complex="Courier New"/>
    </style:style>
    <style:style style:family="text" style:name="T294">
      <style:text-properties fo:font-family="Wingdings" style:font-family-complex="Wingdings"/>
    </style:style>
    <style:style style:family="text" style:name="T295">
      <style:text-properties fo:font-family="Symbol" style:font-family-complex="Symbol"/>
    </style:style>
    <style:style style:family="text" style:name="T296">
      <style:text-properties fo:font-family="Courier New" style:font-family-complex="Courier New"/>
    </style:style>
    <style:style style:family="text" style:name="T297">
      <style:text-properties fo:font-family="Wingdings" style:font-family-complex="Wingdings"/>
    </style:style>
    <style:style style:family="text" style:name="T298">
      <style:text-properties fo:font-family="Symbol" style:font-family-complex="Symbol"/>
    </style:style>
    <style:style style:family="text" style:name="T299">
      <style:text-properties fo:font-family="Courier New" style:font-family-complex="Courier New"/>
    </style:style>
    <style:style style:family="text" style:name="T300">
      <style:text-properties fo:font-family="Wingdings" style:font-family-complex="Wingdings"/>
    </style:style>
    <style:style style:family="text" style:name="T301">
      <style:text-properties fo:font-family="Symbol" style:font-family-complex="Symbol"/>
    </style:style>
    <style:style style:family="text" style:name="T302">
      <style:text-properties fo:font-family="Courier New" style:font-family-complex="Courier New"/>
    </style:style>
    <style:style style:family="text" style:name="T303">
      <style:text-properties fo:font-family="Wingdings" style:font-family-complex="Wingdings"/>
    </style:style>
    <style:style style:family="text" style:name="T304">
      <style:text-properties fo:font-family="Symbol" style:font-family-complex="Symbol"/>
    </style:style>
    <style:style style:family="text" style:name="T305">
      <style:text-properties fo:font-family="Courier New" style:font-family-complex="Courier New"/>
    </style:style>
    <style:style style:family="text" style:name="T306">
      <style:text-properties fo:font-family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2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3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4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 style:font-family-complex="OpenSymbol"/>
      </text:list-level-style-bullet>
      <text:list-level-style-bullet text:level="5" text:style-name="T5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6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7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 style:font-family-complex="OpenSymbol"/>
      </text:list-level-style-bullet>
      <text:list-level-style-bullet text:level="8" text:style-name="T8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9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2">
      <text:list-level-style-bullet text:level="1" text:style-name="T10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11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12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13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 style:font-family-complex="OpenSymbol"/>
      </text:list-level-style-bullet>
      <text:list-level-style-bullet text:level="5" text:style-name="T14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15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16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 style:font-family-complex="OpenSymbol"/>
      </text:list-level-style-bullet>
      <text:list-level-style-bullet text:level="8" text:style-name="T17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18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3">
      <text:list-level-style-bullet text:level="1" text:style-name="T19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20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21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22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 style:font-family-complex="OpenSymbol"/>
      </text:list-level-style-bullet>
      <text:list-level-style-bullet text:level="5" text:style-name="T23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24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25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 style:font-family-complex="OpenSymbol"/>
      </text:list-level-style-bullet>
      <text:list-level-style-bullet text:level="8" text:style-name="T26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27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4">
      <text:list-level-style-bullet text:level="1" text:style-name="T28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29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30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31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 style:font-family-complex="OpenSymbol"/>
      </text:list-level-style-bullet>
      <text:list-level-style-bullet text:level="5" text:style-name="T32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33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34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 style:font-family-complex="OpenSymbol"/>
      </text:list-level-style-bullet>
      <text:list-level-style-bullet text:level="8" text:style-name="T35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36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5">
      <text:list-level-style-bullet text:level="1" text:style-name="T37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38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39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40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 style:font-family-complex="OpenSymbol"/>
      </text:list-level-style-bullet>
      <text:list-level-style-bullet text:level="5" text:style-name="T41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42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43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 style:font-family-complex="OpenSymbol"/>
      </text:list-level-style-bullet>
      <text:list-level-style-bullet text:level="8" text:style-name="T44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45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6">
      <text:list-level-style-bullet text:level="1" text:style-name="T46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47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48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49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 style:font-family-complex="OpenSymbol"/>
      </text:list-level-style-bullet>
      <text:list-level-style-bullet text:level="5" text:style-name="T50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51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52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 style:font-family-complex="OpenSymbol"/>
      </text:list-level-style-bullet>
      <text:list-level-style-bullet text:level="8" text:style-name="T53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54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7">
      <text:list-level-style-bullet text:level="1" text:style-name="T55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56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57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58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 style:font-family-complex="OpenSymbol"/>
      </text:list-level-style-bullet>
      <text:list-level-style-bullet text:level="5" text:style-name="T59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60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61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 style:font-family-complex="OpenSymbol"/>
      </text:list-level-style-bullet>
      <text:list-level-style-bullet text:level="8" text:style-name="T62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63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8">
      <text:list-level-style-bullet text:level="1" text:style-name="T64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65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66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67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 style:font-family-complex="OpenSymbol"/>
      </text:list-level-style-bullet>
      <text:list-level-style-bullet text:level="5" text:style-name="T68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69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70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 style:font-family-complex="OpenSymbol"/>
      </text:list-level-style-bullet>
      <text:list-level-style-bullet text:level="8" text:style-name="T71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72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9">
      <text:list-level-style-bullet text:level="1" text:style-name="T73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74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75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76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 style:font-family-complex="OpenSymbol"/>
      </text:list-level-style-bullet>
      <text:list-level-style-bullet text:level="5" text:style-name="T77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78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79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 style:font-family-complex="OpenSymbol"/>
      </text:list-level-style-bullet>
      <text:list-level-style-bullet text:level="8" text:style-name="T80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81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10">
      <text:list-level-style-bullet text:level="1" text:style-name="T82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83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84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85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 style:font-family-complex="OpenSymbol"/>
      </text:list-level-style-bullet>
      <text:list-level-style-bullet text:level="5" text:style-name="T86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87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88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 style:font-family-complex="OpenSymbol"/>
      </text:list-level-style-bullet>
      <text:list-level-style-bullet text:level="8" text:style-name="T89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90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11">
      <text:list-level-style-bullet text:level="1" text:style-name="T91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92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93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94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 style:font-family-complex="OpenSymbol"/>
      </text:list-level-style-bullet>
      <text:list-level-style-bullet text:level="5" text:style-name="T95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96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97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 style:font-family-complex="OpenSymbol"/>
      </text:list-level-style-bullet>
      <text:list-level-style-bullet text:level="8" text:style-name="T98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99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12">
      <text:list-level-style-bullet text:level="1" text:style-name="T100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02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03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05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06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08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3">
      <text:list-level-style-bullet text:level="1" text:style-name="T109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11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12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14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15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17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4">
      <text:list-level-style-bullet text:level="1" text:style-name="T118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119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120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121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122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123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124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125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126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15">
      <text:list-level-style-bullet text:level="1" text:style-name="T127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128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129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130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131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132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133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134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135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16">
      <text:list-level-style-bullet text:level="1" text:style-name="T136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137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138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139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140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141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142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143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144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17">
      <text:list-level-style-bullet text:level="1" text:style-name="T145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146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147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148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149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150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151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152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153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18">
      <text:list-level-style-bullet text:level="1" text:style-name="T154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155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156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157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158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159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160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161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162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19">
      <text:list-level-style-bullet text:level="1" text:style-name="T163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164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165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166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167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168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169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170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171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0">
      <text:list-level-style-bullet text:level="1" text:style-name="T172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173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174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175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176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177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178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179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180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1">
      <text:list-level-style-bullet text:level="1" text:style-name="T181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182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183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184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185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186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187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188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189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2">
      <text:list-level-style-bullet text:level="1" text:style-name="T190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191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192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193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194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195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196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197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198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3">
      <text:list-level-style-bullet text:level="1" text:style-name="T199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00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201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202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203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204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205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206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207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4">
      <text:list-level-style-bullet text:level="1" text:style-name="T208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09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210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211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212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213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214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215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216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5">
      <text:list-level-style-bullet text:level="1" text:style-name="T217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18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219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220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221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222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223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224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225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6">
      <text:list-level-style-bullet text:level="1" text:style-name="T226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27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228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229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230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231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232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233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234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7">
      <text:list-level-style-bullet text:level="1" text:style-name="T235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36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237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238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239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240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241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242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243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8">
      <text:list-level-style-bullet text:level="1" text:style-name="T244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45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246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247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248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249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250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251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252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9">
      <text:list-level-style-bullet text:level="1" text:style-name="T253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54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255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256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257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258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259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260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261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30">
      <text:list-level-style-bullet text:level="1" text:style-name="T26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6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6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6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6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6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6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6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70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2.5cm"/>
        </style:list-level-properties>
        <style:text-properties fo:font-family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2.68cm"/>
        </style:list-level-properties>
        <style:text-properties fo:font-family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1.289cm"/>
        </style:list-level-properties>
        <style:text-properties fo:font-family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2.56cm"/>
        </style:list-level-properties>
        <style:text-properties fo:font-family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3.83cm"/>
        </style:list-level-properties>
        <style:text-properties fo:font-family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5.1cm"/>
        </style:list-level-properties>
        <style:text-properties fo:font-family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6.37cm"/>
        </style:list-level-properties>
        <style:text-properties fo:font-family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7.64cm"/>
        </style:list-level-properties>
        <style:text-properties fo:font-family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8.91cm"/>
        </style:list-level-properties>
        <style:text-properties fo:font-family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0.18cm"/>
        </style:list-level-properties>
        <style:text-properties fo:font-family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  <meta:creation-date>2023-10-29T11:15:00Z</meta:creation-date>
  </office:meta>
</office:document-meta>
</file>